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6354in"/>
    </style:style>
    <style:style style:name="co18" style:family="table-column">
      <style:table-column-properties fo:break-before="auto" style:column-width="0.8283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2709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65in"/>
    </style:style>
    <style:style style:name="co24" style:family="table-column">
      <style:table-column-properties fo:break-before="auto" style:column-width="0.4953in"/>
    </style:style>
    <style:style style:name="co25" style:family="table-column">
      <style:table-column-properties fo:break-before="auto" style:column-width="1.0909in"/>
    </style:style>
    <style:style style:name="co26" style:family="table-column">
      <style:table-column-properties fo:break-before="auto" style:column-width="0.5902in"/>
    </style:style>
    <style:style style:name="co27" style:family="table-column">
      <style:table-column-properties fo:break-before="auto" style:column-width="0.5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wrap-option="wrap"/>
      <style:text-properties style:font-name="Calibri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Calibri" fo:font-size="9pt" style:font-size-asian="9pt" style:font-size-complex="9pt"/>
    </style:style>
    <style:style style:name="ce14" style:family="table-cell" style:parent-style-name="Default">
      <style:text-properties style:font-name="Calibri" fo:font-size="9pt" style:font-size-asian="9pt" style:font-size-complex="9pt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Calibri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Calibri" fo:font-size="9pt" style:font-size-asian="9pt" style:font-size-complex="9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le_S8_Month_mean_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em_meany</text:p>
          </table:table-cell>
          <table:table-cell office:value-type="string" calcext:value-type="string">
            <text:p>Tem_sdy</text:p>
          </table:table-cell>
          <table:table-cell office:value-type="string" calcext:value-type="string">
            <text:p>Tem_max</text:p>
          </table:table-cell>
          <table:table-cell office:value-type="string" calcext:value-type="string">
            <text:p>Tem_min</text:p>
          </table:table-cell>
          <table:table-cell office:value-type="string" calcext:value-type="string">
            <text:p>Tem_diff</text:p>
          </table:table-cell>
          <table:table-cell/>
          <table:table-cell office:value-type="string" calcext:value-type="string">
            <text:p>Zone</text:p>
          </table:table-cell>
          <table:table-cell office:value-type="string" calcext:value-type="string">
            <text:p>Sub_region</text:p>
          </table:table-cell>
          <table:table-cell office:value-type="string" calcext:value-type="string">
            <text:p>Yearly mean</text:p>
          </table:table-cell>
          <table:table-cell table:style-name="Default" office:value-type="string" calcext:value-type="string">
            <text:p>Monthly max</text:p>
          </table:table-cell>
          <table:table-cell table:style-name="Default" office:value-type="string" calcext:value-type="string">
            <text:p>Monthly min</text:p>
          </table:table-cell>
          <table:table-cell table:style-name="Default" office:value-type="string" calcext:value-type="string">
            <text:p>Range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3.11" calcext:value-type="float">
            <text:p>3.11</text:p>
          </table:table-cell>
          <table:table-cell office:value-type="float" office:value="31.37" calcext:value-type="float">
            <text:p>31.37</text:p>
          </table:table-cell>
          <table:table-cell office:value-type="float" office:value="22.61" calcext:value-type="float">
            <text:p>22.61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3]; &quot; + (&quot;; [.B3]; &quot;)&quot;)" office:value-type="string" office:string-value="26.76 + (3.11)" calcext:value-type="string">
            <text:p>26.76 + (3.11)</text:p>
          </table:table-cell>
          <table:table-cell table:formula="of:=[.C3]" office:value-type="float" office:value="31.37" calcext:value-type="float">
            <text:p>31.37</text:p>
          </table:table-cell>
          <table:table-cell table:formula="of:=[.D3]" office:value-type="float" office:value="22.61" calcext:value-type="float">
            <text:p>22.61</text:p>
          </table:table-cell>
          <table:table-cell table:formula="of:=[.E3]" office:value-type="float" office:value="8.76" calcext:value-type="float">
            <text:p>8.76</text:p>
          </table:table-cell>
          <table:table-cell table:formula="of:=CONCATENATE([.A7]; &quot; + (&quot;; [.B7]; &quot;)&quot;)" office:value-type="string" office:string-value="27.05 + (2.53)" calcext:value-type="string">
            <text:p>27.05 + (2.53)</text:p>
          </table:table-cell>
          <table:table-cell table:style-name="ce2" table:formula="of:=[.C7]" office:value-type="float" office:value="30.88" calcext:value-type="float">
            <text:p>30.88</text:p>
          </table:table-cell>
          <table:table-cell table:style-name="ce2" table:formula="of:=[.D7]" office:value-type="float" office:value="23.61" calcext:value-type="float">
            <text:p>23.61</text:p>
          </table:table-cell>
          <table:table-cell table:style-name="ce2" table:formula="of:=[.E7]" office:value-type="float" office:value="7.27" calcext:value-type="float">
            <text:p>7.27</text:p>
          </table:table-cell>
          <table:table-cell table:formula="of:=CONCATENATE([.A11]; &quot; + (&quot;; [.B11]; &quot;)&quot;)" office:value-type="string" office:string-value="27.36 + (2.37)" calcext:value-type="string">
            <text:p>27.36 + (2.37)</text:p>
          </table:table-cell>
          <table:table-cell table:style-name="ce2" table:formula="of:=[.C11]" office:value-type="float" office:value="30.69" calcext:value-type="float">
            <text:p>30.69</text:p>
          </table:table-cell>
          <table:table-cell table:style-name="ce2" table:formula="of:=[.D11]" office:value-type="float" office:value="23.87" calcext:value-type="float">
            <text:p>23.87</text:p>
          </table:table-cell>
          <table:table-cell table:style-name="ce2" table:formula="of:=[.E11]" office:value-type="float" office:value="6.83" calcext:value-type="float">
            <text:p>6.83</text:p>
          </table:table-cell>
          <table:table-cell table:number-columns-repeated="24"/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3.46" calcext:value-type="float">
            <text:p>3.46</text:p>
          </table:table-cell>
          <table:table-cell office:value-type="float" office:value="31.6" calcext:value-type="float">
            <text:p>31.6</text:p>
          </table:table-cell>
          <table:table-cell office:value-type="float" office:value="21.88" calcext:value-type="float">
            <text:p>21.88</text:p>
          </table:table-cell>
          <table:table-cell office:value-type="float" office:value="9.72" calcext:value-type="float">
            <text:p>9.72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4]; &quot; + (&quot;; [.B4]; &quot;)&quot;)" office:value-type="string" office:string-value="27.05 + (3.46)" calcext:value-type="string">
            <text:p>27.05 + (3.46)</text:p>
          </table:table-cell>
          <table:table-cell table:formula="of:=[.C4]" office:value-type="float" office:value="31.6" calcext:value-type="float">
            <text:p>31.60</text:p>
          </table:table-cell>
          <table:table-cell table:formula="of:=[.D4]" office:value-type="float" office:value="21.88" calcext:value-type="float">
            <text:p>21.88</text:p>
          </table:table-cell>
          <table:table-cell table:formula="of:=[.E4]" office:value-type="float" office:value="9.72" calcext:value-type="float">
            <text:p>9.72</text:p>
          </table:table-cell>
          <table:table-cell table:formula="of:=CONCATENATE([.A8]; &quot; + (&quot;; [.B8]; &quot;)&quot;)" office:value-type="string" office:string-value="27.24 + (2.71)" calcext:value-type="string">
            <text:p>27.24 + (2.71)</text:p>
          </table:table-cell>
          <table:table-cell table:style-name="ce2" table:formula="of:=[.C8]" office:value-type="float" office:value="30.75" calcext:value-type="float">
            <text:p>30.75</text:p>
          </table:table-cell>
          <table:table-cell table:style-name="ce2" table:formula="of:=[.D8]" office:value-type="float" office:value="23.45" calcext:value-type="float">
            <text:p>23.45</text:p>
          </table:table-cell>
          <table:table-cell table:style-name="ce2" table:formula="of:=[.E8]" office:value-type="float" office:value="7.3" calcext:value-type="float">
            <text:p>7.30</text:p>
          </table:table-cell>
          <table:table-cell table:formula="of:=CONCATENATE([.A12]; &quot; + (&quot;; [.B12]; &quot;)&quot;)" office:value-type="string" office:string-value="27.36 + (2.51)" calcext:value-type="string">
            <text:p>27.36 + (2.51)</text:p>
          </table:table-cell>
          <table:table-cell table:style-name="ce2" table:formula="of:=[.C12]" office:value-type="float" office:value="30.59" calcext:value-type="float">
            <text:p>30.59</text:p>
          </table:table-cell>
          <table:table-cell table:style-name="ce2" table:formula="of:=[.D12]" office:value-type="float" office:value="23.35" calcext:value-type="float">
            <text:p>23.35</text:p>
          </table:table-cell>
          <table:table-cell table:style-name="ce2" table:formula="of:=[.E12]" office:value-type="float" office:value="7.24" calcext:value-type="float">
            <text:p>7.24</text:p>
          </table:table-cell>
          <table:table-cell table:formula="of:=CONCATENATE([.A15]; &quot; + (&quot;; [.B15]; &quot;)&quot;)" office:value-type="string" office:string-value="27.39 + (2.39)" calcext:value-type="string">
            <text:p>27.39 + (2.39)</text:p>
          </table:table-cell>
          <table:table-cell table:style-name="ce2" table:formula="of:=[.C15]" office:value-type="float" office:value="30.55" calcext:value-type="float">
            <text:p>30.55</text:p>
          </table:table-cell>
          <table:table-cell table:style-name="ce2" table:formula="of:=[.D15]" office:value-type="float" office:value="23.26" calcext:value-type="float">
            <text:p>23.26</text:p>
          </table:table-cell>
          <table:table-cell table:style-name="ce2" table:formula="of:=[.E15]" office:value-type="float" office:value="7.29" calcext:value-type="float">
            <text:p>7.29</text:p>
          </table:table-cell>
          <table:table-cell table:number-columns-repeated="20"/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3.25" calcext:value-type="float">
            <text:p>3.25</text:p>
          </table:table-cell>
          <table:table-cell office:value-type="float" office:value="31.46" calcext:value-type="float">
            <text:p>31.46</text:p>
          </table:table-cell>
          <table:table-cell office:value-type="float" office:value="22.45" calcext:value-type="float">
            <text:p>22.45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5]; &quot; + (&quot;; [.B5]; &quot;)&quot;)" office:value-type="string" office:string-value="27.06 + (3.25)" calcext:value-type="string">
            <text:p>27.06 + (3.25)</text:p>
          </table:table-cell>
          <table:table-cell table:formula="of:=[.C5]" office:value-type="float" office:value="31.46" calcext:value-type="float">
            <text:p>31.46</text:p>
          </table:table-cell>
          <table:table-cell table:formula="of:=[.D5]" office:value-type="float" office:value="22.45" calcext:value-type="float">
            <text:p>22.45</text:p>
          </table:table-cell>
          <table:table-cell table:formula="of:=[.E5]" office:value-type="float" office:value="9.02" calcext:value-type="float">
            <text:p>9.02</text:p>
          </table:table-cell>
          <table:table-cell table:formula="of:=CONCATENATE([.A9]; &quot; + (&quot;; [.B9]; &quot;)&quot;)" office:value-type="string" office:string-value="27.31 + (2.92)" calcext:value-type="string">
            <text:p>27.31 + (2.92)</text:p>
          </table:table-cell>
          <table:table-cell table:style-name="ce2" table:formula="of:=[.C9]" office:value-type="float" office:value="31.23" calcext:value-type="float">
            <text:p>31.23</text:p>
          </table:table-cell>
          <table:table-cell table:style-name="ce2" table:formula="of:=[.D9]" office:value-type="float" office:value="23.5" calcext:value-type="float">
            <text:p>23.50</text:p>
          </table:table-cell>
          <table:table-cell table:style-name="ce2" table:formula="of:=[.E9]" office:value-type="float" office:value="7.73" calcext:value-type="float">
            <text:p>7.73</text:p>
          </table:table-cell>
          <table:table-cell table:formula="of:=CONCATENATE([.A13]; &quot; + (&quot;; [.B13]; &quot;)&quot;)" office:value-type="string" office:string-value="27.3 + (2.54)" calcext:value-type="string">
            <text:p>27.3 + (2.54)</text:p>
          </table:table-cell>
          <table:table-cell table:style-name="ce2" table:formula="of:=[.C13]" office:value-type="float" office:value="30.5" calcext:value-type="float">
            <text:p>30.50</text:p>
          </table:table-cell>
          <table:table-cell table:style-name="ce2" table:formula="of:=[.D13]" office:value-type="float" office:value="22.95" calcext:value-type="float">
            <text:p>22.95</text:p>
          </table:table-cell>
          <table:table-cell table:style-name="ce2" table:formula="of:=[.E13]" office:value-type="float" office:value="7.55" calcext:value-type="float">
            <text:p>7.55</text:p>
          </table:table-cell>
          <table:table-cell table:formula="of:=CONCATENATE([.A16]; &quot; + (&quot;; [.B16]; &quot;)&quot;)" office:value-type="string" office:string-value="27.46 + (2.23)" calcext:value-type="string">
            <text:p>27.46 + (2.23)</text:p>
          </table:table-cell>
          <table:table-cell table:style-name="ce2" table:formula="of:=[.C16]" office:value-type="float" office:value="30.3" calcext:value-type="float">
            <text:p>30.30</text:p>
          </table:table-cell>
          <table:table-cell table:style-name="ce2" table:formula="of:=[.D16]" office:value-type="float" office:value="23.79" calcext:value-type="float">
            <text:p>23.79</text:p>
          </table:table-cell>
          <table:table-cell table:style-name="ce2" table:formula="of:=[.E16]" office:value-type="float" office:value="6.51" calcext:value-type="float">
            <text:p>6.51</text:p>
          </table:table-cell>
          <table:table-cell table:number-columns-repeated="20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3.29" calcext:value-type="float">
            <text:p>3.29</text:p>
          </table:table-cell>
          <table:table-cell office:value-type="float" office:value="31.38" calcext:value-type="float">
            <text:p>31.38</text:p>
          </table:table-cell>
          <table:table-cell office:value-type="float" office:value="21.85" calcext:value-type="float">
            <text:p>21.85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6]; &quot; + (&quot;; [.B6]; &quot;)&quot;)" office:value-type="string" office:string-value="26.85 + (3.29)" calcext:value-type="string">
            <text:p>26.85 + (3.29)</text:p>
          </table:table-cell>
          <table:table-cell table:formula="of:=[.C6]" office:value-type="float" office:value="31.38" calcext:value-type="float">
            <text:p>31.38</text:p>
          </table:table-cell>
          <table:table-cell table:formula="of:=[.D6]" office:value-type="float" office:value="21.85" calcext:value-type="float">
            <text:p>21.85</text:p>
          </table:table-cell>
          <table:table-cell table:formula="of:=[.E6]" office:value-type="float" office:value="9.53" calcext:value-type="float">
            <text:p>9.53</text:p>
          </table:table-cell>
          <table:table-cell table:formula="of:=CONCATENATE([.A10]; &quot; + (&quot;; [.B10]; &quot;)&quot;)" office:value-type="string" office:string-value="27.23 + (2.85)" calcext:value-type="string">
            <text:p>27.23 + (2.85)</text:p>
          </table:table-cell>
          <table:table-cell table:style-name="ce2" table:formula="of:=[.C10]" office:value-type="float" office:value="31.01" calcext:value-type="float">
            <text:p>31.01</text:p>
          </table:table-cell>
          <table:table-cell table:style-name="ce2" table:formula="of:=[.D10]" office:value-type="float" office:value="23.17" calcext:value-type="float">
            <text:p>23.17</text:p>
          </table:table-cell>
          <table:table-cell table:style-name="ce2" table:formula="of:=[.E10]" office:value-type="float" office:value="7.84" calcext:value-type="float">
            <text:p>7.84</text:p>
          </table:table-cell>
          <table:table-cell table:formula="of:=CONCATENATE([.A14]; &quot; + (&quot;; [.B14]; &quot;)&quot;)" office:value-type="string" office:string-value="27.16 + (2.48)" calcext:value-type="string">
            <text:p>27.16 + (2.48)</text:p>
          </table:table-cell>
          <table:table-cell table:style-name="ce2" table:formula="of:=[.C14]" office:value-type="float" office:value="30.32" calcext:value-type="float">
            <text:p>30.32</text:p>
          </table:table-cell>
          <table:table-cell table:style-name="ce2" table:formula="of:=[.D14]" office:value-type="float" office:value="22.68" calcext:value-type="float">
            <text:p>22.68</text:p>
          </table:table-cell>
          <table:table-cell table:style-name="ce2" table:formula="of:=[.E14]" office:value-type="float" office:value="7.63" calcext:value-type="float">
            <text:p>7.63</text:p>
          </table:table-cell>
          <table:table-cell table:formula="of:=CONCATENATE([.A17]; &quot; + (&quot;; [.B17]; &quot;)&quot;)" office:value-type="string" office:string-value="27.38 + (2.3)" calcext:value-type="string">
            <text:p>27.38 + (2.3)</text:p>
          </table:table-cell>
          <table:table-cell table:style-name="ce2" table:formula="of:=[.C17]" office:value-type="float" office:value="30.39" calcext:value-type="float">
            <text:p>30.39</text:p>
          </table:table-cell>
          <table:table-cell table:style-name="ce2" table:formula="of:=[.D17]" office:value-type="float" office:value="23.23" calcext:value-type="float">
            <text:p>23.23</text:p>
          </table:table-cell>
          <table:table-cell table:style-name="ce2" table:formula="of:=[.E17]" office:value-type="float" office:value="7.16" calcext:value-type="float">
            <text:p>7.16</text:p>
          </table:table-cell>
          <table:table-cell table:number-columns-repeated="20"/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2.53" calcext:value-type="float">
            <text:p>2.53</text:p>
          </table:table-cell>
          <table:table-cell office:value-type="float" office:value="30.88" calcext:value-type="float">
            <text:p>30.88</text:p>
          </table:table-cell>
          <table:table-cell office:value-type="float" office:value="23.61" calcext:value-type="float">
            <text:p>23.61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2.71" calcext:value-type="float">
            <text:p>2.71</text:p>
          </table:table-cell>
          <table:table-cell office:value-type="float" office:value="30.75" calcext:value-type="float">
            <text:p>30.75</text:p>
          </table:table-cell>
          <table:table-cell office:value-type="float" office:value="23.45" calcext:value-type="float">
            <text:p>23.4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2.92" calcext:value-type="float">
            <text:p>2.92</text:p>
          </table:table-cell>
          <table:table-cell office:value-type="float" office:value="31.23" calcext:value-type="float">
            <text:p>31.23</text:p>
          </table:table-cell>
          <table:table-cell office:value-type="float" office:value="23.5" calcext:value-type="float">
            <text:p>23.5</text:p>
          </table:table-cell>
          <table:table-cell office:value-type="float" office:value="7.73" calcext:value-type="float">
            <text:p>7.7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2.85" calcext:value-type="float">
            <text:p>2.85</text:p>
          </table:table-cell>
          <table:table-cell office:value-type="float" office:value="31.01" calcext:value-type="float">
            <text:p>31.01</text:p>
          </table:table-cell>
          <table:table-cell office:value-type="float" office:value="23.17" calcext:value-type="float">
            <text:p>23.17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2.37" calcext:value-type="float">
            <text:p>2.37</text:p>
          </table:table-cell>
          <table:table-cell office:value-type="float" office:value="30.69" calcext:value-type="float">
            <text:p>30.69</text:p>
          </table:table-cell>
          <table:table-cell office:value-type="float" office:value="23.87" calcext:value-type="float">
            <text:p>23.87</text:p>
          </table:table-cell>
          <table:table-cell office:value-type="float" office:value="6.83" calcext:value-type="float">
            <text:p>6.83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2.51" calcext:value-type="float">
            <text:p>2.51</text:p>
          </table:table-cell>
          <table:table-cell office:value-type="float" office:value="30.59" calcext:value-type="float">
            <text:p>30.59</text:p>
          </table:table-cell>
          <table:table-cell office:value-type="float" office:value="23.35" calcext:value-type="float">
            <text:p>23.35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.54" calcext:value-type="float">
            <text:p>2.54</text:p>
          </table:table-cell>
          <table:table-cell office:value-type="float" office:value="30.5" calcext:value-type="float">
            <text:p>30.5</text:p>
          </table:table-cell>
          <table:table-cell office:value-type="float" office:value="22.95" calcext:value-type="float">
            <text:p>22.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2.48" calcext:value-type="float">
            <text:p>2.48</text:p>
          </table:table-cell>
          <table:table-cell office:value-type="float" office:value="30.32" calcext:value-type="float">
            <text:p>30.32</text:p>
          </table:table-cell>
          <table:table-cell office:value-type="float" office:value="22.68" calcext:value-type="float">
            <text:p>22.68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2.39" calcext:value-type="float">
            <text:p>2.39</text:p>
          </table:table-cell>
          <table:table-cell office:value-type="float" office:value="30.55" calcext:value-type="float">
            <text:p>30.55</text:p>
          </table:table-cell>
          <table:table-cell office:value-type="float" office:value="23.26" calcext:value-type="float">
            <text:p>23.26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2.23" calcext:value-type="float">
            <text:p>2.23</text:p>
          </table:table-cell>
          <table:table-cell office:value-type="float" office:value="30.3" calcext:value-type="float">
            <text:p>30.3</text:p>
          </table:table-cell>
          <table:table-cell office:value-type="float" office:value="23.79" calcext:value-type="float">
            <text:p>23.79</text:p>
          </table:table-cell>
          <table:table-cell office:value-type="float" office:value="6.51" calcext:value-type="float">
            <text:p>6.51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2.3" calcext:value-type="float">
            <text:p>2.3</text:p>
          </table:table-cell>
          <table:table-cell office:value-type="float" office:value="30.39" calcext:value-type="float">
            <text:p>30.39</text:p>
          </table:table-cell>
          <table:table-cell office:value-type="float" office:value="23.23" calcext:value-type="float">
            <text:p>23.23</text:p>
          </table:table-cell>
          <table:table-cell office:value-type="float" office:value="7.16" calcext:value-type="float">
            <text:p>7.16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/>
          <table:table-cell table:style-name="Default" table:number-columns-repeated="3"/>
          <table:table-cell table:number-columns-repeated="32"/>
        </table:table-row>
        <table:table-row table:style-name="ro1">
          <table:table-cell table:number-columns-repeated="8"/>
          <table:table-cell table:formula="of:=CONCATENATE([.A18]; &quot; + (&quot;; [.B18]; &quot;)&quot;)" office:value-type="string" office:string-value=" + ()" calcext:value-type="string">
            <text:p><text:s/>+ ()</text:p>
          </table:table-cell>
          <table:table-cell table:formula="of:=[.C18]" office:value-type="float" office:value="0" calcext:value-type="float">
            <text:p>0.00</text:p>
          </table:table-cell>
          <table:table-cell table:formula="of:=[.D18]" office:value-type="float" office:value="0" calcext:value-type="float">
            <text:p>0.00</text:p>
          </table:table-cell>
          <table:table-cell table:formula="of:=[.E18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l_meany</text:p>
          </table:table-cell>
          <table:table-cell office:value-type="string" calcext:value-type="string">
            <text:p>Sal_sdy</text:p>
          </table:table-cell>
          <table:table-cell office:value-type="string" calcext:value-type="string">
            <text:p>Sal_max</text:p>
          </table:table-cell>
          <table:table-cell office:value-type="string" calcext:value-type="string">
            <text:p>Sal_min</text:p>
          </table:table-cell>
          <table:table-cell office:value-type="string" calcext:value-type="string">
            <text:p>Sal_dif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0.66" calcext:value-type="float">
            <text:p>0.66</text:p>
          </table:table-cell>
          <table:table-cell office:value-type="float" office:value="36.63" calcext:value-type="float">
            <text:p>36.63</text:p>
          </table:table-cell>
          <table:table-cell office:value-type="float" office:value="34.61" calcext:value-type="float">
            <text:p>34.6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20]; &quot; + (&quot;; [.B20]; &quot;)&quot;)" office:value-type="string" office:string-value="35.79 + (0.66)" calcext:value-type="string">
            <text:p>35.79 + (0.66)</text:p>
          </table:table-cell>
          <table:table-cell table:formula="of:=[.C20]" office:value-type="float" office:value="36.63" calcext:value-type="float">
            <text:p>36.63</text:p>
          </table:table-cell>
          <table:table-cell table:formula="of:=[.D20]" office:value-type="float" office:value="34.61" calcext:value-type="float">
            <text:p>34.61</text:p>
          </table:table-cell>
          <table:table-cell table:formula="of:=[.E20]" office:value-type="float" office:value="2.02" calcext:value-type="float">
            <text:p>2.02</text:p>
          </table:table-cell>
          <table:table-cell table:formula="of:=CONCATENATE([.A24]; &quot; + (&quot;; [.B24]; &quot;)&quot;)" office:value-type="string" office:string-value="36.02 + (0.43)" calcext:value-type="string">
            <text:p>36.02 + (0.43)</text:p>
          </table:table-cell>
          <table:table-cell table:style-name="ce2" table:formula="of:=[.C24]" office:value-type="float" office:value="36.45" calcext:value-type="float">
            <text:p>36.45</text:p>
          </table:table-cell>
          <table:table-cell table:style-name="ce2" table:formula="of:=[.D24]" office:value-type="float" office:value="35.06" calcext:value-type="float">
            <text:p>35.06</text:p>
          </table:table-cell>
          <table:table-cell table:style-name="ce2" table:formula="of:=[.E24]" office:value-type="float" office:value="1.39" calcext:value-type="float">
            <text:p>1.39</text:p>
          </table:table-cell>
          <table:table-cell table:formula="of:=CONCATENATE([.A28]; &quot; + (&quot;; [.B28]; &quot;)&quot;)" office:value-type="string" office:string-value="35.97 + (0.41)" calcext:value-type="string">
            <text:p>35.97 + (0.41)</text:p>
          </table:table-cell>
          <table:table-cell table:style-name="ce2" table:formula="of:=[.C28]" office:value-type="float" office:value="36.46" calcext:value-type="float">
            <text:p>36.46</text:p>
          </table:table-cell>
          <table:table-cell table:style-name="ce2" table:formula="of:=[.D28]" office:value-type="float" office:value="35.15" calcext:value-type="float">
            <text:p>35.15</text:p>
          </table:table-cell>
          <table:table-cell table:style-name="ce2" table:formula="of:=[.E28]" office:value-type="float" office:value="1.32" calcext:value-type="float">
            <text:p>1.32</text:p>
          </table:table-cell>
          <table:table-cell table:number-columns-repeated="24"/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0.65" calcext:value-type="float">
            <text:p>0.65</text:p>
          </table:table-cell>
          <table:table-cell office:value-type="float" office:value="36.95" calcext:value-type="float">
            <text:p>36.95</text:p>
          </table:table-cell>
          <table:table-cell office:value-type="float" office:value="34.78" calcext:value-type="float">
            <text:p>34.78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21]; &quot; + (&quot;; [.B21]; &quot;)&quot;)" office:value-type="string" office:string-value="36.05 + (0.65)" calcext:value-type="string">
            <text:p>36.05 + (0.65)</text:p>
          </table:table-cell>
          <table:table-cell table:formula="of:=[.C21]" office:value-type="float" office:value="36.95" calcext:value-type="float">
            <text:p>36.95</text:p>
          </table:table-cell>
          <table:table-cell table:formula="of:=[.D21]" office:value-type="float" office:value="34.78" calcext:value-type="float">
            <text:p>34.78</text:p>
          </table:table-cell>
          <table:table-cell table:formula="of:=[.E21]" office:value-type="float" office:value="2.17" calcext:value-type="float">
            <text:p>2.17</text:p>
          </table:table-cell>
          <table:table-cell table:formula="of:=CONCATENATE([.A25]; &quot; + (&quot;; [.B25]; &quot;)&quot;)" office:value-type="string" office:string-value="35.99 + (0.48)" calcext:value-type="string">
            <text:p>35.99 + (0.48)</text:p>
          </table:table-cell>
          <table:table-cell table:style-name="ce2" table:formula="of:=[.C25]" office:value-type="float" office:value="36.59" calcext:value-type="float">
            <text:p>36.59</text:p>
          </table:table-cell>
          <table:table-cell table:style-name="ce2" table:formula="of:=[.D25]" office:value-type="float" office:value="35.09" calcext:value-type="float">
            <text:p>35.09</text:p>
          </table:table-cell>
          <table:table-cell table:style-name="ce2" table:formula="of:=[.E25]" office:value-type="float" office:value="1.5" calcext:value-type="float">
            <text:p>1.50</text:p>
          </table:table-cell>
          <table:table-cell table:formula="of:=CONCATENATE([.A29]; &quot; + (&quot;; [.B29]; &quot;)&quot;)" office:value-type="string" office:string-value="36.03 + (0.39)" calcext:value-type="string">
            <text:p>36.03 + (0.39)</text:p>
          </table:table-cell>
          <table:table-cell table:style-name="ce2" table:formula="of:=[.C29]" office:value-type="float" office:value="36.45" calcext:value-type="float">
            <text:p>36.45</text:p>
          </table:table-cell>
          <table:table-cell table:style-name="ce2" table:formula="of:=[.D29]" office:value-type="float" office:value="35.27" calcext:value-type="float">
            <text:p>35.27</text:p>
          </table:table-cell>
          <table:table-cell table:style-name="ce2" table:formula="of:=[.E29]" office:value-type="float" office:value="1.18" calcext:value-type="float">
            <text:p>1.18</text:p>
          </table:table-cell>
          <table:table-cell table:formula="of:=CONCATENATE([.A32]; &quot; + (&quot;; [.B32]; &quot;)&quot;)" office:value-type="string" office:string-value="35.93 + (0.5)" calcext:value-type="string">
            <text:p>35.93 + (0.5)</text:p>
          </table:table-cell>
          <table:table-cell table:style-name="ce2" table:formula="of:=[.C32]" office:value-type="float" office:value="36.5" calcext:value-type="float">
            <text:p>36.50</text:p>
          </table:table-cell>
          <table:table-cell table:style-name="ce2" table:formula="of:=[.D32]" office:value-type="float" office:value="35.05" calcext:value-type="float">
            <text:p>35.05</text:p>
          </table:table-cell>
          <table:table-cell table:style-name="ce2" table:formula="of:=[.E32]" office:value-type="float" office:value="1.45" calcext:value-type="float">
            <text:p>1.45</text:p>
          </table:table-cell>
          <table:table-cell table:number-columns-repeated="20"/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.8" calcext:value-type="float">
            <text:p>0.8</text:p>
          </table:table-cell>
          <table:table-cell office:value-type="float" office:value="37.08" calcext:value-type="float">
            <text:p>37.08</text:p>
          </table:table-cell>
          <table:table-cell office:value-type="float" office:value="34.71" calcext:value-type="float">
            <text:p>34.71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22]; &quot; + (&quot;; [.B22]; &quot;)&quot;)" office:value-type="string" office:string-value="36.16 + (0.8)" calcext:value-type="string">
            <text:p>36.16 + (0.8)</text:p>
          </table:table-cell>
          <table:table-cell table:formula="of:=[.C22]" office:value-type="float" office:value="37.08" calcext:value-type="float">
            <text:p>37.08</text:p>
          </table:table-cell>
          <table:table-cell table:formula="of:=[.D22]" office:value-type="float" office:value="34.71" calcext:value-type="float">
            <text:p>34.71</text:p>
          </table:table-cell>
          <table:table-cell table:formula="of:=[.E22]" office:value-type="float" office:value="2.37" calcext:value-type="float">
            <text:p>2.37</text:p>
          </table:table-cell>
          <table:table-cell table:formula="of:=CONCATENATE([.A26]; &quot; + (&quot;; [.B26]; &quot;)&quot;)" office:value-type="string" office:string-value="36.1 + (0.44)" calcext:value-type="string">
            <text:p>36.1 + (0.44)</text:p>
          </table:table-cell>
          <table:table-cell table:style-name="ce2" table:formula="of:=[.C26]" office:value-type="float" office:value="36.73" calcext:value-type="float">
            <text:p>36.73</text:p>
          </table:table-cell>
          <table:table-cell table:style-name="ce2" table:formula="of:=[.D26]" office:value-type="float" office:value="35.19" calcext:value-type="float">
            <text:p>35.19</text:p>
          </table:table-cell>
          <table:table-cell table:style-name="ce2" table:formula="of:=[.E26]" office:value-type="float" office:value="1.54" calcext:value-type="float">
            <text:p>1.54</text:p>
          </table:table-cell>
          <table:table-cell table:formula="of:=CONCATENATE([.A30]; &quot; + (&quot;; [.B30]; &quot;)&quot;)" office:value-type="string" office:string-value="36 + (0.39)" calcext:value-type="string">
            <text:p>36 + (0.39)</text:p>
          </table:table-cell>
          <table:table-cell table:style-name="ce2" table:formula="of:=[.C30]" office:value-type="float" office:value="36.48" calcext:value-type="float">
            <text:p>36.48</text:p>
          </table:table-cell>
          <table:table-cell table:style-name="ce2" table:formula="of:=[.D30]" office:value-type="float" office:value="35.22" calcext:value-type="float">
            <text:p>35.22</text:p>
          </table:table-cell>
          <table:table-cell table:style-name="ce2" table:formula="of:=[.E30]" office:value-type="float" office:value="1.26" calcext:value-type="float">
            <text:p>1.26</text:p>
          </table:table-cell>
          <table:table-cell table:formula="of:=CONCATENATE([.A33]; &quot; + (&quot;; [.B33]; &quot;)&quot;)" office:value-type="string" office:string-value="36.04 + (0.36)" calcext:value-type="string">
            <text:p>36.04 + (0.36)</text:p>
          </table:table-cell>
          <table:table-cell table:style-name="ce2" table:formula="of:=[.C33]" office:value-type="float" office:value="36.4" calcext:value-type="float">
            <text:p>36.40</text:p>
          </table:table-cell>
          <table:table-cell table:style-name="ce2" table:formula="of:=[.D33]" office:value-type="float" office:value="35.42" calcext:value-type="float">
            <text:p>35.42</text:p>
          </table:table-cell>
          <table:table-cell table:style-name="ce2" table:formula="of:=[.E33]" office:value-type="float" office:value="0.98" calcext:value-type="float">
            <text:p>0.98</text:p>
          </table:table-cell>
          <table:table-cell table:number-columns-repeated="20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48" calcext:value-type="float">
            <text:p>0.48</text:p>
          </table:table-cell>
          <table:table-cell office:value-type="float" office:value="36.95" calcext:value-type="float">
            <text:p>36.95</text:p>
          </table:table-cell>
          <table:table-cell office:value-type="float" office:value="35.4" calcext:value-type="float">
            <text:p>35.4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23]; &quot; + (&quot;; [.B23]; &quot;)&quot;)" office:value-type="string" office:string-value="36.2 + (0.48)" calcext:value-type="string">
            <text:p>36.2 + (0.48)</text:p>
          </table:table-cell>
          <table:table-cell table:formula="of:=[.C23]" office:value-type="float" office:value="36.95" calcext:value-type="float">
            <text:p>36.95</text:p>
          </table:table-cell>
          <table:table-cell table:formula="of:=[.D23]" office:value-type="float" office:value="35.4" calcext:value-type="float">
            <text:p>35.40</text:p>
          </table:table-cell>
          <table:table-cell table:formula="of:=[.E23]" office:value-type="float" office:value="1.56" calcext:value-type="float">
            <text:p>1.56</text:p>
          </table:table-cell>
          <table:table-cell table:formula="of:=CONCATENATE([.A27]; &quot; + (&quot;; [.B27]; &quot;)&quot;)" office:value-type="string" office:string-value="36.04 + (0.39)" calcext:value-type="string">
            <text:p>36.04 + (0.39)</text:p>
          </table:table-cell>
          <table:table-cell table:style-name="ce2" table:formula="of:=[.C27]" office:value-type="float" office:value="36.8" calcext:value-type="float">
            <text:p>36.80</text:p>
          </table:table-cell>
          <table:table-cell table:style-name="ce2" table:formula="of:=[.D27]" office:value-type="float" office:value="35.38" calcext:value-type="float">
            <text:p>35.38</text:p>
          </table:table-cell>
          <table:table-cell table:style-name="ce2" table:formula="of:=[.E27]" office:value-type="float" office:value="1.42" calcext:value-type="float">
            <text:p>1.42</text:p>
          </table:table-cell>
          <table:table-cell table:formula="of:=CONCATENATE([.A31]; &quot; + (&quot;; [.B31]; &quot;)&quot;)" office:value-type="string" office:string-value="36.03 + (0.38)" calcext:value-type="string">
            <text:p>36.03 + (0.38)</text:p>
          </table:table-cell>
          <table:table-cell table:style-name="ce2" table:formula="of:=[.C31]" office:value-type="float" office:value="36.5" calcext:value-type="float">
            <text:p>36.50</text:p>
          </table:table-cell>
          <table:table-cell table:style-name="ce2" table:formula="of:=[.D31]" office:value-type="float" office:value="35.28" calcext:value-type="float">
            <text:p>35.28</text:p>
          </table:table-cell>
          <table:table-cell table:style-name="ce2" table:formula="of:=[.E31]" office:value-type="float" office:value="1.22" calcext:value-type="float">
            <text:p>1.22</text:p>
          </table:table-cell>
          <table:table-cell table:formula="of:=CONCATENATE([.A34]; &quot; + (&quot;; [.B34]; &quot;)&quot;)" office:value-type="string" office:string-value="35.98 + (0.41)" calcext:value-type="string">
            <text:p>35.98 + (0.41)</text:p>
          </table:table-cell>
          <table:table-cell table:style-name="ce2" table:formula="of:=[.C34]" office:value-type="float" office:value="36.41" calcext:value-type="float">
            <text:p>36.41</text:p>
          </table:table-cell>
          <table:table-cell table:style-name="ce2" table:formula="of:=[.D34]" office:value-type="float" office:value="35.2" calcext:value-type="float">
            <text:p>35.20</text:p>
          </table:table-cell>
          <table:table-cell table:style-name="ce2" table:formula="of:=[.E34]" office:value-type="float" office:value="1.22" calcext:value-type="float">
            <text:p>1.22</text:p>
          </table:table-cell>
          <table:table-cell table:number-columns-repeated="20"/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0.43" calcext:value-type="float">
            <text:p>0.43</text:p>
          </table:table-cell>
          <table:table-cell office:value-type="float" office:value="36.45" calcext:value-type="float">
            <text:p>36.45</text:p>
          </table:table-cell>
          <table:table-cell office:value-type="float" office:value="35.06" calcext:value-type="float">
            <text:p>35.06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24]; &quot; + (&quot;; [.B24]; &quot;)&quot;)" office:value-type="string" office:string-value="36.02 + (0.43)" calcext:value-type="string">
            <text:p>36.02 + (0.43)</text:p>
          </table:table-cell>
          <table:table-cell table:formula="of:=[.C24]" office:value-type="float" office:value="36.45" calcext:value-type="float">
            <text:p>36.45</text:p>
          </table:table-cell>
          <table:table-cell table:formula="of:=[.D24]" office:value-type="float" office:value="35.06" calcext:value-type="float">
            <text:p>35.06</text:p>
          </table:table-cell>
          <table:table-cell table:formula="of:=[.E24]" office:value-type="float" office:value="1.39" calcext:value-type="float">
            <text:p>1.39</text:p>
          </table:table-cell>
          <table:table-cell table:number-columns-repeated="32"/>
        </table:table-row>
        <table:table-row table:style-name="ro1">
          <table:table-cell office:value-type="float" office:value="35.99" calcext:value-type="float">
            <text:p>35.99</text:p>
          </table:table-cell>
          <table:table-cell office:value-type="float" office:value="0.48" calcext:value-type="float">
            <text:p>0.48</text:p>
          </table:table-cell>
          <table:table-cell office:value-type="float" office:value="36.59" calcext:value-type="float">
            <text:p>36.59</text:p>
          </table:table-cell>
          <table:table-cell office:value-type="float" office:value="35.09" calcext:value-type="float">
            <text:p>35.0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25]; &quot; + (&quot;; [.B25]; &quot;)&quot;)" office:value-type="string" office:string-value="35.99 + (0.48)" calcext:value-type="string">
            <text:p>35.99 + (0.48)</text:p>
          </table:table-cell>
          <table:table-cell table:formula="of:=[.C25]" office:value-type="float" office:value="36.59" calcext:value-type="float">
            <text:p>36.59</text:p>
          </table:table-cell>
          <table:table-cell table:formula="of:=[.D25]" office:value-type="float" office:value="35.09" calcext:value-type="float">
            <text:p>35.09</text:p>
          </table:table-cell>
          <table:table-cell table:formula="of:=[.E25]" office:value-type="float" office:value="1.5" calcext:value-type="float">
            <text:p>1.50</text:p>
          </table:table-cell>
          <table:table-cell table:number-columns-repeated="3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.44" calcext:value-type="float">
            <text:p>0.44</text:p>
          </table:table-cell>
          <table:table-cell office:value-type="float" office:value="36.73" calcext:value-type="float">
            <text:p>36.73</text:p>
          </table:table-cell>
          <table:table-cell office:value-type="float" office:value="35.19" calcext:value-type="float">
            <text:p>35.19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26]; &quot; + (&quot;; [.B26]; &quot;)&quot;)" office:value-type="string" office:string-value="36.1 + (0.44)" calcext:value-type="string">
            <text:p>36.1 + (0.44)</text:p>
          </table:table-cell>
          <table:table-cell table:formula="of:=[.C26]" office:value-type="float" office:value="36.73" calcext:value-type="float">
            <text:p>36.73</text:p>
          </table:table-cell>
          <table:table-cell table:formula="of:=[.D26]" office:value-type="float" office:value="35.19" calcext:value-type="float">
            <text:p>35.19</text:p>
          </table:table-cell>
          <table:table-cell table:formula="of:=[.E26]" office:value-type="float" office:value="1.54" calcext:value-type="float">
            <text:p>1.54</text:p>
          </table:table-cell>
          <table:table-cell table:number-columns-repeated="32"/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0.39" calcext:value-type="float">
            <text:p>0.39</text:p>
          </table:table-cell>
          <table:table-cell office:value-type="float" office:value="36.8" calcext:value-type="float">
            <text:p>36.8</text:p>
          </table:table-cell>
          <table:table-cell office:value-type="float" office:value="35.38" calcext:value-type="float">
            <text:p>35.38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27]; &quot; + (&quot;; [.B27]; &quot;)&quot;)" office:value-type="string" office:string-value="36.04 + (0.39)" calcext:value-type="string">
            <text:p>36.04 + (0.39)</text:p>
          </table:table-cell>
          <table:table-cell table:formula="of:=[.C27]" office:value-type="float" office:value="36.8" calcext:value-type="float">
            <text:p>36.80</text:p>
          </table:table-cell>
          <table:table-cell table:formula="of:=[.D27]" office:value-type="float" office:value="35.38" calcext:value-type="float">
            <text:p>35.38</text:p>
          </table:table-cell>
          <table:table-cell table:formula="of:=[.E27]" office:value-type="float" office:value="1.42" calcext:value-type="float">
            <text:p>1.42</text:p>
          </table:table-cell>
          <table:table-cell table:number-columns-repeated="32"/>
        </table:table-row>
        <table:table-row table:style-name="ro1">
          <table:table-cell office:value-type="float" office:value="35.97" calcext:value-type="float">
            <text:p>35.97</text:p>
          </table:table-cell>
          <table:table-cell office:value-type="float" office:value="0.41" calcext:value-type="float">
            <text:p>0.41</text:p>
          </table:table-cell>
          <table:table-cell office:value-type="float" office:value="36.46" calcext:value-type="float">
            <text:p>36.46</text:p>
          </table:table-cell>
          <table:table-cell office:value-type="float" office:value="35.15" calcext:value-type="float">
            <text:p>35.15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28]; &quot; + (&quot;; [.B28]; &quot;)&quot;)" office:value-type="string" office:string-value="35.97 + (0.41)" calcext:value-type="string">
            <text:p>35.97 + (0.41)</text:p>
          </table:table-cell>
          <table:table-cell table:formula="of:=[.C28]" office:value-type="float" office:value="36.46" calcext:value-type="float">
            <text:p>36.46</text:p>
          </table:table-cell>
          <table:table-cell table:formula="of:=[.D28]" office:value-type="float" office:value="35.15" calcext:value-type="float">
            <text:p>35.15</text:p>
          </table:table-cell>
          <table:table-cell table:formula="of:=[.E28]" office:value-type="float" office:value="1.32" calcext:value-type="float">
            <text:p>1.32</text:p>
          </table:table-cell>
          <table:table-cell table:number-columns-repeated="32"/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0.39" calcext:value-type="float">
            <text:p>0.39</text:p>
          </table:table-cell>
          <table:table-cell office:value-type="float" office:value="36.45" calcext:value-type="float">
            <text:p>36.45</text:p>
          </table:table-cell>
          <table:table-cell office:value-type="float" office:value="35.27" calcext:value-type="float">
            <text:p>35.2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29]; &quot; + (&quot;; [.B29]; &quot;)&quot;)" office:value-type="string" office:string-value="36.03 + (0.39)" calcext:value-type="string">
            <text:p>36.03 + (0.39)</text:p>
          </table:table-cell>
          <table:table-cell table:formula="of:=[.C29]" office:value-type="float" office:value="36.45" calcext:value-type="float">
            <text:p>36.45</text:p>
          </table:table-cell>
          <table:table-cell table:formula="of:=[.D29]" office:value-type="float" office:value="35.27" calcext:value-type="float">
            <text:p>35.27</text:p>
          </table:table-cell>
          <table:table-cell table:formula="of:=[.E29]" office:value-type="float" office:value="1.18" calcext:value-type="float">
            <text:p>1.18</text:p>
          </table:table-cell>
          <table:table-cell table:number-columns-repeated="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9" calcext:value-type="float">
            <text:p>0.39</text:p>
          </table:table-cell>
          <table:table-cell office:value-type="float" office:value="36.48" calcext:value-type="float">
            <text:p>36.48</text:p>
          </table:table-cell>
          <table:table-cell office:value-type="float" office:value="35.22" calcext:value-type="float">
            <text:p>35.2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30]; &quot; + (&quot;; [.B30]; &quot;)&quot;)" office:value-type="string" office:string-value="36 + (0.39)" calcext:value-type="string">
            <text:p>36 + (0.39)</text:p>
          </table:table-cell>
          <table:table-cell table:formula="of:=[.C30]" office:value-type="float" office:value="36.48" calcext:value-type="float">
            <text:p>36.48</text:p>
          </table:table-cell>
          <table:table-cell table:formula="of:=[.D30]" office:value-type="float" office:value="35.22" calcext:value-type="float">
            <text:p>35.22</text:p>
          </table:table-cell>
          <table:table-cell table:formula="of:=[.E30]" office:value-type="float" office:value="1.26" calcext:value-type="float">
            <text:p>1.26</text:p>
          </table:table-cell>
          <table:table-cell table:number-columns-repeated="32"/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0.38" calcext:value-type="float">
            <text:p>0.38</text:p>
          </table:table-cell>
          <table:table-cell office:value-type="float" office:value="36.5" calcext:value-type="float">
            <text:p>36.5</text:p>
          </table:table-cell>
          <table:table-cell office:value-type="float" office:value="35.28" calcext:value-type="float">
            <text:p>35.28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31]; &quot; + (&quot;; [.B31]; &quot;)&quot;)" office:value-type="string" office:string-value="36.03 + (0.38)" calcext:value-type="string">
            <text:p>36.03 + (0.38)</text:p>
          </table:table-cell>
          <table:table-cell table:formula="of:=[.C31]" office:value-type="float" office:value="36.5" calcext:value-type="float">
            <text:p>36.50</text:p>
          </table:table-cell>
          <table:table-cell table:formula="of:=[.D31]" office:value-type="float" office:value="35.28" calcext:value-type="float">
            <text:p>35.28</text:p>
          </table:table-cell>
          <table:table-cell table:formula="of:=[.E31]" office:value-type="float" office:value="1.22" calcext:value-type="float">
            <text:p>1.22</text:p>
          </table:table-cell>
          <table:table-cell table:number-columns-repeated="32"/>
        </table:table-row>
        <table:table-row table:style-name="ro1">
          <table:table-cell office:value-type="float" office:value="35.93" calcext:value-type="float">
            <text:p>35.93</text:p>
          </table:table-cell>
          <table:table-cell office:value-type="float" office:value="0.5" calcext:value-type="float">
            <text:p>0.5</text:p>
          </table:table-cell>
          <table:table-cell office:value-type="float" office:value="36.5" calcext:value-type="float">
            <text:p>36.5</text:p>
          </table:table-cell>
          <table:table-cell office:value-type="float" office:value="35.05" calcext:value-type="float">
            <text:p>35.0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32]; &quot; + (&quot;; [.B32]; &quot;)&quot;)" office:value-type="string" office:string-value="35.93 + (0.5)" calcext:value-type="string">
            <text:p>35.93 + (0.5)</text:p>
          </table:table-cell>
          <table:table-cell table:formula="of:=[.C32]" office:value-type="float" office:value="36.5" calcext:value-type="float">
            <text:p>36.50</text:p>
          </table:table-cell>
          <table:table-cell table:formula="of:=[.D32]" office:value-type="float" office:value="35.05" calcext:value-type="float">
            <text:p>35.05</text:p>
          </table:table-cell>
          <table:table-cell table:formula="of:=[.E32]" office:value-type="float" office:value="1.45" calcext:value-type="float">
            <text:p>1.45</text:p>
          </table:table-cell>
          <table:table-cell table:number-columns-repeated="32"/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0.36" calcext:value-type="float">
            <text:p>0.36</text:p>
          </table:table-cell>
          <table:table-cell office:value-type="float" office:value="36.4" calcext:value-type="float">
            <text:p>36.4</text:p>
          </table:table-cell>
          <table:table-cell office:value-type="float" office:value="35.42" calcext:value-type="float">
            <text:p>35.4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33]; &quot; + (&quot;; [.B33]; &quot;)&quot;)" office:value-type="string" office:string-value="36.04 + (0.36)" calcext:value-type="string">
            <text:p>36.04 + (0.36)</text:p>
          </table:table-cell>
          <table:table-cell table:formula="of:=[.C33]" office:value-type="float" office:value="36.4" calcext:value-type="float">
            <text:p>36.40</text:p>
          </table:table-cell>
          <table:table-cell table:formula="of:=[.D33]" office:value-type="float" office:value="35.42" calcext:value-type="float">
            <text:p>35.42</text:p>
          </table:table-cell>
          <table:table-cell table:formula="of:=[.E33]" office:value-type="float" office:value="0.98" calcext:value-type="float">
            <text:p>0.98</text:p>
          </table:table-cell>
          <table:table-cell table:number-columns-repeated="32"/>
        </table:table-row>
        <table:table-row table:style-name="ro1">
          <table:table-cell office:value-type="float" office:value="35.98" calcext:value-type="float">
            <text:p>35.98</text:p>
          </table:table-cell>
          <table:table-cell office:value-type="float" office:value="0.41" calcext:value-type="float">
            <text:p>0.41</text:p>
          </table:table-cell>
          <table:table-cell office:value-type="float" office:value="36.41" calcext:value-type="float">
            <text:p>36.41</text:p>
          </table:table-cell>
          <table:table-cell office:value-type="float" office:value="35.2" calcext:value-type="float">
            <text:p>35.2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34]; &quot; + (&quot;; [.B34]; &quot;)&quot;)" office:value-type="string" office:string-value="35.98 + (0.41)" calcext:value-type="string">
            <text:p>35.98 + (0.41)</text:p>
          </table:table-cell>
          <table:table-cell table:formula="of:=[.C34]" office:value-type="float" office:value="36.41" calcext:value-type="float">
            <text:p>36.41</text:p>
          </table:table-cell>
          <table:table-cell table:formula="of:=[.D34]" office:value-type="float" office:value="35.2" calcext:value-type="float">
            <text:p>35.20</text:p>
          </table:table-cell>
          <table:table-cell table:formula="of:=[.E34]" office:value-type="float" office:value="1.22" calcext:value-type="float">
            <text:p>1.22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CONCATENATE([.A35]; &quot; + (&quot;; [.B35]; &quot;)&quot;)" office:value-type="string" office:string-value=" + ()" calcext:value-type="string">
            <text:p><text:s/>+ ()</text:p>
          </table:table-cell>
          <table:table-cell table:formula="of:=[.C35]" office:value-type="float" office:value="0" calcext:value-type="float">
            <text:p>0.00</text:p>
          </table:table-cell>
          <table:table-cell table:formula="of:=[.D35]" office:value-type="float" office:value="0" calcext:value-type="float">
            <text:p>0.00</text:p>
          </table:table-cell>
          <table:table-cell table:formula="of:=[.E35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_meany</text:p>
          </table:table-cell>
          <table:table-cell office:value-type="string" calcext:value-type="string">
            <text:p>TA_sdy</text:p>
          </table:table-cell>
          <table:table-cell office:value-type="string" calcext:value-type="string">
            <text:p>TA_max</text:p>
          </table:table-cell>
          <table:table-cell office:value-type="string" calcext:value-type="string">
            <text:p>TA_min</text:p>
          </table:table-cell>
          <table:table-cell office:value-type="string" calcext:value-type="string">
            <text:p>TA_dif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2373.79" calcext:value-type="float">
            <text:p>2373.79</text:p>
          </table:table-cell>
          <table:table-cell office:value-type="float" office:value="48.3" calcext:value-type="float">
            <text:p>48.3</text:p>
          </table:table-cell>
          <table:table-cell office:value-type="float" office:value="2424.28" calcext:value-type="float">
            <text:p>2424.28</text:p>
          </table:table-cell>
          <table:table-cell office:value-type="float" office:value="2268.15" calcext:value-type="float">
            <text:p>2268.15</text:p>
          </table:table-cell>
          <table:table-cell office:value-type="float" office:value="156.13" calcext:value-type="float">
            <text:p>156.13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37]; &quot; + (&quot;; [.B37]; &quot;)&quot;)" office:value-type="string" office:string-value="2373.79 + (48.3)" calcext:value-type="string">
            <text:p>2373.79 + (48.3)</text:p>
          </table:table-cell>
          <table:table-cell table:formula="of:=[.C37]" office:value-type="float" office:value="2424.28" calcext:value-type="float">
            <text:p>2424.28</text:p>
          </table:table-cell>
          <table:table-cell table:formula="of:=[.D37]" office:value-type="float" office:value="2268.15" calcext:value-type="float">
            <text:p>2268.15</text:p>
          </table:table-cell>
          <table:table-cell table:formula="of:=[.E37]" office:value-type="float" office:value="156.13" calcext:value-type="float">
            <text:p>156.13</text:p>
          </table:table-cell>
          <table:table-cell table:formula="of:=CONCATENATE([.A41]; &quot; + (&quot;; [.B41]; &quot;)&quot;)" office:value-type="string" office:string-value="2377.97 + (13.54)" calcext:value-type="string">
            <text:p>2377.97 + (13.54)</text:p>
          </table:table-cell>
          <table:table-cell table:style-name="ce2" table:formula="of:=[.C41]" office:value-type="float" office:value="2394.11" calcext:value-type="float">
            <text:p>2394.11</text:p>
          </table:table-cell>
          <table:table-cell table:style-name="ce2" table:formula="of:=[.D41]" office:value-type="float" office:value="2354.68" calcext:value-type="float">
            <text:p>2354.68</text:p>
          </table:table-cell>
          <table:table-cell table:style-name="ce2" table:formula="of:=[.E41]" office:value-type="float" office:value="39.43" calcext:value-type="float">
            <text:p>39.43</text:p>
          </table:table-cell>
          <table:table-cell table:formula="of:=CONCATENATE([.A45]; &quot; + (&quot;; [.B45]; &quot;)&quot;)" office:value-type="string" office:string-value="2378.95 + (7.71)" calcext:value-type="string">
            <text:p>2378.95 + (7.71)</text:p>
          </table:table-cell>
          <table:table-cell table:style-name="ce2" table:formula="of:=[.C45]" office:value-type="float" office:value="2387.74" calcext:value-type="float">
            <text:p>2387.74</text:p>
          </table:table-cell>
          <table:table-cell table:style-name="ce2" table:formula="of:=[.D45]" office:value-type="float" office:value="2362.06" calcext:value-type="float">
            <text:p>2362.06</text:p>
          </table:table-cell>
          <table:table-cell table:style-name="ce2" table:formula="of:=[.E45]" office:value-type="float" office:value="25.68" calcext:value-type="float">
            <text:p>25.68</text:p>
          </table:table-cell>
          <table:table-cell table:number-columns-repeated="24"/>
        </table:table-row>
        <table:table-row table:style-name="ro1">
          <table:table-cell office:value-type="float" office:value="2378.51" calcext:value-type="float">
            <text:p>2378.51</text:p>
          </table:table-cell>
          <table:table-cell office:value-type="float" office:value="49.13" calcext:value-type="float">
            <text:p>49.13</text:p>
          </table:table-cell>
          <table:table-cell office:value-type="float" office:value="2450.94" calcext:value-type="float">
            <text:p>2450.94</text:p>
          </table:table-cell>
          <table:table-cell office:value-type="float" office:value="2321.98" calcext:value-type="float">
            <text:p>2321.98</text:p>
          </table:table-cell>
          <table:table-cell office:value-type="float" office:value="128.96" calcext:value-type="float">
            <text:p>128.96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38]; &quot; + (&quot;; [.B38]; &quot;)&quot;)" office:value-type="string" office:string-value="2378.51 + (49.13)" calcext:value-type="string">
            <text:p>2378.51 + (49.13)</text:p>
          </table:table-cell>
          <table:table-cell table:formula="of:=[.C38]" office:value-type="float" office:value="2450.94" calcext:value-type="float">
            <text:p>2450.94</text:p>
          </table:table-cell>
          <table:table-cell table:formula="of:=[.D38]" office:value-type="float" office:value="2321.98" calcext:value-type="float">
            <text:p>2321.98</text:p>
          </table:table-cell>
          <table:table-cell table:formula="of:=[.E38]" office:value-type="float" office:value="128.96" calcext:value-type="float">
            <text:p>128.96</text:p>
          </table:table-cell>
          <table:table-cell table:formula="of:=CONCATENATE([.A42]; &quot; + (&quot;; [.B42]; &quot;)&quot;)" office:value-type="string" office:string-value="2381.8 + (12.8)" calcext:value-type="string">
            <text:p>2381.8 + (12.8)</text:p>
          </table:table-cell>
          <table:table-cell table:style-name="ce2" table:formula="of:=[.C42]" office:value-type="float" office:value="2400.69" calcext:value-type="float">
            <text:p>2400.69</text:p>
          </table:table-cell>
          <table:table-cell table:style-name="ce2" table:formula="of:=[.D42]" office:value-type="float" office:value="2362.1" calcext:value-type="float">
            <text:p>2362.10</text:p>
          </table:table-cell>
          <table:table-cell table:style-name="ce2" table:formula="of:=[.E42]" office:value-type="float" office:value="38.59" calcext:value-type="float">
            <text:p>38.59</text:p>
          </table:table-cell>
          <table:table-cell table:formula="of:=CONCATENATE([.A46]; &quot; + (&quot;; [.B46]; &quot;)&quot;)" office:value-type="string" office:string-value="2380.91 + (9.13)" calcext:value-type="string">
            <text:p>2380.91 + (9.13)</text:p>
          </table:table-cell>
          <table:table-cell table:style-name="ce2" table:formula="of:=[.C46]" office:value-type="float" office:value="2393.35" calcext:value-type="float">
            <text:p>2393.35</text:p>
          </table:table-cell>
          <table:table-cell table:style-name="ce2" table:formula="of:=[.D46]" office:value-type="float" office:value="2364" calcext:value-type="float">
            <text:p>2364.00</text:p>
          </table:table-cell>
          <table:table-cell table:style-name="ce2" table:formula="of:=[.E46]" office:value-type="float" office:value="29.35" calcext:value-type="float">
            <text:p>29.35</text:p>
          </table:table-cell>
          <table:table-cell table:formula="of:=CONCATENATE([.A49]; &quot; + (&quot;; [.B49]; &quot;)&quot;)" office:value-type="string" office:string-value="2382.46 + (11.91)" calcext:value-type="string">
            <text:p>2382.46 + (11.91)</text:p>
          </table:table-cell>
          <table:table-cell table:style-name="ce2" table:formula="of:=[.C49]" office:value-type="float" office:value="2411.39" calcext:value-type="float">
            <text:p>2411.39</text:p>
          </table:table-cell>
          <table:table-cell table:style-name="ce2" table:formula="of:=[.D49]" office:value-type="float" office:value="2366.09" calcext:value-type="float">
            <text:p>2366.09</text:p>
          </table:table-cell>
          <table:table-cell table:style-name="ce2" table:formula="of:=[.E49]" office:value-type="float" office:value="45.29" calcext:value-type="float">
            <text:p>45.29</text:p>
          </table:table-cell>
          <table:table-cell table:number-columns-repeated="20"/>
        </table:table-row>
        <table:table-row table:style-name="ro1">
          <table:table-cell office:value-type="float" office:value="2347.77" calcext:value-type="float">
            <text:p>2347.77</text:p>
          </table:table-cell>
          <table:table-cell office:value-type="float" office:value="78.31" calcext:value-type="float">
            <text:p>78.31</text:p>
          </table:table-cell>
          <table:table-cell office:value-type="float" office:value="2449.72" calcext:value-type="float">
            <text:p>2449.72</text:p>
          </table:table-cell>
          <table:table-cell office:value-type="float" office:value="2238.31" calcext:value-type="float">
            <text:p>2238.31</text:p>
          </table:table-cell>
          <table:table-cell office:value-type="float" office:value="211.4" calcext:value-type="float">
            <text:p>211.4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39]; &quot; + (&quot;; [.B39]; &quot;)&quot;)" office:value-type="string" office:string-value="2347.77 + (78.31)" calcext:value-type="string">
            <text:p>2347.77 + (78.31)</text:p>
          </table:table-cell>
          <table:table-cell table:formula="of:=[.C39]" office:value-type="float" office:value="2449.72" calcext:value-type="float">
            <text:p>2449.72</text:p>
          </table:table-cell>
          <table:table-cell table:formula="of:=[.D39]" office:value-type="float" office:value="2238.31" calcext:value-type="float">
            <text:p>2238.31</text:p>
          </table:table-cell>
          <table:table-cell table:formula="of:=[.E39]" office:value-type="float" office:value="211.4" calcext:value-type="float">
            <text:p>211.40</text:p>
          </table:table-cell>
          <table:table-cell table:formula="of:=CONCATENATE([.A43]; &quot; + (&quot;; [.B43]; &quot;)&quot;)" office:value-type="string" office:string-value="2364.47 + (39.51)" calcext:value-type="string">
            <text:p>2364.47 + (39.51)</text:p>
          </table:table-cell>
          <table:table-cell table:style-name="ce2" table:formula="of:=[.C43]" office:value-type="float" office:value="2422.8" calcext:value-type="float">
            <text:p>2422.80</text:p>
          </table:table-cell>
          <table:table-cell table:style-name="ce2" table:formula="of:=[.D43]" office:value-type="float" office:value="2303.7" calcext:value-type="float">
            <text:p>2303.70</text:p>
          </table:table-cell>
          <table:table-cell table:style-name="ce2" table:formula="of:=[.E43]" office:value-type="float" office:value="119.09" calcext:value-type="float">
            <text:p>119.09</text:p>
          </table:table-cell>
          <table:table-cell table:formula="of:=CONCATENATE([.A47]; &quot; + (&quot;; [.B47]; &quot;)&quot;)" office:value-type="string" office:string-value="2375.39 + (13.45)" calcext:value-type="string">
            <text:p>2375.39 + (13.45)</text:p>
          </table:table-cell>
          <table:table-cell table:style-name="ce2" table:formula="of:=[.C47]" office:value-type="float" office:value="2389.07" calcext:value-type="float">
            <text:p>2389.07</text:p>
          </table:table-cell>
          <table:table-cell table:style-name="ce2" table:formula="of:=[.D47]" office:value-type="float" office:value="2344.36" calcext:value-type="float">
            <text:p>2344.36</text:p>
          </table:table-cell>
          <table:table-cell table:style-name="ce2" table:formula="of:=[.E47]" office:value-type="float" office:value="44.7" calcext:value-type="float">
            <text:p>44.70</text:p>
          </table:table-cell>
          <table:table-cell table:formula="of:=CONCATENATE([.A50]; &quot; + (&quot;; [.B50]; &quot;)&quot;)" office:value-type="string" office:string-value="2382.38 + (6.04)" calcext:value-type="string">
            <text:p>2382.38 + (6.04)</text:p>
          </table:table-cell>
          <table:table-cell table:style-name="ce2" table:formula="of:=[.C50]" office:value-type="float" office:value="2392.03" calcext:value-type="float">
            <text:p>2392.03</text:p>
          </table:table-cell>
          <table:table-cell table:style-name="ce2" table:formula="of:=[.D50]" office:value-type="float" office:value="2370.33" calcext:value-type="float">
            <text:p>2370.33</text:p>
          </table:table-cell>
          <table:table-cell table:style-name="ce2" table:formula="of:=[.E50]" office:value-type="float" office:value="21.71" calcext:value-type="float">
            <text:p>21.71</text:p>
          </table:table-cell>
          <table:table-cell table:number-columns-repeated="20"/>
        </table:table-row>
        <table:table-row table:style-name="ro1">
          <table:table-cell office:value-type="float" office:value="2298.29" calcext:value-type="float">
            <text:p>2298.29</text:p>
          </table:table-cell>
          <table:table-cell office:value-type="float" office:value="74.45" calcext:value-type="float">
            <text:p>74.45</text:p>
          </table:table-cell>
          <table:table-cell office:value-type="float" office:value="2420.97" calcext:value-type="float">
            <text:p>2420.97</text:p>
          </table:table-cell>
          <table:table-cell office:value-type="float" office:value="2182.32" calcext:value-type="float">
            <text:p>2182.32</text:p>
          </table:table-cell>
          <table:table-cell office:value-type="float" office:value="238.65" calcext:value-type="float">
            <text:p>238.65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40]; &quot; + (&quot;; [.B40]; &quot;)&quot;)" office:value-type="string" office:string-value="2298.29 + (74.45)" calcext:value-type="string">
            <text:p>2298.29 + (74.45)</text:p>
          </table:table-cell>
          <table:table-cell table:formula="of:=[.C40]" office:value-type="float" office:value="2420.97" calcext:value-type="float">
            <text:p>2420.97</text:p>
          </table:table-cell>
          <table:table-cell table:formula="of:=[.D40]" office:value-type="float" office:value="2182.32" calcext:value-type="float">
            <text:p>2182.32</text:p>
          </table:table-cell>
          <table:table-cell table:formula="of:=[.E40]" office:value-type="float" office:value="238.65" calcext:value-type="float">
            <text:p>238.65</text:p>
          </table:table-cell>
          <table:table-cell table:formula="of:=CONCATENATE([.A44]; &quot; + (&quot;; [.B44]; &quot;)&quot;)" office:value-type="string" office:string-value="2351.86 + (38.75)" calcext:value-type="string">
            <text:p>2351.86 + (38.75)</text:p>
          </table:table-cell>
          <table:table-cell table:style-name="ce2" table:formula="of:=[.C44]" office:value-type="float" office:value="2419.35" calcext:value-type="float">
            <text:p>2419.35</text:p>
          </table:table-cell>
          <table:table-cell table:style-name="ce2" table:formula="of:=[.D44]" office:value-type="float" office:value="2294.45" calcext:value-type="float">
            <text:p>2294.45</text:p>
          </table:table-cell>
          <table:table-cell table:style-name="ce2" table:formula="of:=[.E44]" office:value-type="float" office:value="124.9" calcext:value-type="float">
            <text:p>124.90</text:p>
          </table:table-cell>
          <table:table-cell table:formula="of:=CONCATENATE([.A48]; &quot; + (&quot;; [.B48]; &quot;)&quot;)" office:value-type="string" office:string-value="2375.7 + (7.08)" calcext:value-type="string">
            <text:p>2375.7 + (7.08)</text:p>
          </table:table-cell>
          <table:table-cell table:style-name="ce2" table:formula="of:=[.C48]" office:value-type="float" office:value="2386.77" calcext:value-type="float">
            <text:p>2386.77</text:p>
          </table:table-cell>
          <table:table-cell table:style-name="ce2" table:formula="of:=[.D48]" office:value-type="float" office:value="2364.08" calcext:value-type="float">
            <text:p>2364.08</text:p>
          </table:table-cell>
          <table:table-cell table:style-name="ce2" table:formula="of:=[.E48]" office:value-type="float" office:value="22.69" calcext:value-type="float">
            <text:p>22.69</text:p>
          </table:table-cell>
          <table:table-cell table:formula="of:=CONCATENATE([.A51]; &quot; + (&quot;; [.B51]; &quot;)&quot;)" office:value-type="string" office:string-value="2380.94 + (5.06)" calcext:value-type="string">
            <text:p>2380.94 + (5.06)</text:p>
          </table:table-cell>
          <table:table-cell table:style-name="ce2" table:formula="of:=[.C51]" office:value-type="float" office:value="2386.78" calcext:value-type="float">
            <text:p>2386.78</text:p>
          </table:table-cell>
          <table:table-cell table:style-name="ce2" table:formula="of:=[.D51]" office:value-type="float" office:value="2372.45" calcext:value-type="float">
            <text:p>2372.45</text:p>
          </table:table-cell>
          <table:table-cell table:style-name="ce2" table:formula="of:=[.E51]" office:value-type="float" office:value="14.33" calcext:value-type="float">
            <text:p>14.33</text:p>
          </table:table-cell>
          <table:table-cell table:number-columns-repeated="20"/>
        </table:table-row>
        <table:table-row table:style-name="ro1">
          <table:table-cell office:value-type="float" office:value="2377.97" calcext:value-type="float">
            <text:p>2377.97</text:p>
          </table:table-cell>
          <table:table-cell office:value-type="float" office:value="13.54" calcext:value-type="float">
            <text:p>13.54</text:p>
          </table:table-cell>
          <table:table-cell office:value-type="float" office:value="2394.11" calcext:value-type="float">
            <text:p>2394.11</text:p>
          </table:table-cell>
          <table:table-cell office:value-type="float" office:value="2354.68" calcext:value-type="float">
            <text:p>2354.68</text:p>
          </table:table-cell>
          <table:table-cell office:value-type="float" office:value="39.43" calcext:value-type="float">
            <text:p>39.4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41]; &quot; + (&quot;; [.B41]; &quot;)&quot;)" office:value-type="string" office:string-value="2377.97 + (13.54)" calcext:value-type="string">
            <text:p>2377.97 + (13.54)</text:p>
          </table:table-cell>
          <table:table-cell table:formula="of:=[.C41]" office:value-type="float" office:value="2394.11" calcext:value-type="float">
            <text:p>2394.11</text:p>
          </table:table-cell>
          <table:table-cell table:formula="of:=[.D41]" office:value-type="float" office:value="2354.68" calcext:value-type="float">
            <text:p>2354.68</text:p>
          </table:table-cell>
          <table:table-cell table:formula="of:=[.E41]" office:value-type="float" office:value="39.43" calcext:value-type="float">
            <text:p>39.43</text:p>
          </table:table-cell>
          <table:table-cell table:number-columns-repeated="32"/>
        </table:table-row>
        <table:table-row table:style-name="ro1">
          <table:table-cell office:value-type="float" office:value="2381.8" calcext:value-type="float">
            <text:p>2381.8</text:p>
          </table:table-cell>
          <table:table-cell office:value-type="float" office:value="12.8" calcext:value-type="float">
            <text:p>12.8</text:p>
          </table:table-cell>
          <table:table-cell office:value-type="float" office:value="2400.69" calcext:value-type="float">
            <text:p>2400.69</text:p>
          </table:table-cell>
          <table:table-cell office:value-type="float" office:value="2362.1" calcext:value-type="float">
            <text:p>2362.1</text:p>
          </table:table-cell>
          <table:table-cell office:value-type="float" office:value="38.59" calcext:value-type="float">
            <text:p>38.59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42]; &quot; + (&quot;; [.B42]; &quot;)&quot;)" office:value-type="string" office:string-value="2381.8 + (12.8)" calcext:value-type="string">
            <text:p>2381.8 + (12.8)</text:p>
          </table:table-cell>
          <table:table-cell table:formula="of:=[.C42]" office:value-type="float" office:value="2400.69" calcext:value-type="float">
            <text:p>2400.69</text:p>
          </table:table-cell>
          <table:table-cell table:formula="of:=[.D42]" office:value-type="float" office:value="2362.1" calcext:value-type="float">
            <text:p>2362.10</text:p>
          </table:table-cell>
          <table:table-cell table:formula="of:=[.E42]" office:value-type="float" office:value="38.59" calcext:value-type="float">
            <text:p>38.59</text:p>
          </table:table-cell>
          <table:table-cell table:number-columns-repeated="32"/>
        </table:table-row>
        <table:table-row table:style-name="ro1">
          <table:table-cell office:value-type="float" office:value="2364.47" calcext:value-type="float">
            <text:p>2364.47</text:p>
          </table:table-cell>
          <table:table-cell office:value-type="float" office:value="39.51" calcext:value-type="float">
            <text:p>39.51</text:p>
          </table:table-cell>
          <table:table-cell office:value-type="float" office:value="2422.8" calcext:value-type="float">
            <text:p>2422.8</text:p>
          </table:table-cell>
          <table:table-cell office:value-type="float" office:value="2303.7" calcext:value-type="float">
            <text:p>2303.7</text:p>
          </table:table-cell>
          <table:table-cell office:value-type="float" office:value="119.09" calcext:value-type="float">
            <text:p>119.09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43]; &quot; + (&quot;; [.B43]; &quot;)&quot;)" office:value-type="string" office:string-value="2364.47 + (39.51)" calcext:value-type="string">
            <text:p>2364.47 + (39.51)</text:p>
          </table:table-cell>
          <table:table-cell table:formula="of:=[.C43]" office:value-type="float" office:value="2422.8" calcext:value-type="float">
            <text:p>2422.80</text:p>
          </table:table-cell>
          <table:table-cell table:formula="of:=[.D43]" office:value-type="float" office:value="2303.7" calcext:value-type="float">
            <text:p>2303.70</text:p>
          </table:table-cell>
          <table:table-cell table:formula="of:=[.E43]" office:value-type="float" office:value="119.09" calcext:value-type="float">
            <text:p>119.09</text:p>
          </table:table-cell>
          <table:table-cell table:number-columns-repeated="32"/>
        </table:table-row>
        <table:table-row table:style-name="ro1">
          <table:table-cell office:value-type="float" office:value="2351.86" calcext:value-type="float">
            <text:p>2351.86</text:p>
          </table:table-cell>
          <table:table-cell office:value-type="float" office:value="38.75" calcext:value-type="float">
            <text:p>38.75</text:p>
          </table:table-cell>
          <table:table-cell office:value-type="float" office:value="2419.35" calcext:value-type="float">
            <text:p>2419.35</text:p>
          </table:table-cell>
          <table:table-cell office:value-type="float" office:value="2294.45" calcext:value-type="float">
            <text:p>2294.45</text:p>
          </table:table-cell>
          <table:table-cell office:value-type="float" office:value="124.9" calcext:value-type="float">
            <text:p>124.9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44]; &quot; + (&quot;; [.B44]; &quot;)&quot;)" office:value-type="string" office:string-value="2351.86 + (38.75)" calcext:value-type="string">
            <text:p>2351.86 + (38.75)</text:p>
          </table:table-cell>
          <table:table-cell table:formula="of:=[.C44]" office:value-type="float" office:value="2419.35" calcext:value-type="float">
            <text:p>2419.35</text:p>
          </table:table-cell>
          <table:table-cell table:formula="of:=[.D44]" office:value-type="float" office:value="2294.45" calcext:value-type="float">
            <text:p>2294.45</text:p>
          </table:table-cell>
          <table:table-cell table:formula="of:=[.E44]" office:value-type="float" office:value="124.9" calcext:value-type="float">
            <text:p>124.90</text:p>
          </table:table-cell>
          <table:table-cell table:number-columns-repeated="32"/>
        </table:table-row>
        <table:table-row table:style-name="ro1">
          <table:table-cell office:value-type="float" office:value="2378.95" calcext:value-type="float">
            <text:p>2378.95</text:p>
          </table:table-cell>
          <table:table-cell office:value-type="float" office:value="7.71" calcext:value-type="float">
            <text:p>7.71</text:p>
          </table:table-cell>
          <table:table-cell office:value-type="float" office:value="2387.74" calcext:value-type="float">
            <text:p>2387.74</text:p>
          </table:table-cell>
          <table:table-cell office:value-type="float" office:value="2362.06" calcext:value-type="float">
            <text:p>2362.06</text:p>
          </table:table-cell>
          <table:table-cell office:value-type="float" office:value="25.68" calcext:value-type="float">
            <text:p>25.68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45]; &quot; + (&quot;; [.B45]; &quot;)&quot;)" office:value-type="string" office:string-value="2378.95 + (7.71)" calcext:value-type="string">
            <text:p>2378.95 + (7.71)</text:p>
          </table:table-cell>
          <table:table-cell table:formula="of:=[.C45]" office:value-type="float" office:value="2387.74" calcext:value-type="float">
            <text:p>2387.74</text:p>
          </table:table-cell>
          <table:table-cell table:formula="of:=[.D45]" office:value-type="float" office:value="2362.06" calcext:value-type="float">
            <text:p>2362.06</text:p>
          </table:table-cell>
          <table:table-cell table:formula="of:=[.E45]" office:value-type="float" office:value="25.68" calcext:value-type="float">
            <text:p>25.68</text:p>
          </table:table-cell>
          <table:table-cell table:number-columns-repeated="32"/>
        </table:table-row>
        <table:table-row table:style-name="ro1">
          <table:table-cell office:value-type="float" office:value="2380.91" calcext:value-type="float">
            <text:p>2380.91</text:p>
          </table:table-cell>
          <table:table-cell office:value-type="float" office:value="9.13" calcext:value-type="float">
            <text:p>9.13</text:p>
          </table:table-cell>
          <table:table-cell office:value-type="float" office:value="2393.35" calcext:value-type="float">
            <text:p>2393.35</text:p>
          </table:table-cell>
          <table:table-cell office:value-type="float" office:value="2364" calcext:value-type="float">
            <text:p>2364</text:p>
          </table:table-cell>
          <table:table-cell office:value-type="float" office:value="29.35" calcext:value-type="float">
            <text:p>29.3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46]; &quot; + (&quot;; [.B46]; &quot;)&quot;)" office:value-type="string" office:string-value="2380.91 + (9.13)" calcext:value-type="string">
            <text:p>2380.91 + (9.13)</text:p>
          </table:table-cell>
          <table:table-cell table:formula="of:=[.C46]" office:value-type="float" office:value="2393.35" calcext:value-type="float">
            <text:p>2393.35</text:p>
          </table:table-cell>
          <table:table-cell table:formula="of:=[.D46]" office:value-type="float" office:value="2364" calcext:value-type="float">
            <text:p>2364.00</text:p>
          </table:table-cell>
          <table:table-cell table:formula="of:=[.E46]" office:value-type="float" office:value="29.35" calcext:value-type="float">
            <text:p>29.35</text:p>
          </table:table-cell>
          <table:table-cell table:number-columns-repeated="32"/>
        </table:table-row>
        <table:table-row table:style-name="ro1">
          <table:table-cell office:value-type="float" office:value="2375.39" calcext:value-type="float">
            <text:p>2375.39</text:p>
          </table:table-cell>
          <table:table-cell office:value-type="float" office:value="13.45" calcext:value-type="float">
            <text:p>13.45</text:p>
          </table:table-cell>
          <table:table-cell office:value-type="float" office:value="2389.07" calcext:value-type="float">
            <text:p>2389.07</text:p>
          </table:table-cell>
          <table:table-cell office:value-type="float" office:value="2344.36" calcext:value-type="float">
            <text:p>2344.36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47]; &quot; + (&quot;; [.B47]; &quot;)&quot;)" office:value-type="string" office:string-value="2375.39 + (13.45)" calcext:value-type="string">
            <text:p>2375.39 + (13.45)</text:p>
          </table:table-cell>
          <table:table-cell table:formula="of:=[.C47]" office:value-type="float" office:value="2389.07" calcext:value-type="float">
            <text:p>2389.07</text:p>
          </table:table-cell>
          <table:table-cell table:formula="of:=[.D47]" office:value-type="float" office:value="2344.36" calcext:value-type="float">
            <text:p>2344.36</text:p>
          </table:table-cell>
          <table:table-cell table:formula="of:=[.E47]" office:value-type="float" office:value="44.7" calcext:value-type="float">
            <text:p>44.70</text:p>
          </table:table-cell>
          <table:table-cell table:number-columns-repeated="32"/>
        </table:table-row>
        <table:table-row table:style-name="ro1">
          <table:table-cell office:value-type="float" office:value="2375.7" calcext:value-type="float">
            <text:p>2375.7</text:p>
          </table:table-cell>
          <table:table-cell office:value-type="float" office:value="7.08" calcext:value-type="float">
            <text:p>7.08</text:p>
          </table:table-cell>
          <table:table-cell office:value-type="float" office:value="2386.77" calcext:value-type="float">
            <text:p>2386.77</text:p>
          </table:table-cell>
          <table:table-cell office:value-type="float" office:value="2364.08" calcext:value-type="float">
            <text:p>2364.08</text:p>
          </table:table-cell>
          <table:table-cell office:value-type="float" office:value="22.69" calcext:value-type="float">
            <text:p>22.69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48]; &quot; + (&quot;; [.B48]; &quot;)&quot;)" office:value-type="string" office:string-value="2375.7 + (7.08)" calcext:value-type="string">
            <text:p>2375.7 + (7.08)</text:p>
          </table:table-cell>
          <table:table-cell table:formula="of:=[.C48]" office:value-type="float" office:value="2386.77" calcext:value-type="float">
            <text:p>2386.77</text:p>
          </table:table-cell>
          <table:table-cell table:formula="of:=[.D48]" office:value-type="float" office:value="2364.08" calcext:value-type="float">
            <text:p>2364.08</text:p>
          </table:table-cell>
          <table:table-cell table:formula="of:=[.E48]" office:value-type="float" office:value="22.69" calcext:value-type="float">
            <text:p>22.69</text:p>
          </table:table-cell>
          <table:table-cell table:number-columns-repeated="32"/>
        </table:table-row>
        <table:table-row table:style-name="ro1">
          <table:table-cell office:value-type="float" office:value="2382.46" calcext:value-type="float">
            <text:p>2382.46</text:p>
          </table:table-cell>
          <table:table-cell office:value-type="float" office:value="11.91" calcext:value-type="float">
            <text:p>11.91</text:p>
          </table:table-cell>
          <table:table-cell office:value-type="float" office:value="2411.39" calcext:value-type="float">
            <text:p>2411.39</text:p>
          </table:table-cell>
          <table:table-cell office:value-type="float" office:value="2366.09" calcext:value-type="float">
            <text:p>2366.09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49]; &quot; + (&quot;; [.B49]; &quot;)&quot;)" office:value-type="string" office:string-value="2382.46 + (11.91)" calcext:value-type="string">
            <text:p>2382.46 + (11.91)</text:p>
          </table:table-cell>
          <table:table-cell table:formula="of:=[.C49]" office:value-type="float" office:value="2411.39" calcext:value-type="float">
            <text:p>2411.39</text:p>
          </table:table-cell>
          <table:table-cell table:formula="of:=[.D49]" office:value-type="float" office:value="2366.09" calcext:value-type="float">
            <text:p>2366.09</text:p>
          </table:table-cell>
          <table:table-cell table:formula="of:=[.E49]" office:value-type="float" office:value="45.29" calcext:value-type="float">
            <text:p>45.29</text:p>
          </table:table-cell>
          <table:table-cell table:number-columns-repeated="32"/>
        </table:table-row>
        <table:table-row table:style-name="ro1">
          <table:table-cell office:value-type="float" office:value="2382.38" calcext:value-type="float">
            <text:p>2382.38</text:p>
          </table:table-cell>
          <table:table-cell office:value-type="float" office:value="6.04" calcext:value-type="float">
            <text:p>6.04</text:p>
          </table:table-cell>
          <table:table-cell office:value-type="float" office:value="2392.03" calcext:value-type="float">
            <text:p>2392.03</text:p>
          </table:table-cell>
          <table:table-cell office:value-type="float" office:value="2370.33" calcext:value-type="float">
            <text:p>2370.33</text:p>
          </table:table-cell>
          <table:table-cell office:value-type="float" office:value="21.71" calcext:value-type="float">
            <text:p>21.71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50]; &quot; + (&quot;; [.B50]; &quot;)&quot;)" office:value-type="string" office:string-value="2382.38 + (6.04)" calcext:value-type="string">
            <text:p>2382.38 + (6.04)</text:p>
          </table:table-cell>
          <table:table-cell table:formula="of:=[.C50]" office:value-type="float" office:value="2392.03" calcext:value-type="float">
            <text:p>2392.03</text:p>
          </table:table-cell>
          <table:table-cell table:formula="of:=[.D50]" office:value-type="float" office:value="2370.33" calcext:value-type="float">
            <text:p>2370.33</text:p>
          </table:table-cell>
          <table:table-cell table:formula="of:=[.E50]" office:value-type="float" office:value="21.71" calcext:value-type="float">
            <text:p>21.71</text:p>
          </table:table-cell>
          <table:table-cell table:number-columns-repeated="32"/>
        </table:table-row>
        <table:table-row table:style-name="ro1">
          <table:table-cell office:value-type="float" office:value="2380.94" calcext:value-type="float">
            <text:p>2380.94</text:p>
          </table:table-cell>
          <table:table-cell office:value-type="float" office:value="5.06" calcext:value-type="float">
            <text:p>5.06</text:p>
          </table:table-cell>
          <table:table-cell office:value-type="float" office:value="2386.78" calcext:value-type="float">
            <text:p>2386.78</text:p>
          </table:table-cell>
          <table:table-cell office:value-type="float" office:value="2372.45" calcext:value-type="float">
            <text:p>2372.45</text:p>
          </table:table-cell>
          <table:table-cell office:value-type="float" office:value="14.33" calcext:value-type="float">
            <text:p>14.33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51]; &quot; + (&quot;; [.B51]; &quot;)&quot;)" office:value-type="string" office:string-value="2380.94 + (5.06)" calcext:value-type="string">
            <text:p>2380.94 + (5.06)</text:p>
          </table:table-cell>
          <table:table-cell table:formula="of:=[.C51]" office:value-type="float" office:value="2386.78" calcext:value-type="float">
            <text:p>2386.78</text:p>
          </table:table-cell>
          <table:table-cell table:formula="of:=[.D51]" office:value-type="float" office:value="2372.45" calcext:value-type="float">
            <text:p>2372.45</text:p>
          </table:table-cell>
          <table:table-cell table:formula="of:=[.E51]" office:value-type="float" office:value="14.33" calcext:value-type="float">
            <text:p>14.33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CONCATENATE([.A52]; &quot; + (&quot;; [.B52]; &quot;)&quot;)" office:value-type="string" office:string-value=" + ()" calcext:value-type="string">
            <text:p><text:s/>+ ()</text:p>
          </table:table-cell>
          <table:table-cell table:formula="of:=[.C52]" office:value-type="float" office:value="0" calcext:value-type="float">
            <text:p>0.00</text:p>
          </table:table-cell>
          <table:table-cell table:formula="of:=[.D52]" office:value-type="float" office:value="0" calcext:value-type="float">
            <text:p>0.00</text:p>
          </table:table-cell>
          <table:table-cell table:formula="of:=[.E52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C_meany</text:p>
          </table:table-cell>
          <table:table-cell office:value-type="string" calcext:value-type="string">
            <text:p>DIC_sdy</text:p>
          </table:table-cell>
          <table:table-cell office:value-type="string" calcext:value-type="string">
            <text:p>DIC_max</text:p>
          </table:table-cell>
          <table:table-cell office:value-type="string" calcext:value-type="string">
            <text:p>DIC_min</text:p>
          </table:table-cell>
          <table:table-cell office:value-type="string" calcext:value-type="string">
            <text:p>DIC_dif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2054.97" calcext:value-type="float">
            <text:p>2054.97</text:p>
          </table:table-cell>
          <table:table-cell office:value-type="float" office:value="71.53" calcext:value-type="float">
            <text:p>71.53</text:p>
          </table:table-cell>
          <table:table-cell office:value-type="float" office:value="2128.55" calcext:value-type="float">
            <text:p>2128.55</text:p>
          </table:table-cell>
          <table:table-cell office:value-type="float" office:value="1925.9" calcext:value-type="float">
            <text:p>1925.9</text:p>
          </table:table-cell>
          <table:table-cell office:value-type="float" office:value="202.64" calcext:value-type="float">
            <text:p>202.64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54]; &quot; + (&quot;; [.B54]; &quot;)&quot;)" office:value-type="string" office:string-value="2054.97 + (71.53)" calcext:value-type="string">
            <text:p>2054.97 + (71.53)</text:p>
          </table:table-cell>
          <table:table-cell table:formula="of:=[.C54]" office:value-type="float" office:value="2128.55" calcext:value-type="float">
            <text:p>2128.55</text:p>
          </table:table-cell>
          <table:table-cell table:formula="of:=[.D54]" office:value-type="float" office:value="1925.9" calcext:value-type="float">
            <text:p>1925.90</text:p>
          </table:table-cell>
          <table:table-cell table:formula="of:=[.E54]" office:value-type="float" office:value="202.64" calcext:value-type="float">
            <text:p>202.64</text:p>
          </table:table-cell>
          <table:table-cell table:formula="of:=CONCATENATE([.A58]; &quot; + (&quot;; [.B58]; &quot;)&quot;)" office:value-type="string" office:string-value="2051.98 + (22.63)" calcext:value-type="string">
            <text:p>2051.98 + (22.63)</text:p>
          </table:table-cell>
          <table:table-cell table:style-name="ce2" table:formula="of:=[.C58]" office:value-type="float" office:value="2079.06" calcext:value-type="float">
            <text:p>2079.06</text:p>
          </table:table-cell>
          <table:table-cell table:style-name="ce2" table:formula="of:=[.D58]" office:value-type="float" office:value="2014.28" calcext:value-type="float">
            <text:p>2014.28</text:p>
          </table:table-cell>
          <table:table-cell table:style-name="ce2" table:formula="of:=[.E58]" office:value-type="float" office:value="64.78" calcext:value-type="float">
            <text:p>64.78</text:p>
          </table:table-cell>
          <table:table-cell table:formula="of:=CONCATENATE([.A62]; &quot; + (&quot;; [.B62]; &quot;)&quot;)" office:value-type="string" office:string-value="2049.46 + (8)" calcext:value-type="string">
            <text:p>2049.46 + (8)</text:p>
          </table:table-cell>
          <table:table-cell table:style-name="ce2" table:formula="of:=[.C62]" office:value-type="float" office:value="2062.85" calcext:value-type="float">
            <text:p>2062.85</text:p>
          </table:table-cell>
          <table:table-cell table:style-name="ce2" table:formula="of:=[.D62]" office:value-type="float" office:value="2035.99" calcext:value-type="float">
            <text:p>2035.99</text:p>
          </table:table-cell>
          <table:table-cell table:style-name="ce2" table:formula="of:=[.E62]" office:value-type="float" office:value="26.86" calcext:value-type="float">
            <text:p>26.86</text:p>
          </table:table-cell>
          <table:table-cell table:number-columns-repeated="24"/>
        </table:table-row>
        <table:table-row table:style-name="ro1">
          <table:table-cell office:value-type="float" office:value="2040.72" calcext:value-type="float">
            <text:p>2040.72</text:p>
          </table:table-cell>
          <table:table-cell office:value-type="float" office:value="90.56" calcext:value-type="float">
            <text:p>90.56</text:p>
          </table:table-cell>
          <table:table-cell office:value-type="float" office:value="2169.95" calcext:value-type="float">
            <text:p>2169.95</text:p>
          </table:table-cell>
          <table:table-cell office:value-type="float" office:value="1893.78" calcext:value-type="float">
            <text:p>1893.78</text:p>
          </table:table-cell>
          <table:table-cell office:value-type="float" office:value="276.17" calcext:value-type="float">
            <text:p>276.1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55]; &quot; + (&quot;; [.B55]; &quot;)&quot;)" office:value-type="string" office:string-value="2040.72 + (90.56)" calcext:value-type="string">
            <text:p>2040.72 + (90.56)</text:p>
          </table:table-cell>
          <table:table-cell table:formula="of:=[.C55]" office:value-type="float" office:value="2169.95" calcext:value-type="float">
            <text:p>2169.95</text:p>
          </table:table-cell>
          <table:table-cell table:formula="of:=[.D55]" office:value-type="float" office:value="1893.78" calcext:value-type="float">
            <text:p>1893.78</text:p>
          </table:table-cell>
          <table:table-cell table:formula="of:=[.E55]" office:value-type="float" office:value="276.17" calcext:value-type="float">
            <text:p>276.17</text:p>
          </table:table-cell>
          <table:table-cell table:formula="of:=CONCATENATE([.A59]; &quot; + (&quot;; [.B59]; &quot;)&quot;)" office:value-type="string" office:string-value="2044.73 + (23.94)" calcext:value-type="string">
            <text:p>2044.73 + (23.94)</text:p>
          </table:table-cell>
          <table:table-cell table:style-name="ce2" table:formula="of:=[.C59]" office:value-type="float" office:value="2076.52" calcext:value-type="float">
            <text:p>2076.52</text:p>
          </table:table-cell>
          <table:table-cell table:style-name="ce2" table:formula="of:=[.D59]" office:value-type="float" office:value="2009.63" calcext:value-type="float">
            <text:p>2009.63</text:p>
          </table:table-cell>
          <table:table-cell table:style-name="ce2" table:formula="of:=[.E59]" office:value-type="float" office:value="66.89" calcext:value-type="float">
            <text:p>66.89</text:p>
          </table:table-cell>
          <table:table-cell table:formula="of:=CONCATENATE([.A63]; &quot; + (&quot;; [.B63]; &quot;)&quot;)" office:value-type="string" office:string-value="2049.03 + (10.51)" calcext:value-type="string">
            <text:p>2049.03 + (10.51)</text:p>
          </table:table-cell>
          <table:table-cell table:style-name="ce2" table:formula="of:=[.C63]" office:value-type="float" office:value="2066.95" calcext:value-type="float">
            <text:p>2066.95</text:p>
          </table:table-cell>
          <table:table-cell table:style-name="ce2" table:formula="of:=[.D63]" office:value-type="float" office:value="2033.51" calcext:value-type="float">
            <text:p>2033.51</text:p>
          </table:table-cell>
          <table:table-cell table:style-name="ce2" table:formula="of:=[.E63]" office:value-type="float" office:value="33.44" calcext:value-type="float">
            <text:p>33.44</text:p>
          </table:table-cell>
          <table:table-cell table:formula="of:=CONCATENATE([.A66]; &quot; + (&quot;; [.B66]; &quot;)&quot;)" office:value-type="string" office:string-value="2046.69 + (10.21)" calcext:value-type="string">
            <text:p>2046.69 + (10.21)</text:p>
          </table:table-cell>
          <table:table-cell table:style-name="ce2" table:formula="of:=[.C66]" office:value-type="float" office:value="2068.12" calcext:value-type="float">
            <text:p>2068.12</text:p>
          </table:table-cell>
          <table:table-cell table:style-name="ce2" table:formula="of:=[.D66]" office:value-type="float" office:value="2033.33" calcext:value-type="float">
            <text:p>2033.33</text:p>
          </table:table-cell>
          <table:table-cell table:style-name="ce2" table:formula="of:=[.E66]" office:value-type="float" office:value="34.79" calcext:value-type="float">
            <text:p>34.79</text:p>
          </table:table-cell>
          <table:table-cell table:number-columns-repeated="20"/>
        </table:table-row>
        <table:table-row table:style-name="ro1">
          <table:table-cell office:value-type="float" office:value="2012.85" calcext:value-type="float">
            <text:p>2012.85</text:p>
          </table:table-cell>
          <table:table-cell office:value-type="float" office:value="94.5" calcext:value-type="float">
            <text:p>94.5</text:p>
          </table:table-cell>
          <table:table-cell office:value-type="float" office:value="2152.1" calcext:value-type="float">
            <text:p>2152.1</text:p>
          </table:table-cell>
          <table:table-cell office:value-type="float" office:value="1899.02" calcext:value-type="float">
            <text:p>1899.02</text:p>
          </table:table-cell>
          <table:table-cell office:value-type="float" office:value="253.08" calcext:value-type="float">
            <text:p>253.08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56]; &quot; + (&quot;; [.B56]; &quot;)&quot;)" office:value-type="string" office:string-value="2012.85 + (94.5)" calcext:value-type="string">
            <text:p>2012.85 + (94.5)</text:p>
          </table:table-cell>
          <table:table-cell table:formula="of:=[.C56]" office:value-type="float" office:value="2152.1" calcext:value-type="float">
            <text:p>2152.10</text:p>
          </table:table-cell>
          <table:table-cell table:formula="of:=[.D56]" office:value-type="float" office:value="1899.02" calcext:value-type="float">
            <text:p>1899.02</text:p>
          </table:table-cell>
          <table:table-cell table:formula="of:=[.E56]" office:value-type="float" office:value="253.08" calcext:value-type="float">
            <text:p>253.08</text:p>
          </table:table-cell>
          <table:table-cell table:formula="of:=CONCATENATE([.A60]; &quot; + (&quot;; [.B60]; &quot;)&quot;)" office:value-type="string" office:string-value="2029.17 + (48.98)" calcext:value-type="string">
            <text:p>2029.17 + (48.98)</text:p>
          </table:table-cell>
          <table:table-cell table:style-name="ce2" table:formula="of:=[.C60]" office:value-type="float" office:value="2110.17" calcext:value-type="float">
            <text:p>2110.17</text:p>
          </table:table-cell>
          <table:table-cell table:style-name="ce2" table:formula="of:=[.D60]" office:value-type="float" office:value="1962.77" calcext:value-type="float">
            <text:p>1962.77</text:p>
          </table:table-cell>
          <table:table-cell table:style-name="ce2" table:formula="of:=[.E60]" office:value-type="float" office:value="147.4" calcext:value-type="float">
            <text:p>147.40</text:p>
          </table:table-cell>
          <table:table-cell table:formula="of:=CONCATENATE([.A64]; &quot; + (&quot;; [.B64]; &quot;)&quot;)" office:value-type="string" office:string-value="2042.41 + (16.4)" calcext:value-type="string">
            <text:p>2042.41 + (16.4)</text:p>
          </table:table-cell>
          <table:table-cell table:style-name="ce2" table:formula="of:=[.C64]" office:value-type="float" office:value="2063.66" calcext:value-type="float">
            <text:p>2063.66</text:p>
          </table:table-cell>
          <table:table-cell table:style-name="ce2" table:formula="of:=[.D64]" office:value-type="float" office:value="2015.81" calcext:value-type="float">
            <text:p>2015.81</text:p>
          </table:table-cell>
          <table:table-cell table:style-name="ce2" table:formula="of:=[.E64]" office:value-type="float" office:value="47.85" calcext:value-type="float">
            <text:p>47.85</text:p>
          </table:table-cell>
          <table:table-cell table:formula="of:=CONCATENATE([.A67]; &quot; + (&quot;; [.B67]; &quot;)&quot;)" office:value-type="string" office:string-value="2047.69 + (6.56)" calcext:value-type="string">
            <text:p>2047.69 + (6.56)</text:p>
          </table:table-cell>
          <table:table-cell table:style-name="ce2" table:formula="of:=[.C67]" office:value-type="float" office:value="2059.93" calcext:value-type="float">
            <text:p>2059.93</text:p>
          </table:table-cell>
          <table:table-cell table:style-name="ce2" table:formula="of:=[.D67]" office:value-type="float" office:value="2037.32" calcext:value-type="float">
            <text:p>2037.32</text:p>
          </table:table-cell>
          <table:table-cell table:style-name="ce2" table:formula="of:=[.E67]" office:value-type="float" office:value="22.61" calcext:value-type="float">
            <text:p>22.61</text:p>
          </table:table-cell>
          <table:table-cell table:number-columns-repeated="20"/>
        </table:table-row>
        <table:table-row table:style-name="ro1">
          <table:table-cell office:value-type="float" office:value="1995.02" calcext:value-type="float">
            <text:p>1995.02</text:p>
          </table:table-cell>
          <table:table-cell office:value-type="float" office:value="81.04" calcext:value-type="float">
            <text:p>81.04</text:p>
          </table:table-cell>
          <table:table-cell office:value-type="float" office:value="2106.14" calcext:value-type="float">
            <text:p>2106.14</text:p>
          </table:table-cell>
          <table:table-cell office:value-type="float" office:value="1872.19" calcext:value-type="float">
            <text:p>1872.19</text:p>
          </table:table-cell>
          <table:table-cell office:value-type="float" office:value="233.95" calcext:value-type="float">
            <text:p>233.95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57]; &quot; + (&quot;; [.B57]; &quot;)&quot;)" office:value-type="string" office:string-value="1995.02 + (81.04)" calcext:value-type="string">
            <text:p>1995.02 + (81.04)</text:p>
          </table:table-cell>
          <table:table-cell table:formula="of:=[.C57]" office:value-type="float" office:value="2106.14" calcext:value-type="float">
            <text:p>2106.14</text:p>
          </table:table-cell>
          <table:table-cell table:formula="of:=[.D57]" office:value-type="float" office:value="1872.19" calcext:value-type="float">
            <text:p>1872.19</text:p>
          </table:table-cell>
          <table:table-cell table:formula="of:=[.E57]" office:value-type="float" office:value="233.95" calcext:value-type="float">
            <text:p>233.95</text:p>
          </table:table-cell>
          <table:table-cell table:formula="of:=CONCATENATE([.A61]; &quot; + (&quot;; [.B61]; &quot;)&quot;)" office:value-type="string" office:string-value="2028.76 + (48.39)" calcext:value-type="string">
            <text:p>2028.76 + (48.39)</text:p>
          </table:table-cell>
          <table:table-cell table:style-name="ce2" table:formula="of:=[.C61]" office:value-type="float" office:value="2095.14" calcext:value-type="float">
            <text:p>2095.14</text:p>
          </table:table-cell>
          <table:table-cell table:style-name="ce2" table:formula="of:=[.D61]" office:value-type="float" office:value="1946.12" calcext:value-type="float">
            <text:p>1946.12</text:p>
          </table:table-cell>
          <table:table-cell table:style-name="ce2" table:formula="of:=[.E61]" office:value-type="float" office:value="149.03" calcext:value-type="float">
            <text:p>149.03</text:p>
          </table:table-cell>
          <table:table-cell table:formula="of:=CONCATENATE([.A65]; &quot; + (&quot;; [.B65]; &quot;)&quot;)" office:value-type="string" office:string-value="2049.95 + (10.71)" calcext:value-type="string">
            <text:p>2049.95 + (10.71)</text:p>
          </table:table-cell>
          <table:table-cell table:style-name="ce2" table:formula="of:=[.C65]" office:value-type="float" office:value="2068.63" calcext:value-type="float">
            <text:p>2068.63</text:p>
          </table:table-cell>
          <table:table-cell table:style-name="ce2" table:formula="of:=[.D65]" office:value-type="float" office:value="2035.69" calcext:value-type="float">
            <text:p>2035.69</text:p>
          </table:table-cell>
          <table:table-cell table:style-name="ce2" table:formula="of:=[.E65]" office:value-type="float" office:value="32.94" calcext:value-type="float">
            <text:p>32.94</text:p>
          </table:table-cell>
          <table:table-cell table:formula="of:=CONCATENATE([.A68]; &quot; + (&quot;; [.B68]; &quot;)&quot;)" office:value-type="string" office:string-value="2049.35 + (7.36)" calcext:value-type="string">
            <text:p>2049.35 + (7.36)</text:p>
          </table:table-cell>
          <table:table-cell table:style-name="ce2" table:formula="of:=[.C68]" office:value-type="float" office:value="2060.54" calcext:value-type="float">
            <text:p>2060.54</text:p>
          </table:table-cell>
          <table:table-cell table:style-name="ce2" table:formula="of:=[.D68]" office:value-type="float" office:value="2039.45" calcext:value-type="float">
            <text:p>2039.45</text:p>
          </table:table-cell>
          <table:table-cell table:style-name="ce2" table:formula="of:=[.E68]" office:value-type="float" office:value="21.09" calcext:value-type="float">
            <text:p>21.09</text:p>
          </table:table-cell>
          <table:table-cell table:number-columns-repeated="20"/>
        </table:table-row>
        <table:table-row table:style-name="ro1">
          <table:table-cell office:value-type="float" office:value="2051.98" calcext:value-type="float">
            <text:p>2051.98</text:p>
          </table:table-cell>
          <table:table-cell office:value-type="float" office:value="22.63" calcext:value-type="float">
            <text:p>22.63</text:p>
          </table:table-cell>
          <table:table-cell office:value-type="float" office:value="2079.06" calcext:value-type="float">
            <text:p>2079.06</text:p>
          </table:table-cell>
          <table:table-cell office:value-type="float" office:value="2014.28" calcext:value-type="float">
            <text:p>2014.28</text:p>
          </table:table-cell>
          <table:table-cell office:value-type="float" office:value="64.78" calcext:value-type="float">
            <text:p>64.78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58]; &quot; + (&quot;; [.B58]; &quot;)&quot;)" office:value-type="string" office:string-value="2051.98 + (22.63)" calcext:value-type="string">
            <text:p>2051.98 + (22.63)</text:p>
          </table:table-cell>
          <table:table-cell table:formula="of:=[.C58]" office:value-type="float" office:value="2079.06" calcext:value-type="float">
            <text:p>2079.06</text:p>
          </table:table-cell>
          <table:table-cell table:formula="of:=[.D58]" office:value-type="float" office:value="2014.28" calcext:value-type="float">
            <text:p>2014.28</text:p>
          </table:table-cell>
          <table:table-cell table:formula="of:=[.E58]" office:value-type="float" office:value="64.78" calcext:value-type="float">
            <text:p>64.78</text:p>
          </table:table-cell>
          <table:table-cell table:number-columns-repeated="32"/>
        </table:table-row>
        <table:table-row table:style-name="ro1">
          <table:table-cell office:value-type="float" office:value="2044.73" calcext:value-type="float">
            <text:p>2044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076.52" calcext:value-type="float">
            <text:p>2076.52</text:p>
          </table:table-cell>
          <table:table-cell office:value-type="float" office:value="2009.63" calcext:value-type="float">
            <text:p>2009.63</text:p>
          </table:table-cell>
          <table:table-cell office:value-type="float" office:value="66.89" calcext:value-type="float">
            <text:p>66.89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59]; &quot; + (&quot;; [.B59]; &quot;)&quot;)" office:value-type="string" office:string-value="2044.73 + (23.94)" calcext:value-type="string">
            <text:p>2044.73 + (23.94)</text:p>
          </table:table-cell>
          <table:table-cell table:formula="of:=[.C59]" office:value-type="float" office:value="2076.52" calcext:value-type="float">
            <text:p>2076.52</text:p>
          </table:table-cell>
          <table:table-cell table:formula="of:=[.D59]" office:value-type="float" office:value="2009.63" calcext:value-type="float">
            <text:p>2009.63</text:p>
          </table:table-cell>
          <table:table-cell table:formula="of:=[.E59]" office:value-type="float" office:value="66.89" calcext:value-type="float">
            <text:p>66.89</text:p>
          </table:table-cell>
          <table:table-cell table:number-columns-repeated="32"/>
        </table:table-row>
        <table:table-row table:style-name="ro1">
          <table:table-cell office:value-type="float" office:value="2029.17" calcext:value-type="float">
            <text:p>2029.17</text:p>
          </table:table-cell>
          <table:table-cell office:value-type="float" office:value="48.98" calcext:value-type="float">
            <text:p>48.98</text:p>
          </table:table-cell>
          <table:table-cell office:value-type="float" office:value="2110.17" calcext:value-type="float">
            <text:p>2110.17</text:p>
          </table:table-cell>
          <table:table-cell office:value-type="float" office:value="1962.77" calcext:value-type="float">
            <text:p>1962.77</text:p>
          </table:table-cell>
          <table:table-cell office:value-type="float" office:value="147.4" calcext:value-type="float">
            <text:p>147.4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60]; &quot; + (&quot;; [.B60]; &quot;)&quot;)" office:value-type="string" office:string-value="2029.17 + (48.98)" calcext:value-type="string">
            <text:p>2029.17 + (48.98)</text:p>
          </table:table-cell>
          <table:table-cell table:formula="of:=[.C60]" office:value-type="float" office:value="2110.17" calcext:value-type="float">
            <text:p>2110.17</text:p>
          </table:table-cell>
          <table:table-cell table:formula="of:=[.D60]" office:value-type="float" office:value="1962.77" calcext:value-type="float">
            <text:p>1962.77</text:p>
          </table:table-cell>
          <table:table-cell table:formula="of:=[.E60]" office:value-type="float" office:value="147.4" calcext:value-type="float">
            <text:p>147.40</text:p>
          </table:table-cell>
          <table:table-cell table:number-columns-repeated="32"/>
        </table:table-row>
        <table:table-row table:style-name="ro1">
          <table:table-cell office:value-type="float" office:value="2028.76" calcext:value-type="float">
            <text:p>2028.76</text:p>
          </table:table-cell>
          <table:table-cell office:value-type="float" office:value="48.39" calcext:value-type="float">
            <text:p>48.39</text:p>
          </table:table-cell>
          <table:table-cell office:value-type="float" office:value="2095.14" calcext:value-type="float">
            <text:p>2095.14</text:p>
          </table:table-cell>
          <table:table-cell office:value-type="float" office:value="1946.12" calcext:value-type="float">
            <text:p>1946.12</text:p>
          </table:table-cell>
          <table:table-cell office:value-type="float" office:value="149.03" calcext:value-type="float">
            <text:p>149.0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61]; &quot; + (&quot;; [.B61]; &quot;)&quot;)" office:value-type="string" office:string-value="2028.76 + (48.39)" calcext:value-type="string">
            <text:p>2028.76 + (48.39)</text:p>
          </table:table-cell>
          <table:table-cell table:formula="of:=[.C61]" office:value-type="float" office:value="2095.14" calcext:value-type="float">
            <text:p>2095.14</text:p>
          </table:table-cell>
          <table:table-cell table:formula="of:=[.D61]" office:value-type="float" office:value="1946.12" calcext:value-type="float">
            <text:p>1946.12</text:p>
          </table:table-cell>
          <table:table-cell table:formula="of:=[.E61]" office:value-type="float" office:value="149.03" calcext:value-type="float">
            <text:p>149.03</text:p>
          </table:table-cell>
          <table:table-cell table:number-columns-repeated="32"/>
        </table:table-row>
        <table:table-row table:style-name="ro1">
          <table:table-cell office:value-type="float" office:value="2049.46" calcext:value-type="float">
            <text:p>2049.46</text:p>
          </table:table-cell>
          <table:table-cell office:value-type="float" office:value="8" calcext:value-type="float">
            <text:p>8</text:p>
          </table:table-cell>
          <table:table-cell office:value-type="float" office:value="2062.85" calcext:value-type="float">
            <text:p>2062.85</text:p>
          </table:table-cell>
          <table:table-cell office:value-type="float" office:value="2035.99" calcext:value-type="float">
            <text:p>2035.99</text:p>
          </table:table-cell>
          <table:table-cell office:value-type="float" office:value="26.86" calcext:value-type="float">
            <text:p>26.86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62]; &quot; + (&quot;; [.B62]; &quot;)&quot;)" office:value-type="string" office:string-value="2049.46 + (8)" calcext:value-type="string">
            <text:p>2049.46 + (8)</text:p>
          </table:table-cell>
          <table:table-cell table:formula="of:=[.C62]" office:value-type="float" office:value="2062.85" calcext:value-type="float">
            <text:p>2062.85</text:p>
          </table:table-cell>
          <table:table-cell table:formula="of:=[.D62]" office:value-type="float" office:value="2035.99" calcext:value-type="float">
            <text:p>2035.99</text:p>
          </table:table-cell>
          <table:table-cell table:formula="of:=[.E62]" office:value-type="float" office:value="26.86" calcext:value-type="float">
            <text:p>26.86</text:p>
          </table:table-cell>
          <table:table-cell table:number-columns-repeated="32"/>
        </table:table-row>
        <table:table-row table:style-name="ro1">
          <table:table-cell office:value-type="float" office:value="2049.03" calcext:value-type="float">
            <text:p>2049.03</text:p>
          </table:table-cell>
          <table:table-cell office:value-type="float" office:value="10.51" calcext:value-type="float">
            <text:p>10.51</text:p>
          </table:table-cell>
          <table:table-cell office:value-type="float" office:value="2066.95" calcext:value-type="float">
            <text:p>2066.95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33.44" calcext:value-type="float">
            <text:p>33.44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63]; &quot; + (&quot;; [.B63]; &quot;)&quot;)" office:value-type="string" office:string-value="2049.03 + (10.51)" calcext:value-type="string">
            <text:p>2049.03 + (10.51)</text:p>
          </table:table-cell>
          <table:table-cell table:formula="of:=[.C63]" office:value-type="float" office:value="2066.95" calcext:value-type="float">
            <text:p>2066.95</text:p>
          </table:table-cell>
          <table:table-cell table:formula="of:=[.D63]" office:value-type="float" office:value="2033.51" calcext:value-type="float">
            <text:p>2033.51</text:p>
          </table:table-cell>
          <table:table-cell table:formula="of:=[.E63]" office:value-type="float" office:value="33.44" calcext:value-type="float">
            <text:p>33.44</text:p>
          </table:table-cell>
          <table:table-cell table:number-columns-repeated="32"/>
        </table:table-row>
        <table:table-row table:style-name="ro1">
          <table:table-cell office:value-type="float" office:value="2042.41" calcext:value-type="float">
            <text:p>2042.41</text:p>
          </table:table-cell>
          <table:table-cell office:value-type="float" office:value="16.4" calcext:value-type="float">
            <text:p>16.4</text:p>
          </table:table-cell>
          <table:table-cell office:value-type="float" office:value="2063.66" calcext:value-type="float">
            <text:p>2063.66</text:p>
          </table:table-cell>
          <table:table-cell office:value-type="float" office:value="2015.81" calcext:value-type="float">
            <text:p>2015.81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64]; &quot; + (&quot;; [.B64]; &quot;)&quot;)" office:value-type="string" office:string-value="2042.41 + (16.4)" calcext:value-type="string">
            <text:p>2042.41 + (16.4)</text:p>
          </table:table-cell>
          <table:table-cell table:formula="of:=[.C64]" office:value-type="float" office:value="2063.66" calcext:value-type="float">
            <text:p>2063.66</text:p>
          </table:table-cell>
          <table:table-cell table:formula="of:=[.D64]" office:value-type="float" office:value="2015.81" calcext:value-type="float">
            <text:p>2015.81</text:p>
          </table:table-cell>
          <table:table-cell table:formula="of:=[.E64]" office:value-type="float" office:value="47.85" calcext:value-type="float">
            <text:p>47.85</text:p>
          </table:table-cell>
          <table:table-cell table:number-columns-repeated="32"/>
        </table:table-row>
        <table:table-row table:style-name="ro1">
          <table:table-cell office:value-type="float" office:value="2049.95" calcext:value-type="float">
            <text:p>2049.95</text:p>
          </table:table-cell>
          <table:table-cell office:value-type="float" office:value="10.71" calcext:value-type="float">
            <text:p>10.71</text:p>
          </table:table-cell>
          <table:table-cell office:value-type="float" office:value="2068.63" calcext:value-type="float">
            <text:p>2068.63</text:p>
          </table:table-cell>
          <table:table-cell office:value-type="float" office:value="2035.69" calcext:value-type="float">
            <text:p>2035.69</text:p>
          </table:table-cell>
          <table:table-cell office:value-type="float" office:value="32.94" calcext:value-type="float">
            <text:p>32.94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65]; &quot; + (&quot;; [.B65]; &quot;)&quot;)" office:value-type="string" office:string-value="2049.95 + (10.71)" calcext:value-type="string">
            <text:p>2049.95 + (10.71)</text:p>
          </table:table-cell>
          <table:table-cell table:formula="of:=[.C65]" office:value-type="float" office:value="2068.63" calcext:value-type="float">
            <text:p>2068.63</text:p>
          </table:table-cell>
          <table:table-cell table:formula="of:=[.D65]" office:value-type="float" office:value="2035.69" calcext:value-type="float">
            <text:p>2035.69</text:p>
          </table:table-cell>
          <table:table-cell table:formula="of:=[.E65]" office:value-type="float" office:value="32.94" calcext:value-type="float">
            <text:p>32.94</text:p>
          </table:table-cell>
          <table:table-cell table:number-columns-repeated="32"/>
        </table:table-row>
        <table:table-row table:style-name="ro1">
          <table:table-cell office:value-type="float" office:value="2046.69" calcext:value-type="float">
            <text:p>2046.69</text:p>
          </table:table-cell>
          <table:table-cell office:value-type="float" office:value="10.21" calcext:value-type="float">
            <text:p>10.21</text:p>
          </table:table-cell>
          <table:table-cell office:value-type="float" office:value="2068.12" calcext:value-type="float">
            <text:p>2068.12</text:p>
          </table:table-cell>
          <table:table-cell office:value-type="float" office:value="2033.33" calcext:value-type="float">
            <text:p>2033.33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66]; &quot; + (&quot;; [.B66]; &quot;)&quot;)" office:value-type="string" office:string-value="2046.69 + (10.21)" calcext:value-type="string">
            <text:p>2046.69 + (10.21)</text:p>
          </table:table-cell>
          <table:table-cell table:formula="of:=[.C66]" office:value-type="float" office:value="2068.12" calcext:value-type="float">
            <text:p>2068.12</text:p>
          </table:table-cell>
          <table:table-cell table:formula="of:=[.D66]" office:value-type="float" office:value="2033.33" calcext:value-type="float">
            <text:p>2033.33</text:p>
          </table:table-cell>
          <table:table-cell table:formula="of:=[.E66]" office:value-type="float" office:value="34.79" calcext:value-type="float">
            <text:p>34.79</text:p>
          </table:table-cell>
          <table:table-cell table:number-columns-repeated="32"/>
        </table:table-row>
        <table:table-row table:style-name="ro1">
          <table:table-cell office:value-type="float" office:value="2047.69" calcext:value-type="float">
            <text:p>2047.69</text:p>
          </table:table-cell>
          <table:table-cell office:value-type="float" office:value="6.56" calcext:value-type="float">
            <text:p>6.56</text:p>
          </table:table-cell>
          <table:table-cell office:value-type="float" office:value="2059.93" calcext:value-type="float">
            <text:p>2059.93</text:p>
          </table:table-cell>
          <table:table-cell office:value-type="float" office:value="2037.32" calcext:value-type="float">
            <text:p>2037.32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67]; &quot; + (&quot;; [.B67]; &quot;)&quot;)" office:value-type="string" office:string-value="2047.69 + (6.56)" calcext:value-type="string">
            <text:p>2047.69 + (6.56)</text:p>
          </table:table-cell>
          <table:table-cell table:formula="of:=[.C67]" office:value-type="float" office:value="2059.93" calcext:value-type="float">
            <text:p>2059.93</text:p>
          </table:table-cell>
          <table:table-cell table:formula="of:=[.D67]" office:value-type="float" office:value="2037.32" calcext:value-type="float">
            <text:p>2037.32</text:p>
          </table:table-cell>
          <table:table-cell table:formula="of:=[.E67]" office:value-type="float" office:value="22.61" calcext:value-type="float">
            <text:p>22.61</text:p>
          </table:table-cell>
          <table:table-cell table:number-columns-repeated="32"/>
        </table:table-row>
        <table:table-row table:style-name="ro1">
          <table:table-cell office:value-type="float" office:value="2049.35" calcext:value-type="float">
            <text:p>2049.35</text:p>
          </table:table-cell>
          <table:table-cell office:value-type="float" office:value="7.36" calcext:value-type="float">
            <text:p>7.36</text:p>
          </table:table-cell>
          <table:table-cell office:value-type="float" office:value="2060.54" calcext:value-type="float">
            <text:p>2060.54</text:p>
          </table:table-cell>
          <table:table-cell office:value-type="float" office:value="2039.45" calcext:value-type="float">
            <text:p>2039.45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68]; &quot; + (&quot;; [.B68]; &quot;)&quot;)" office:value-type="string" office:string-value="2049.35 + (7.36)" calcext:value-type="string">
            <text:p>2049.35 + (7.36)</text:p>
          </table:table-cell>
          <table:table-cell table:formula="of:=[.C68]" office:value-type="float" office:value="2060.54" calcext:value-type="float">
            <text:p>2060.54</text:p>
          </table:table-cell>
          <table:table-cell table:formula="of:=[.D68]" office:value-type="float" office:value="2039.45" calcext:value-type="float">
            <text:p>2039.45</text:p>
          </table:table-cell>
          <table:table-cell table:formula="of:=[.E68]" office:value-type="float" office:value="21.09" calcext:value-type="float">
            <text:p>21.09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CONCATENATE([.A69]; &quot; + (&quot;; [.B69]; &quot;)&quot;)" office:value-type="string" office:string-value=" + ()" calcext:value-type="string">
            <text:p><text:s/>+ ()</text:p>
          </table:table-cell>
          <table:table-cell table:formula="of:=[.C69]" office:value-type="float" office:value="0" calcext:value-type="float">
            <text:p>0.00</text:p>
          </table:table-cell>
          <table:table-cell table:formula="of:=[.D69]" office:value-type="float" office:value="0" calcext:value-type="float">
            <text:p>0.00</text:p>
          </table:table-cell>
          <table:table-cell table:formula="of:=[.E69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CO2_meany</text:p>
          </table:table-cell>
          <table:table-cell office:value-type="string" calcext:value-type="string">
            <text:p>pCO2_sdy</text:p>
          </table:table-cell>
          <table:table-cell office:value-type="string" calcext:value-type="string">
            <text:p>pCO2_max</text:p>
          </table:table-cell>
          <table:table-cell office:value-type="string" calcext:value-type="string">
            <text:p>pCO2_min</text:p>
          </table:table-cell>
          <table:table-cell office:value-type="string" calcext:value-type="string">
            <text:p>pCO2_di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95.64" calcext:value-type="float">
            <text:p>95.64</text:p>
          </table:table-cell>
          <table:table-cell office:value-type="float" office:value="597.11" calcext:value-type="float">
            <text:p>597.11</text:p>
          </table:table-cell>
          <table:table-cell office:value-type="float" office:value="317.72" calcext:value-type="float">
            <text:p>317.72</text:p>
          </table:table-cell>
          <table:table-cell office:value-type="float" office:value="279.39" calcext:value-type="float">
            <text:p>279.39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71]; &quot; + (&quot;; [.B71]; &quot;)&quot;)" office:value-type="string" office:string-value="439.5 + (95.64)" calcext:value-type="string">
            <text:p>439.5 + (95.64)</text:p>
          </table:table-cell>
          <table:table-cell table:formula="of:=[.C71]" office:value-type="float" office:value="597.11" calcext:value-type="float">
            <text:p>597.11</text:p>
          </table:table-cell>
          <table:table-cell table:formula="of:=[.D71]" office:value-type="float" office:value="317.72" calcext:value-type="float">
            <text:p>317.72</text:p>
          </table:table-cell>
          <table:table-cell table:formula="of:=[.E71]" office:value-type="float" office:value="279.39" calcext:value-type="float">
            <text:p>279.39</text:p>
          </table:table-cell>
          <table:table-cell table:formula="of:=CONCATENATE([.A75]; &quot; + (&quot;; [.B75]; &quot;)&quot;)" office:value-type="string" office:string-value="424.33 + (51.52)" calcext:value-type="string">
            <text:p>424.33 + (51.52)</text:p>
          </table:table-cell>
          <table:table-cell table:style-name="ce2" table:formula="of:=[.C75]" office:value-type="float" office:value="518.25" calcext:value-type="float">
            <text:p>518.25</text:p>
          </table:table-cell>
          <table:table-cell table:style-name="ce2" table:formula="of:=[.D75]" office:value-type="float" office:value="365.61" calcext:value-type="float">
            <text:p>365.61</text:p>
          </table:table-cell>
          <table:table-cell table:style-name="ce2" table:formula="of:=[.E75]" office:value-type="float" office:value="152.64" calcext:value-type="float">
            <text:p>152.64</text:p>
          </table:table-cell>
          <table:table-cell table:formula="of:=CONCATENATE([.A79]; &quot; + (&quot;; [.B79]; &quot;)&quot;)" office:value-type="string" office:string-value="421.3 + (39.76)" calcext:value-type="string">
            <text:p>421.3 + (39.76)</text:p>
          </table:table-cell>
          <table:table-cell table:style-name="ce2" table:formula="of:=[.C79]" office:value-type="float" office:value="482.87" calcext:value-type="float">
            <text:p>482.87</text:p>
          </table:table-cell>
          <table:table-cell table:style-name="ce2" table:formula="of:=[.D79]" office:value-type="float" office:value="363.2" calcext:value-type="float">
            <text:p>363.20</text:p>
          </table:table-cell>
          <table:table-cell table:style-name="ce2" table:formula="of:=[.E79]" office:value-type="float" office:value="119.66" calcext:value-type="float">
            <text:p>119.66</text:p>
          </table:table-cell>
          <table:table-cell table:number-columns-repeated="24"/>
        </table:table-row>
        <table:table-row table:style-name="ro1">
          <table:table-cell office:value-type="float" office:value="417.21" calcext:value-type="float">
            <text:p>417.21</text:p>
          </table:table-cell>
          <table:table-cell office:value-type="float" office:value="108.15" calcext:value-type="float">
            <text:p>108.15</text:p>
          </table:table-cell>
          <table:table-cell office:value-type="float" office:value="579.29" calcext:value-type="float">
            <text:p>579.29</text:p>
          </table:table-cell>
          <table:table-cell office:value-type="float" office:value="262.92" calcext:value-type="float">
            <text:p>262.92</text:p>
          </table:table-cell>
          <table:table-cell office:value-type="float" office:value="316.37" calcext:value-type="float">
            <text:p>316.3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72]; &quot; + (&quot;; [.B72]; &quot;)&quot;)" office:value-type="string" office:string-value="417.21 + (108.15)" calcext:value-type="string">
            <text:p>417.21 + (108.15)</text:p>
          </table:table-cell>
          <table:table-cell table:formula="of:=[.C72]" office:value-type="float" office:value="579.29" calcext:value-type="float">
            <text:p>579.29</text:p>
          </table:table-cell>
          <table:table-cell table:formula="of:=[.D72]" office:value-type="float" office:value="262.92" calcext:value-type="float">
            <text:p>262.92</text:p>
          </table:table-cell>
          <table:table-cell table:formula="of:=[.E72]" office:value-type="float" office:value="316.37" calcext:value-type="float">
            <text:p>316.37</text:p>
          </table:table-cell>
          <table:table-cell table:formula="of:=CONCATENATE([.A76]; &quot; + (&quot;; [.B76]; &quot;)&quot;)" office:value-type="string" office:string-value="410.52 + (58.77)" calcext:value-type="string">
            <text:p>410.52 + (58.77)</text:p>
          </table:table-cell>
          <table:table-cell table:style-name="ce2" table:formula="of:=[.C76]" office:value-type="float" office:value="508.79" calcext:value-type="float">
            <text:p>508.79</text:p>
          </table:table-cell>
          <table:table-cell table:style-name="ce2" table:formula="of:=[.D76]" office:value-type="float" office:value="340.88" calcext:value-type="float">
            <text:p>340.88</text:p>
          </table:table-cell>
          <table:table-cell table:style-name="ce2" table:formula="of:=[.E76]" office:value-type="float" office:value="167.91" calcext:value-type="float">
            <text:p>167.91</text:p>
          </table:table-cell>
          <table:table-cell table:formula="of:=CONCATENATE([.A80]; &quot; + (&quot;; [.B80]; &quot;)&quot;)" office:value-type="string" office:string-value="417.52 + (34.31)" calcext:value-type="string">
            <text:p>417.52 + (34.31)</text:p>
          </table:table-cell>
          <table:table-cell table:style-name="ce2" table:formula="of:=[.C80]" office:value-type="float" office:value="465.26" calcext:value-type="float">
            <text:p>465.26</text:p>
          </table:table-cell>
          <table:table-cell table:style-name="ce2" table:formula="of:=[.D80]" office:value-type="float" office:value="364.24" calcext:value-type="float">
            <text:p>364.24</text:p>
          </table:table-cell>
          <table:table-cell table:style-name="ce2" table:formula="of:=[.E80]" office:value-type="float" office:value="101.02" calcext:value-type="float">
            <text:p>101.02</text:p>
          </table:table-cell>
          <table:table-cell table:formula="of:=CONCATENATE([.A83]; &quot; + (&quot;; [.B83]; &quot;)&quot;)" office:value-type="string" office:string-value="410.57 + (34.62)" calcext:value-type="string">
            <text:p>410.57 + (34.62)</text:p>
          </table:table-cell>
          <table:table-cell table:style-name="ce2" table:formula="of:=[.C83]" office:value-type="float" office:value="467.22" calcext:value-type="float">
            <text:p>467.22</text:p>
          </table:table-cell>
          <table:table-cell table:style-name="ce2" table:formula="of:=[.D83]" office:value-type="float" office:value="362.03" calcext:value-type="float">
            <text:p>362.03</text:p>
          </table:table-cell>
          <table:table-cell table:style-name="ce2" table:formula="of:=[.E83]" office:value-type="float" office:value="105.19" calcext:value-type="float">
            <text:p>105.19</text:p>
          </table:table-cell>
          <table:table-cell table:number-columns-repeated="20"/>
        </table:table-row>
        <table:table-row table:style-name="ro1">
          <table:table-cell office:value-type="float" office:value="406.58" calcext:value-type="float">
            <text:p>406.58</text:p>
          </table:table-cell>
          <table:table-cell office:value-type="float" office:value="78.66" calcext:value-type="float">
            <text:p>78.66</text:p>
          </table:table-cell>
          <table:table-cell office:value-type="float" office:value="520.97" calcext:value-type="float">
            <text:p>520.97</text:p>
          </table:table-cell>
          <table:table-cell office:value-type="float" office:value="288.79" calcext:value-type="float">
            <text:p>288.79</text:p>
          </table:table-cell>
          <table:table-cell office:value-type="float" office:value="232.18" calcext:value-type="float">
            <text:p>232.18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73]; &quot; + (&quot;; [.B73]; &quot;)&quot;)" office:value-type="string" office:string-value="406.58 + (78.66)" calcext:value-type="string">
            <text:p>406.58 + (78.66)</text:p>
          </table:table-cell>
          <table:table-cell table:formula="of:=[.C73]" office:value-type="float" office:value="520.97" calcext:value-type="float">
            <text:p>520.97</text:p>
          </table:table-cell>
          <table:table-cell table:formula="of:=[.D73]" office:value-type="float" office:value="288.79" calcext:value-type="float">
            <text:p>288.79</text:p>
          </table:table-cell>
          <table:table-cell table:formula="of:=[.E73]" office:value-type="float" office:value="232.18" calcext:value-type="float">
            <text:p>232.18</text:p>
          </table:table-cell>
          <table:table-cell table:formula="of:=CONCATENATE([.A77]; &quot; + (&quot;; [.B77]; &quot;)&quot;)" office:value-type="string" office:string-value="408.36 + (51.05)" calcext:value-type="string">
            <text:p>408.36 + (51.05)</text:p>
          </table:table-cell>
          <table:table-cell table:style-name="ce2" table:formula="of:=[.C77]" office:value-type="float" office:value="489.87" calcext:value-type="float">
            <text:p>489.87</text:p>
          </table:table-cell>
          <table:table-cell table:style-name="ce2" table:formula="of:=[.D77]" office:value-type="float" office:value="339.92" calcext:value-type="float">
            <text:p>339.92</text:p>
          </table:table-cell>
          <table:table-cell table:style-name="ce2" table:formula="of:=[.E77]" office:value-type="float" office:value="149.95" calcext:value-type="float">
            <text:p>149.95</text:p>
          </table:table-cell>
          <table:table-cell table:formula="of:=CONCATENATE([.A81]; &quot; + (&quot;; [.B81]; &quot;)&quot;)" office:value-type="string" office:string-value="412.06 + (31.6)" calcext:value-type="string">
            <text:p>412.06 + (31.6)</text:p>
          </table:table-cell>
          <table:table-cell table:style-name="ce2" table:formula="of:=[.C81]" office:value-type="float" office:value="462.43" calcext:value-type="float">
            <text:p>462.43</text:p>
          </table:table-cell>
          <table:table-cell table:style-name="ce2" table:formula="of:=[.D81]" office:value-type="float" office:value="361.07" calcext:value-type="float">
            <text:p>361.07</text:p>
          </table:table-cell>
          <table:table-cell table:style-name="ce2" table:formula="of:=[.E81]" office:value-type="float" office:value="101.36" calcext:value-type="float">
            <text:p>101.36</text:p>
          </table:table-cell>
          <table:table-cell table:formula="of:=CONCATENATE([.A84]; &quot; + (&quot;; [.B84]; &quot;)&quot;)" office:value-type="string" office:string-value="414.24 + (27.46)" calcext:value-type="string">
            <text:p>414.24 + (27.46)</text:p>
          </table:table-cell>
          <table:table-cell table:style-name="ce2" table:formula="of:=[.C84]" office:value-type="float" office:value="456.1" calcext:value-type="float">
            <text:p>456.10</text:p>
          </table:table-cell>
          <table:table-cell table:style-name="ce2" table:formula="of:=[.D84]" office:value-type="float" office:value="358.48" calcext:value-type="float">
            <text:p>358.48</text:p>
          </table:table-cell>
          <table:table-cell table:style-name="ce2" table:formula="of:=[.E84]" office:value-type="float" office:value="97.62" calcext:value-type="float">
            <text:p>97.62</text:p>
          </table:table-cell>
          <table:table-cell table:number-columns-repeated="20"/>
        </table:table-row>
        <table:table-row table:style-name="ro1">
          <table:table-cell office:value-type="float" office:value="444.1" calcext:value-type="float">
            <text:p>444.1</text:p>
          </table:table-cell>
          <table:table-cell office:value-type="float" office:value="81.31" calcext:value-type="float">
            <text:p>81.31</text:p>
          </table:table-cell>
          <table:table-cell office:value-type="float" office:value="539.25" calcext:value-type="float">
            <text:p>539.25</text:p>
          </table:table-cell>
          <table:table-cell office:value-type="float" office:value="332.41" calcext:value-type="float">
            <text:p>332.41</text:p>
          </table:table-cell>
          <table:table-cell office:value-type="float" office:value="206.83" calcext:value-type="float">
            <text:p>206.83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74]; &quot; + (&quot;; [.B74]; &quot;)&quot;)" office:value-type="string" office:string-value="444.1 + (81.31)" calcext:value-type="string">
            <text:p>444.1 + (81.31)</text:p>
          </table:table-cell>
          <table:table-cell table:formula="of:=[.C74]" office:value-type="float" office:value="539.25" calcext:value-type="float">
            <text:p>539.25</text:p>
          </table:table-cell>
          <table:table-cell table:formula="of:=[.D74]" office:value-type="float" office:value="332.41" calcext:value-type="float">
            <text:p>332.41</text:p>
          </table:table-cell>
          <table:table-cell table:formula="of:=[.E74]" office:value-type="float" office:value="206.83" calcext:value-type="float">
            <text:p>206.83</text:p>
          </table:table-cell>
          <table:table-cell table:formula="of:=CONCATENATE([.A78]; &quot; + (&quot;; [.B78]; &quot;)&quot;)" office:value-type="string" office:string-value="426.24 + (45.01)" calcext:value-type="string">
            <text:p>426.24 + (45.01)</text:p>
          </table:table-cell>
          <table:table-cell table:style-name="ce2" table:formula="of:=[.C78]" office:value-type="float" office:value="486.62" calcext:value-type="float">
            <text:p>486.62</text:p>
          </table:table-cell>
          <table:table-cell table:style-name="ce2" table:formula="of:=[.D78]" office:value-type="float" office:value="356.26" calcext:value-type="float">
            <text:p>356.26</text:p>
          </table:table-cell>
          <table:table-cell table:style-name="ce2" table:formula="of:=[.E78]" office:value-type="float" office:value="130.36" calcext:value-type="float">
            <text:p>130.36</text:p>
          </table:table-cell>
          <table:table-cell table:formula="of:=CONCATENATE([.A82]; &quot; + (&quot;; [.B82]; &quot;)&quot;)" office:value-type="string" office:string-value="424.57 + (35.61)" calcext:value-type="string">
            <text:p>424.57 + (35.61)</text:p>
          </table:table-cell>
          <table:table-cell table:style-name="ce2" table:formula="of:=[.C82]" office:value-type="float" office:value="488.15" calcext:value-type="float">
            <text:p>488.15</text:p>
          </table:table-cell>
          <table:table-cell table:style-name="ce2" table:formula="of:=[.D82]" office:value-type="float" office:value="371.81" calcext:value-type="float">
            <text:p>371.81</text:p>
          </table:table-cell>
          <table:table-cell table:style-name="ce2" table:formula="of:=[.E82]" office:value-type="float" office:value="116.34" calcext:value-type="float">
            <text:p>116.34</text:p>
          </table:table-cell>
          <table:table-cell table:formula="of:=CONCATENATE([.A85]; &quot; + (&quot;; [.B85]; &quot;)&quot;)" office:value-type="string" office:string-value="417.35 + (30.76)" calcext:value-type="string">
            <text:p>417.35 + (30.76)</text:p>
          </table:table-cell>
          <table:table-cell table:style-name="ce2" table:formula="of:=[.C85]" office:value-type="float" office:value="468.8" calcext:value-type="float">
            <text:p>468.80</text:p>
          </table:table-cell>
          <table:table-cell table:style-name="ce2" table:formula="of:=[.D85]" office:value-type="float" office:value="358.85" calcext:value-type="float">
            <text:p>358.85</text:p>
          </table:table-cell>
          <table:table-cell table:style-name="ce2" table:formula="of:=[.E85]" office:value-type="float" office:value="109.95" calcext:value-type="float">
            <text:p>109.95</text:p>
          </table:table-cell>
          <table:table-cell table:number-columns-repeated="20"/>
        </table:table-row>
        <table:table-row table:style-name="ro1">
          <table:table-cell office:value-type="float" office:value="424.33" calcext:value-type="float">
            <text:p>424.33</text:p>
          </table:table-cell>
          <table:table-cell office:value-type="float" office:value="51.52" calcext:value-type="float">
            <text:p>51.52</text:p>
          </table:table-cell>
          <table:table-cell office:value-type="float" office:value="518.25" calcext:value-type="float">
            <text:p>518.25</text:p>
          </table:table-cell>
          <table:table-cell office:value-type="float" office:value="365.61" calcext:value-type="float">
            <text:p>365.61</text:p>
          </table:table-cell>
          <table:table-cell office:value-type="float" office:value="152.64" calcext:value-type="float">
            <text:p>152.64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75]; &quot; + (&quot;; [.B75]; &quot;)&quot;)" office:value-type="string" office:string-value="424.33 + (51.52)" calcext:value-type="string">
            <text:p>424.33 + (51.52)</text:p>
          </table:table-cell>
          <table:table-cell table:formula="of:=[.C75]" office:value-type="float" office:value="518.25" calcext:value-type="float">
            <text:p>518.25</text:p>
          </table:table-cell>
          <table:table-cell table:formula="of:=[.D75]" office:value-type="float" office:value="365.61" calcext:value-type="float">
            <text:p>365.61</text:p>
          </table:table-cell>
          <table:table-cell table:formula="of:=[.E75]" office:value-type="float" office:value="152.64" calcext:value-type="float">
            <text:p>152.64</text:p>
          </table:table-cell>
          <table:table-cell table:number-columns-repeated="32"/>
        </table:table-row>
        <table:table-row table:style-name="ro1">
          <table:table-cell office:value-type="float" office:value="410.52" calcext:value-type="float">
            <text:p>410.52</text:p>
          </table:table-cell>
          <table:table-cell office:value-type="float" office:value="58.77" calcext:value-type="float">
            <text:p>58.77</text:p>
          </table:table-cell>
          <table:table-cell office:value-type="float" office:value="508.79" calcext:value-type="float">
            <text:p>508.79</text:p>
          </table:table-cell>
          <table:table-cell office:value-type="float" office:value="340.88" calcext:value-type="float">
            <text:p>340.88</text:p>
          </table:table-cell>
          <table:table-cell office:value-type="float" office:value="167.91" calcext:value-type="float">
            <text:p>167.91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76]; &quot; + (&quot;; [.B76]; &quot;)&quot;)" office:value-type="string" office:string-value="410.52 + (58.77)" calcext:value-type="string">
            <text:p>410.52 + (58.77)</text:p>
          </table:table-cell>
          <table:table-cell table:formula="of:=[.C76]" office:value-type="float" office:value="508.79" calcext:value-type="float">
            <text:p>508.79</text:p>
          </table:table-cell>
          <table:table-cell table:formula="of:=[.D76]" office:value-type="float" office:value="340.88" calcext:value-type="float">
            <text:p>340.88</text:p>
          </table:table-cell>
          <table:table-cell table:formula="of:=[.E76]" office:value-type="float" office:value="167.91" calcext:value-type="float">
            <text:p>167.91</text:p>
          </table:table-cell>
          <table:table-cell table:number-columns-repeated="32"/>
        </table:table-row>
        <table:table-row table:style-name="ro1">
          <table:table-cell office:value-type="float" office:value="408.36" calcext:value-type="float">
            <text:p>408.36</text:p>
          </table:table-cell>
          <table:table-cell office:value-type="float" office:value="51.05" calcext:value-type="float">
            <text:p>51.05</text:p>
          </table:table-cell>
          <table:table-cell office:value-type="float" office:value="489.87" calcext:value-type="float">
            <text:p>489.87</text:p>
          </table:table-cell>
          <table:table-cell office:value-type="float" office:value="339.92" calcext:value-type="float">
            <text:p>339.92</text:p>
          </table:table-cell>
          <table:table-cell office:value-type="float" office:value="149.95" calcext:value-type="float">
            <text:p>149.95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77]; &quot; + (&quot;; [.B77]; &quot;)&quot;)" office:value-type="string" office:string-value="408.36 + (51.05)" calcext:value-type="string">
            <text:p>408.36 + (51.05)</text:p>
          </table:table-cell>
          <table:table-cell table:formula="of:=[.C77]" office:value-type="float" office:value="489.87" calcext:value-type="float">
            <text:p>489.87</text:p>
          </table:table-cell>
          <table:table-cell table:formula="of:=[.D77]" office:value-type="float" office:value="339.92" calcext:value-type="float">
            <text:p>339.92</text:p>
          </table:table-cell>
          <table:table-cell table:formula="of:=[.E77]" office:value-type="float" office:value="149.95" calcext:value-type="float">
            <text:p>149.95</text:p>
          </table:table-cell>
          <table:table-cell table:number-columns-repeated="32"/>
        </table:table-row>
        <table:table-row table:style-name="ro1">
          <table:table-cell office:value-type="float" office:value="426.24" calcext:value-type="float">
            <text:p>426.24</text:p>
          </table:table-cell>
          <table:table-cell office:value-type="float" office:value="45.01" calcext:value-type="float">
            <text:p>45.01</text:p>
          </table:table-cell>
          <table:table-cell office:value-type="float" office:value="486.62" calcext:value-type="float">
            <text:p>486.62</text:p>
          </table:table-cell>
          <table:table-cell office:value-type="float" office:value="356.26" calcext:value-type="float">
            <text:p>356.26</text:p>
          </table:table-cell>
          <table:table-cell office:value-type="float" office:value="130.36" calcext:value-type="float">
            <text:p>130.36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78]; &quot; + (&quot;; [.B78]; &quot;)&quot;)" office:value-type="string" office:string-value="426.24 + (45.01)" calcext:value-type="string">
            <text:p>426.24 + (45.01)</text:p>
          </table:table-cell>
          <table:table-cell table:formula="of:=[.C78]" office:value-type="float" office:value="486.62" calcext:value-type="float">
            <text:p>486.62</text:p>
          </table:table-cell>
          <table:table-cell table:formula="of:=[.D78]" office:value-type="float" office:value="356.26" calcext:value-type="float">
            <text:p>356.26</text:p>
          </table:table-cell>
          <table:table-cell table:formula="of:=[.E78]" office:value-type="float" office:value="130.36" calcext:value-type="float">
            <text:p>130.36</text:p>
          </table:table-cell>
          <table:table-cell table:number-columns-repeated="32"/>
        </table:table-row>
        <table:table-row table:style-name="ro1">
          <table:table-cell office:value-type="float" office:value="421.3" calcext:value-type="float">
            <text:p>421.3</text:p>
          </table:table-cell>
          <table:table-cell office:value-type="float" office:value="39.76" calcext:value-type="float">
            <text:p>39.76</text:p>
          </table:table-cell>
          <table:table-cell office:value-type="float" office:value="482.87" calcext:value-type="float">
            <text:p>482.87</text:p>
          </table:table-cell>
          <table:table-cell office:value-type="float" office:value="363.2" calcext:value-type="float">
            <text:p>363.2</text:p>
          </table:table-cell>
          <table:table-cell office:value-type="float" office:value="119.66" calcext:value-type="float">
            <text:p>119.66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79]; &quot; + (&quot;; [.B79]; &quot;)&quot;)" office:value-type="string" office:string-value="421.3 + (39.76)" calcext:value-type="string">
            <text:p>421.3 + (39.76)</text:p>
          </table:table-cell>
          <table:table-cell table:formula="of:=[.C79]" office:value-type="float" office:value="482.87" calcext:value-type="float">
            <text:p>482.87</text:p>
          </table:table-cell>
          <table:table-cell table:formula="of:=[.D79]" office:value-type="float" office:value="363.2" calcext:value-type="float">
            <text:p>363.20</text:p>
          </table:table-cell>
          <table:table-cell table:formula="of:=[.E79]" office:value-type="float" office:value="119.66" calcext:value-type="float">
            <text:p>119.66</text:p>
          </table:table-cell>
          <table:table-cell table:number-columns-repeated="32"/>
        </table:table-row>
        <table:table-row table:style-name="ro1">
          <table:table-cell office:value-type="float" office:value="417.52" calcext:value-type="float">
            <text:p>417.52</text:p>
          </table:table-cell>
          <table:table-cell office:value-type="float" office:value="34.31" calcext:value-type="float">
            <text:p>34.31</text:p>
          </table:table-cell>
          <table:table-cell office:value-type="float" office:value="465.26" calcext:value-type="float">
            <text:p>465.26</text:p>
          </table:table-cell>
          <table:table-cell office:value-type="float" office:value="364.24" calcext:value-type="float">
            <text:p>364.24</text:p>
          </table:table-cell>
          <table:table-cell office:value-type="float" office:value="101.02" calcext:value-type="float">
            <text:p>101.02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80]; &quot; + (&quot;; [.B80]; &quot;)&quot;)" office:value-type="string" office:string-value="417.52 + (34.31)" calcext:value-type="string">
            <text:p>417.52 + (34.31)</text:p>
          </table:table-cell>
          <table:table-cell table:formula="of:=[.C80]" office:value-type="float" office:value="465.26" calcext:value-type="float">
            <text:p>465.26</text:p>
          </table:table-cell>
          <table:table-cell table:formula="of:=[.D80]" office:value-type="float" office:value="364.24" calcext:value-type="float">
            <text:p>364.24</text:p>
          </table:table-cell>
          <table:table-cell table:formula="of:=[.E80]" office:value-type="float" office:value="101.02" calcext:value-type="float">
            <text:p>101.02</text:p>
          </table:table-cell>
          <table:table-cell table:number-columns-repeated="32"/>
        </table:table-row>
        <table:table-row table:style-name="ro1">
          <table:table-cell office:value-type="float" office:value="412.06" calcext:value-type="float">
            <text:p>412.06</text:p>
          </table:table-cell>
          <table:table-cell office:value-type="float" office:value="31.6" calcext:value-type="float">
            <text:p>31.6</text:p>
          </table:table-cell>
          <table:table-cell office:value-type="float" office:value="462.43" calcext:value-type="float">
            <text:p>462.43</text:p>
          </table:table-cell>
          <table:table-cell office:value-type="float" office:value="361.07" calcext:value-type="float">
            <text:p>361.07</text:p>
          </table:table-cell>
          <table:table-cell office:value-type="float" office:value="101.36" calcext:value-type="float">
            <text:p>101.36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81]; &quot; + (&quot;; [.B81]; &quot;)&quot;)" office:value-type="string" office:string-value="412.06 + (31.6)" calcext:value-type="string">
            <text:p>412.06 + (31.6)</text:p>
          </table:table-cell>
          <table:table-cell table:formula="of:=[.C81]" office:value-type="float" office:value="462.43" calcext:value-type="float">
            <text:p>462.43</text:p>
          </table:table-cell>
          <table:table-cell table:formula="of:=[.D81]" office:value-type="float" office:value="361.07" calcext:value-type="float">
            <text:p>361.07</text:p>
          </table:table-cell>
          <table:table-cell table:formula="of:=[.E81]" office:value-type="float" office:value="101.36" calcext:value-type="float">
            <text:p>101.36</text:p>
          </table:table-cell>
          <table:table-cell table:number-columns-repeated="32"/>
        </table:table-row>
        <table:table-row table:style-name="ro1">
          <table:table-cell office:value-type="float" office:value="424.57" calcext:value-type="float">
            <text:p>424.57</text:p>
          </table:table-cell>
          <table:table-cell office:value-type="float" office:value="35.61" calcext:value-type="float">
            <text:p>35.61</text:p>
          </table:table-cell>
          <table:table-cell office:value-type="float" office:value="488.15" calcext:value-type="float">
            <text:p>488.15</text:p>
          </table:table-cell>
          <table:table-cell office:value-type="float" office:value="371.81" calcext:value-type="float">
            <text:p>371.81</text:p>
          </table:table-cell>
          <table:table-cell office:value-type="float" office:value="116.34" calcext:value-type="float">
            <text:p>116.34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82]; &quot; + (&quot;; [.B82]; &quot;)&quot;)" office:value-type="string" office:string-value="424.57 + (35.61)" calcext:value-type="string">
            <text:p>424.57 + (35.61)</text:p>
          </table:table-cell>
          <table:table-cell table:formula="of:=[.C82]" office:value-type="float" office:value="488.15" calcext:value-type="float">
            <text:p>488.15</text:p>
          </table:table-cell>
          <table:table-cell table:formula="of:=[.D82]" office:value-type="float" office:value="371.81" calcext:value-type="float">
            <text:p>371.81</text:p>
          </table:table-cell>
          <table:table-cell table:formula="of:=[.E82]" office:value-type="float" office:value="116.34" calcext:value-type="float">
            <text:p>116.34</text:p>
          </table:table-cell>
          <table:table-cell table:number-columns-repeated="32"/>
        </table:table-row>
        <table:table-row table:style-name="ro1">
          <table:table-cell office:value-type="float" office:value="410.57" calcext:value-type="float">
            <text:p>410.57</text:p>
          </table:table-cell>
          <table:table-cell office:value-type="float" office:value="34.62" calcext:value-type="float">
            <text:p>34.62</text:p>
          </table:table-cell>
          <table:table-cell office:value-type="float" office:value="467.22" calcext:value-type="float">
            <text:p>467.22</text:p>
          </table:table-cell>
          <table:table-cell office:value-type="float" office:value="362.03" calcext:value-type="float">
            <text:p>362.03</text:p>
          </table:table-cell>
          <table:table-cell office:value-type="float" office:value="105.19" calcext:value-type="float">
            <text:p>105.1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83]; &quot; + (&quot;; [.B83]; &quot;)&quot;)" office:value-type="string" office:string-value="410.57 + (34.62)" calcext:value-type="string">
            <text:p>410.57 + (34.62)</text:p>
          </table:table-cell>
          <table:table-cell table:formula="of:=[.C83]" office:value-type="float" office:value="467.22" calcext:value-type="float">
            <text:p>467.22</text:p>
          </table:table-cell>
          <table:table-cell table:formula="of:=[.D83]" office:value-type="float" office:value="362.03" calcext:value-type="float">
            <text:p>362.03</text:p>
          </table:table-cell>
          <table:table-cell table:formula="of:=[.E83]" office:value-type="float" office:value="105.19" calcext:value-type="float">
            <text:p>105.19</text:p>
          </table:table-cell>
          <table:table-cell table:number-columns-repeated="32"/>
        </table:table-row>
        <table:table-row table:style-name="ro1">
          <table:table-cell office:value-type="float" office:value="414.24" calcext:value-type="float">
            <text:p>414.24</text:p>
          </table:table-cell>
          <table:table-cell office:value-type="float" office:value="27.46" calcext:value-type="float">
            <text:p>27.46</text:p>
          </table:table-cell>
          <table:table-cell office:value-type="float" office:value="456.1" calcext:value-type="float">
            <text:p>456.1</text:p>
          </table:table-cell>
          <table:table-cell office:value-type="float" office:value="358.48" calcext:value-type="float">
            <text:p>358.4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84]; &quot; + (&quot;; [.B84]; &quot;)&quot;)" office:value-type="string" office:string-value="414.24 + (27.46)" calcext:value-type="string">
            <text:p>414.24 + (27.46)</text:p>
          </table:table-cell>
          <table:table-cell table:formula="of:=[.C84]" office:value-type="float" office:value="456.1" calcext:value-type="float">
            <text:p>456.10</text:p>
          </table:table-cell>
          <table:table-cell table:formula="of:=[.D84]" office:value-type="float" office:value="358.48" calcext:value-type="float">
            <text:p>358.48</text:p>
          </table:table-cell>
          <table:table-cell table:formula="of:=[.E84]" office:value-type="float" office:value="97.62" calcext:value-type="float">
            <text:p>97.62</text:p>
          </table:table-cell>
          <table:table-cell table:number-columns-repeated="32"/>
        </table:table-row>
        <table:table-row table:style-name="ro1">
          <table:table-cell office:value-type="float" office:value="417.35" calcext:value-type="float">
            <text:p>417.35</text:p>
          </table:table-cell>
          <table:table-cell office:value-type="float" office:value="30.76" calcext:value-type="float">
            <text:p>30.76</text:p>
          </table:table-cell>
          <table:table-cell office:value-type="float" office:value="468.8" calcext:value-type="float">
            <text:p>468.8</text:p>
          </table:table-cell>
          <table:table-cell office:value-type="float" office:value="358.85" calcext:value-type="float">
            <text:p>358.85</text:p>
          </table:table-cell>
          <table:table-cell office:value-type="float" office:value="109.95" calcext:value-type="float">
            <text:p>109.95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85]; &quot; + (&quot;; [.B85]; &quot;)&quot;)" office:value-type="string" office:string-value="417.35 + (30.76)" calcext:value-type="string">
            <text:p>417.35 + (30.76)</text:p>
          </table:table-cell>
          <table:table-cell table:formula="of:=[.C85]" office:value-type="float" office:value="468.8" calcext:value-type="float">
            <text:p>468.80</text:p>
          </table:table-cell>
          <table:table-cell table:formula="of:=[.D85]" office:value-type="float" office:value="358.85" calcext:value-type="float">
            <text:p>358.85</text:p>
          </table:table-cell>
          <table:table-cell table:formula="of:=[.E85]" office:value-type="float" office:value="109.95" calcext:value-type="float">
            <text:p>109.95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CONCATENATE([.A86]; &quot; + (&quot;; [.B86]; &quot;)&quot;)" office:value-type="string" office:string-value=" + ()" calcext:value-type="string">
            <text:p><text:s/>+ ()</text:p>
          </table:table-cell>
          <table:table-cell table:formula="of:=[.C86]" office:value-type="float" office:value="0" calcext:value-type="float">
            <text:p>0.00</text:p>
          </table:table-cell>
          <table:table-cell table:formula="of:=[.D86]" office:value-type="float" office:value="0" calcext:value-type="float">
            <text:p>0.00</text:p>
          </table:table-cell>
          <table:table-cell table:formula="of:=[.E86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H_meany</text:p>
          </table:table-cell>
          <table:table-cell office:value-type="string" calcext:value-type="string">
            <text:p>pH_sdy</text:p>
          </table:table-cell>
          <table:table-cell office:value-type="string" calcext:value-type="string">
            <text:p>pH_max</text:p>
          </table:table-cell>
          <table:table-cell office:value-type="string" calcext:value-type="string">
            <text:p>pH_min</text:p>
          </table:table-cell>
          <table:table-cell office:value-type="string" calcext:value-type="string">
            <text:p>pH_dif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8.027" calcext:value-type="float">
            <text:p>8.027</text:p>
          </table:table-cell>
          <table:table-cell office:value-type="float" office:value="0.076" calcext:value-type="float">
            <text:p>0.076</text:p>
          </table:table-cell>
          <table:table-cell office:value-type="float" office:value="8.126" calcext:value-type="float">
            <text:p>8.126</text:p>
          </table:table-cell>
          <table:table-cell office:value-type="float" office:value="7.914" calcext:value-type="float">
            <text:p>7.914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88]; &quot; + (&quot;; [.B88]; &quot;)&quot;)" office:value-type="string" office:string-value="8.027 + (0.076)" calcext:value-type="string">
            <text:p>8.027 + (0.076)</text:p>
          </table:table-cell>
          <table:table-cell table:formula="of:=[.C88]" office:value-type="float" office:value="8.126" calcext:value-type="float">
            <text:p>8.13</text:p>
          </table:table-cell>
          <table:table-cell table:formula="of:=[.D88]" office:value-type="float" office:value="7.914" calcext:value-type="float">
            <text:p>7.91</text:p>
          </table:table-cell>
          <table:table-cell table:formula="of:=[.E88]" office:value-type="float" office:value="0.213" calcext:value-type="float">
            <text:p>0.21</text:p>
          </table:table-cell>
          <table:table-cell table:formula="of:=CONCATENATE([.A92]; &quot; + (&quot;; [.B92]; &quot;)&quot;)" office:value-type="string" office:string-value="8.033 + (0.044)" calcext:value-type="string">
            <text:p>8.033 + (0.044)</text:p>
          </table:table-cell>
          <table:table-cell table:style-name="ce2" table:formula="of:=[.C92]" office:value-type="float" office:value="8.083" calcext:value-type="float">
            <text:p>8.08</text:p>
          </table:table-cell>
          <table:table-cell table:style-name="ce2" table:formula="of:=[.D92]" office:value-type="float" office:value="7.959" calcext:value-type="float">
            <text:p>7.96</text:p>
          </table:table-cell>
          <table:table-cell table:style-name="ce2" table:formula="of:=[.E92]" office:value-type="float" office:value="0.123" calcext:value-type="float">
            <text:p>0.12</text:p>
          </table:table-cell>
          <table:table-cell table:formula="of:=CONCATENATE([.A96]; &quot; + (&quot;; [.B96]; &quot;)&quot;)" office:value-type="string" office:string-value="8.034 + (0.035)" calcext:value-type="string">
            <text:p>8.034 + (0.035)</text:p>
          </table:table-cell>
          <table:table-cell table:style-name="ce2" table:formula="of:=[.C96]" office:value-type="float" office:value="8.087" calcext:value-type="float">
            <text:p>8.09</text:p>
          </table:table-cell>
          <table:table-cell table:style-name="ce2" table:formula="of:=[.D96]" office:value-type="float" office:value="7.978" calcext:value-type="float">
            <text:p>7.98</text:p>
          </table:table-cell>
          <table:table-cell table:style-name="ce2" table:formula="of:=[.E96]" office:value-type="float" office:value="0.109" calcext:value-type="float">
            <text:p>0.11</text:p>
          </table:table-cell>
          <table:table-cell table:number-columns-repeated="24"/>
        </table:table-row>
        <table:table-row table:style-name="ro1">
          <table:table-cell office:value-type="float" office:value="8.048" calcext:value-type="float">
            <text:p>8.048</text:p>
          </table:table-cell>
          <table:table-cell office:value-type="float" office:value="0.09" calcext:value-type="float">
            <text:p>0.09</text:p>
          </table:table-cell>
          <table:table-cell office:value-type="float" office:value="8.186" calcext:value-type="float">
            <text:p>8.186</text:p>
          </table:table-cell>
          <table:table-cell office:value-type="float" office:value="7.917" calcext:value-type="float">
            <text:p>7.917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89]; &quot; + (&quot;; [.B89]; &quot;)&quot;)" office:value-type="string" office:string-value="8.048 + (0.09)" calcext:value-type="string">
            <text:p>8.048 + (0.09)</text:p>
          </table:table-cell>
          <table:table-cell table:formula="of:=[.C89]" office:value-type="float" office:value="8.186" calcext:value-type="float">
            <text:p>8.19</text:p>
          </table:table-cell>
          <table:table-cell table:formula="of:=[.D89]" office:value-type="float" office:value="7.917" calcext:value-type="float">
            <text:p>7.92</text:p>
          </table:table-cell>
          <table:table-cell table:formula="of:=[.E89]" office:value-type="float" office:value="0.27" calcext:value-type="float">
            <text:p>0.27</text:p>
          </table:table-cell>
          <table:table-cell table:formula="of:=CONCATENATE([.A93]; &quot; + (&quot;; [.B93]; &quot;)&quot;)" office:value-type="string" office:string-value="8.046 + (0.052)" calcext:value-type="string">
            <text:p>8.046 + (0.052)</text:p>
          </table:table-cell>
          <table:table-cell table:style-name="ce2" table:formula="of:=[.C93]" office:value-type="float" office:value="8.11" calcext:value-type="float">
            <text:p>8.11</text:p>
          </table:table-cell>
          <table:table-cell table:style-name="ce2" table:formula="of:=[.D93]" office:value-type="float" office:value="7.968" calcext:value-type="float">
            <text:p>7.97</text:p>
          </table:table-cell>
          <table:table-cell table:style-name="ce2" table:formula="of:=[.E93]" office:value-type="float" office:value="0.143" calcext:value-type="float">
            <text:p>0.14</text:p>
          </table:table-cell>
          <table:table-cell table:formula="of:=CONCATENATE([.A97]; &quot; + (&quot;; [.B97]; &quot;)&quot;)" office:value-type="string" office:string-value="8.037 + (0.031)" calcext:value-type="string">
            <text:p>8.037 + (0.031)</text:p>
          </table:table-cell>
          <table:table-cell table:style-name="ce2" table:formula="of:=[.C97]" office:value-type="float" office:value="8.088" calcext:value-type="float">
            <text:p>8.09</text:p>
          </table:table-cell>
          <table:table-cell table:style-name="ce2" table:formula="of:=[.D97]" office:value-type="float" office:value="7.993" calcext:value-type="float">
            <text:p>7.99</text:p>
          </table:table-cell>
          <table:table-cell table:style-name="ce2" table:formula="of:=[.E97]" office:value-type="float" office:value="0.095" calcext:value-type="float">
            <text:p>0.10</text:p>
          </table:table-cell>
          <table:table-cell table:formula="of:=CONCATENATE([.A100]; &quot; + (&quot;; [.B100]; &quot;)&quot;)" office:value-type="string" office:string-value="8.043 + (0.03)" calcext:value-type="string">
            <text:p>8.043 + (0.03)</text:p>
          </table:table-cell>
          <table:table-cell table:style-name="ce2" table:formula="of:=[.C100]" office:value-type="float" office:value="8.09" calcext:value-type="float">
            <text:p>8.09</text:p>
          </table:table-cell>
          <table:table-cell table:style-name="ce2" table:formula="of:=[.D100]" office:value-type="float" office:value="7.999" calcext:value-type="float">
            <text:p>8.00</text:p>
          </table:table-cell>
          <table:table-cell table:style-name="ce2" table:formula="of:=[.E100]" office:value-type="float" office:value="0.091" calcext:value-type="float">
            <text:p>0.09</text:p>
          </table:table-cell>
          <table:table-cell table:number-columns-repeated="20"/>
        </table:table-row>
        <table:table-row table:style-name="ro1">
          <table:table-cell office:value-type="float" office:value="8.048" calcext:value-type="float">
            <text:p>8.048</text:p>
          </table:table-cell>
          <table:table-cell office:value-type="float" office:value="0.075" calcext:value-type="float">
            <text:p>0.075</text:p>
          </table:table-cell>
          <table:table-cell office:value-type="float" office:value="8.152" calcext:value-type="float">
            <text:p>8.152</text:p>
          </table:table-cell>
          <table:table-cell office:value-type="float" office:value="7.94" calcext:value-type="float">
            <text:p>7.94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90]; &quot; + (&quot;; [.B90]; &quot;)&quot;)" office:value-type="string" office:string-value="8.048 + (0.075)" calcext:value-type="string">
            <text:p>8.048 + (0.075)</text:p>
          </table:table-cell>
          <table:table-cell table:formula="of:=[.C90]" office:value-type="float" office:value="8.152" calcext:value-type="float">
            <text:p>8.15</text:p>
          </table:table-cell>
          <table:table-cell table:formula="of:=[.D90]" office:value-type="float" office:value="7.94" calcext:value-type="float">
            <text:p>7.94</text:p>
          </table:table-cell>
          <table:table-cell table:formula="of:=[.E90]" office:value-type="float" office:value="0.212" calcext:value-type="float">
            <text:p>0.21</text:p>
          </table:table-cell>
          <table:table-cell table:formula="of:=CONCATENATE([.A94]; &quot; + (&quot;; [.B94]; &quot;)&quot;)" office:value-type="string" office:string-value="8.044 + (0.049)" calcext:value-type="string">
            <text:p>8.044 + (0.049)</text:p>
          </table:table-cell>
          <table:table-cell table:style-name="ce2" table:formula="of:=[.C94]" office:value-type="float" office:value="8.104" calcext:value-type="float">
            <text:p>8.10</text:p>
          </table:table-cell>
          <table:table-cell table:style-name="ce2" table:formula="of:=[.D94]" office:value-type="float" office:value="7.968" calcext:value-type="float">
            <text:p>7.97</text:p>
          </table:table-cell>
          <table:table-cell table:style-name="ce2" table:formula="of:=[.E94]" office:value-type="float" office:value="0.136" calcext:value-type="float">
            <text:p>0.14</text:p>
          </table:table-cell>
          <table:table-cell table:formula="of:=CONCATENATE([.A98]; &quot; + (&quot;; [.B98]; &quot;)&quot;)" office:value-type="string" office:string-value="8.041 + (0.03)" calcext:value-type="string">
            <text:p>8.041 + (0.03)</text:p>
          </table:table-cell>
          <table:table-cell table:style-name="ce2" table:formula="of:=[.C98]" office:value-type="float" office:value="8.092" calcext:value-type="float">
            <text:p>8.09</text:p>
          </table:table-cell>
          <table:table-cell table:style-name="ce2" table:formula="of:=[.D98]" office:value-type="float" office:value="7.993" calcext:value-type="float">
            <text:p>7.99</text:p>
          </table:table-cell>
          <table:table-cell table:style-name="ce2" table:formula="of:=[.E98]" office:value-type="float" office:value="0.099" calcext:value-type="float">
            <text:p>0.10</text:p>
          </table:table-cell>
          <table:table-cell table:formula="of:=CONCATENATE([.A101]; &quot; + (&quot;; [.B101]; &quot;)&quot;)" office:value-type="string" office:string-value="8.04 + (0.025)" calcext:value-type="string">
            <text:p>8.04 + (0.025)</text:p>
          </table:table-cell>
          <table:table-cell table:style-name="ce2" table:formula="of:=[.C101]" office:value-type="float" office:value="8.092" calcext:value-type="float">
            <text:p>8.09</text:p>
          </table:table-cell>
          <table:table-cell table:style-name="ce2" table:formula="of:=[.D101]" office:value-type="float" office:value="8.002" calcext:value-type="float">
            <text:p>8.00</text:p>
          </table:table-cell>
          <table:table-cell table:style-name="ce2" table:formula="of:=[.E101]" office:value-type="float" office:value="0.09" calcext:value-type="float">
            <text:p>0.09</text:p>
          </table:table-cell>
          <table:table-cell table:number-columns-repeated="20"/>
        </table:table-row>
        <table:table-row table:style-name="ro1">
          <table:table-cell office:value-type="float" office:value="8.009" calcext:value-type="float">
            <text:p>8.009</text:p>
          </table:table-cell>
          <table:table-cell office:value-type="float" office:value="0.072" calcext:value-type="float">
            <text:p>0.072</text:p>
          </table:table-cell>
          <table:table-cell office:value-type="float" office:value="8.101" calcext:value-type="float">
            <text:p>8.101</text:p>
          </table:table-cell>
          <table:table-cell office:value-type="float" office:value="7.924" calcext:value-type="float">
            <text:p>7.924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91]; &quot; + (&quot;; [.B91]; &quot;)&quot;)" office:value-type="string" office:string-value="8.009 + (0.072)" calcext:value-type="string">
            <text:p>8.009 + (0.072)</text:p>
          </table:table-cell>
          <table:table-cell table:formula="of:=[.C91]" office:value-type="float" office:value="8.101" calcext:value-type="float">
            <text:p>8.10</text:p>
          </table:table-cell>
          <table:table-cell table:formula="of:=[.D91]" office:value-type="float" office:value="7.924" calcext:value-type="float">
            <text:p>7.92</text:p>
          </table:table-cell>
          <table:table-cell table:formula="of:=[.E91]" office:value-type="float" office:value="0.178" calcext:value-type="float">
            <text:p>0.18</text:p>
          </table:table-cell>
          <table:table-cell table:formula="of:=CONCATENATE([.A95]; &quot; + (&quot;; [.B95]; &quot;)&quot;)" office:value-type="string" office:string-value="8.027 + (0.042)" calcext:value-type="string">
            <text:p>8.027 + (0.042)</text:p>
          </table:table-cell>
          <table:table-cell table:style-name="ce2" table:formula="of:=[.C95]" office:value-type="float" office:value="8.086" calcext:value-type="float">
            <text:p>8.09</text:p>
          </table:table-cell>
          <table:table-cell table:style-name="ce2" table:formula="of:=[.D95]" office:value-type="float" office:value="7.97" calcext:value-type="float">
            <text:p>7.97</text:p>
          </table:table-cell>
          <table:table-cell table:style-name="ce2" table:formula="of:=[.E95]" office:value-type="float" office:value="0.116" calcext:value-type="float">
            <text:p>0.12</text:p>
          </table:table-cell>
          <table:table-cell table:formula="of:=CONCATENATE([.A99]; &quot; + (&quot;; [.B99]; &quot;)&quot;)" office:value-type="string" office:string-value="8.031 + (0.032)" calcext:value-type="string">
            <text:p>8.031 + (0.032)</text:p>
          </table:table-cell>
          <table:table-cell table:style-name="ce2" table:formula="of:=[.C99]" office:value-type="float" office:value="8.082" calcext:value-type="float">
            <text:p>8.08</text:p>
          </table:table-cell>
          <table:table-cell table:style-name="ce2" table:formula="of:=[.D99]" office:value-type="float" office:value="7.977" calcext:value-type="float">
            <text:p>7.98</text:p>
          </table:table-cell>
          <table:table-cell table:style-name="ce2" table:formula="of:=[.E99]" office:value-type="float" office:value="0.105" calcext:value-type="float">
            <text:p>0.11</text:p>
          </table:table-cell>
          <table:table-cell table:formula="of:=CONCATENATE([.A102]; &quot; + (&quot;; [.B102]; &quot;)&quot;)" office:value-type="string" office:string-value="8.037 + (0.028)" calcext:value-type="string">
            <text:p>8.037 + (0.028)</text:p>
          </table:table-cell>
          <table:table-cell table:style-name="ce2" table:formula="of:=[.C102]" office:value-type="float" office:value="8.094" calcext:value-type="float">
            <text:p>8.09</text:p>
          </table:table-cell>
          <table:table-cell table:style-name="ce2" table:formula="of:=[.D102]" office:value-type="float" office:value="7.993" calcext:value-type="float">
            <text:p>7.99</text:p>
          </table:table-cell>
          <table:table-cell table:style-name="ce2" table:formula="of:=[.E102]" office:value-type="float" office:value="0.1" calcext:value-type="float">
            <text:p>0.10</text:p>
          </table:table-cell>
          <table:table-cell table:number-columns-repeated="20"/>
        </table:table-row>
        <table:table-row table:style-name="ro1">
          <table:table-cell office:value-type="float" office:value="8.033" calcext:value-type="float">
            <text:p>8.033</text:p>
          </table:table-cell>
          <table:table-cell office:value-type="float" office:value="0.044" calcext:value-type="float">
            <text:p>0.044</text:p>
          </table:table-cell>
          <table:table-cell office:value-type="float" office:value="8.083" calcext:value-type="float">
            <text:p>8.083</text:p>
          </table:table-cell>
          <table:table-cell office:value-type="float" office:value="7.959" calcext:value-type="float">
            <text:p>7.959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92]; &quot; + (&quot;; [.B92]; &quot;)&quot;)" office:value-type="string" office:string-value="8.033 + (0.044)" calcext:value-type="string">
            <text:p>8.033 + (0.044)</text:p>
          </table:table-cell>
          <table:table-cell table:formula="of:=[.C92]" office:value-type="float" office:value="8.083" calcext:value-type="float">
            <text:p>8.08</text:p>
          </table:table-cell>
          <table:table-cell table:formula="of:=[.D92]" office:value-type="float" office:value="7.959" calcext:value-type="float">
            <text:p>7.96</text:p>
          </table:table-cell>
          <table:table-cell table:formula="of:=[.E92]" office:value-type="float" office:value="0.123" calcext:value-type="float">
            <text:p>0.12</text:p>
          </table:table-cell>
          <table:table-cell table:number-columns-repeated="32"/>
        </table:table-row>
        <table:table-row table:style-name="ro1">
          <table:table-cell office:value-type="float" office:value="8.046" calcext:value-type="float">
            <text:p>8.046</text:p>
          </table:table-cell>
          <table:table-cell office:value-type="float" office:value="0.052" calcext:value-type="float">
            <text:p>0.052</text:p>
          </table:table-cell>
          <table:table-cell office:value-type="float" office:value="8.11" calcext:value-type="float">
            <text:p>8.11</text:p>
          </table:table-cell>
          <table:table-cell office:value-type="float" office:value="7.968" calcext:value-type="float">
            <text:p>7.968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93]; &quot; + (&quot;; [.B93]; &quot;)&quot;)" office:value-type="string" office:string-value="8.046 + (0.052)" calcext:value-type="string">
            <text:p>8.046 + (0.052)</text:p>
          </table:table-cell>
          <table:table-cell table:formula="of:=[.C93]" office:value-type="float" office:value="8.11" calcext:value-type="float">
            <text:p>8.11</text:p>
          </table:table-cell>
          <table:table-cell table:formula="of:=[.D93]" office:value-type="float" office:value="7.968" calcext:value-type="float">
            <text:p>7.97</text:p>
          </table:table-cell>
          <table:table-cell table:formula="of:=[.E93]" office:value-type="float" office:value="0.143" calcext:value-type="float">
            <text:p>0.14</text:p>
          </table:table-cell>
          <table:table-cell table:number-columns-repeated="32"/>
        </table:table-row>
        <table:table-row table:style-name="ro1">
          <table:table-cell office:value-type="float" office:value="8.044" calcext:value-type="float">
            <text:p>8.044</text:p>
          </table:table-cell>
          <table:table-cell office:value-type="float" office:value="0.049" calcext:value-type="float">
            <text:p>0.049</text:p>
          </table:table-cell>
          <table:table-cell office:value-type="float" office:value="8.104" calcext:value-type="float">
            <text:p>8.104</text:p>
          </table:table-cell>
          <table:table-cell office:value-type="float" office:value="7.968" calcext:value-type="float">
            <text:p>7.968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94]; &quot; + (&quot;; [.B94]; &quot;)&quot;)" office:value-type="string" office:string-value="8.044 + (0.049)" calcext:value-type="string">
            <text:p>8.044 + (0.049)</text:p>
          </table:table-cell>
          <table:table-cell table:formula="of:=[.C94]" office:value-type="float" office:value="8.104" calcext:value-type="float">
            <text:p>8.10</text:p>
          </table:table-cell>
          <table:table-cell table:formula="of:=[.D94]" office:value-type="float" office:value="7.968" calcext:value-type="float">
            <text:p>7.97</text:p>
          </table:table-cell>
          <table:table-cell table:formula="of:=[.E94]" office:value-type="float" office:value="0.136" calcext:value-type="float">
            <text:p>0.14</text:p>
          </table:table-cell>
          <table:table-cell table:number-columns-repeated="32"/>
        </table:table-row>
        <table:table-row table:style-name="ro1">
          <table:table-cell office:value-type="float" office:value="8.027" calcext:value-type="float">
            <text:p>8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8.086" calcext:value-type="float">
            <text:p>8.086</text:p>
          </table:table-cell>
          <table:table-cell office:value-type="float" office:value="7.97" calcext:value-type="float">
            <text:p>7.97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95]; &quot; + (&quot;; [.B95]; &quot;)&quot;)" office:value-type="string" office:string-value="8.027 + (0.042)" calcext:value-type="string">
            <text:p>8.027 + (0.042)</text:p>
          </table:table-cell>
          <table:table-cell table:formula="of:=[.C95]" office:value-type="float" office:value="8.086" calcext:value-type="float">
            <text:p>8.09</text:p>
          </table:table-cell>
          <table:table-cell table:formula="of:=[.D95]" office:value-type="float" office:value="7.97" calcext:value-type="float">
            <text:p>7.97</text:p>
          </table:table-cell>
          <table:table-cell table:formula="of:=[.E95]" office:value-type="float" office:value="0.116" calcext:value-type="float">
            <text:p>0.12</text:p>
          </table:table-cell>
          <table:table-cell table:number-columns-repeated="32"/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0.035" calcext:value-type="float">
            <text:p>0.035</text:p>
          </table:table-cell>
          <table:table-cell office:value-type="float" office:value="8.087" calcext:value-type="float">
            <text:p>8.087</text:p>
          </table:table-cell>
          <table:table-cell office:value-type="float" office:value="7.978" calcext:value-type="float">
            <text:p>7.978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96]; &quot; + (&quot;; [.B96]; &quot;)&quot;)" office:value-type="string" office:string-value="8.034 + (0.035)" calcext:value-type="string">
            <text:p>8.034 + (0.035)</text:p>
          </table:table-cell>
          <table:table-cell table:formula="of:=[.C96]" office:value-type="float" office:value="8.087" calcext:value-type="float">
            <text:p>8.09</text:p>
          </table:table-cell>
          <table:table-cell table:formula="of:=[.D96]" office:value-type="float" office:value="7.978" calcext:value-type="float">
            <text:p>7.98</text:p>
          </table:table-cell>
          <table:table-cell table:formula="of:=[.E96]" office:value-type="float" office:value="0.109" calcext:value-type="float">
            <text:p>0.11</text:p>
          </table:table-cell>
          <table:table-cell table:number-columns-repeated="32"/>
        </table:table-row>
        <table:table-row table:style-name="ro1">
          <table:table-cell office:value-type="float" office:value="8.037" calcext:value-type="float">
            <text:p>8.037</text:p>
          </table:table-cell>
          <table:table-cell office:value-type="float" office:value="0.031" calcext:value-type="float">
            <text:p>0.031</text:p>
          </table:table-cell>
          <table:table-cell office:value-type="float" office:value="8.088" calcext:value-type="float">
            <text:p>8.088</text:p>
          </table:table-cell>
          <table:table-cell office:value-type="float" office:value="7.993" calcext:value-type="float">
            <text:p>7.993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97]; &quot; + (&quot;; [.B97]; &quot;)&quot;)" office:value-type="string" office:string-value="8.037 + (0.031)" calcext:value-type="string">
            <text:p>8.037 + (0.031)</text:p>
          </table:table-cell>
          <table:table-cell table:formula="of:=[.C97]" office:value-type="float" office:value="8.088" calcext:value-type="float">
            <text:p>8.09</text:p>
          </table:table-cell>
          <table:table-cell table:formula="of:=[.D97]" office:value-type="float" office:value="7.993" calcext:value-type="float">
            <text:p>7.99</text:p>
          </table:table-cell>
          <table:table-cell table:formula="of:=[.E97]" office:value-type="float" office:value="0.095" calcext:value-type="float">
            <text:p>0.10</text:p>
          </table:table-cell>
          <table:table-cell table:number-columns-repeated="32"/>
        </table:table-row>
        <table:table-row table:style-name="ro1">
          <table:table-cell office:value-type="float" office:value="8.041" calcext:value-type="float">
            <text:p>8.041</text:p>
          </table:table-cell>
          <table:table-cell office:value-type="float" office:value="0.03" calcext:value-type="float">
            <text:p>0.03</text:p>
          </table:table-cell>
          <table:table-cell office:value-type="float" office:value="8.092" calcext:value-type="float">
            <text:p>8.092</text:p>
          </table:table-cell>
          <table:table-cell office:value-type="float" office:value="7.993" calcext:value-type="float">
            <text:p>7.993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98]; &quot; + (&quot;; [.B98]; &quot;)&quot;)" office:value-type="string" office:string-value="8.041 + (0.03)" calcext:value-type="string">
            <text:p>8.041 + (0.03)</text:p>
          </table:table-cell>
          <table:table-cell table:formula="of:=[.C98]" office:value-type="float" office:value="8.092" calcext:value-type="float">
            <text:p>8.09</text:p>
          </table:table-cell>
          <table:table-cell table:formula="of:=[.D98]" office:value-type="float" office:value="7.993" calcext:value-type="float">
            <text:p>7.99</text:p>
          </table:table-cell>
          <table:table-cell table:formula="of:=[.E98]" office:value-type="float" office:value="0.099" calcext:value-type="float">
            <text:p>0.10</text:p>
          </table:table-cell>
          <table:table-cell table:number-columns-repeated="32"/>
        </table:table-row>
        <table:table-row table:style-name="ro1">
          <table:table-cell office:value-type="float" office:value="8.031" calcext:value-type="float">
            <text:p>8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8.082" calcext:value-type="float">
            <text:p>8.082</text:p>
          </table:table-cell>
          <table:table-cell office:value-type="float" office:value="7.977" calcext:value-type="float">
            <text:p>7.977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99]; &quot; + (&quot;; [.B99]; &quot;)&quot;)" office:value-type="string" office:string-value="8.031 + (0.032)" calcext:value-type="string">
            <text:p>8.031 + (0.032)</text:p>
          </table:table-cell>
          <table:table-cell table:formula="of:=[.C99]" office:value-type="float" office:value="8.082" calcext:value-type="float">
            <text:p>8.08</text:p>
          </table:table-cell>
          <table:table-cell table:formula="of:=[.D99]" office:value-type="float" office:value="7.977" calcext:value-type="float">
            <text:p>7.98</text:p>
          </table:table-cell>
          <table:table-cell table:formula="of:=[.E99]" office:value-type="float" office:value="0.105" calcext:value-type="float">
            <text:p>0.11</text:p>
          </table:table-cell>
          <table:table-cell table:number-columns-repeated="32"/>
        </table:table-row>
        <table:table-row table:style-name="ro1">
          <table:table-cell office:value-type="float" office:value="8.043" calcext:value-type="float">
            <text:p>8.043</text:p>
          </table:table-cell>
          <table:table-cell office:value-type="float" office:value="0.03" calcext:value-type="float">
            <text:p>0.03</text:p>
          </table:table-cell>
          <table:table-cell office:value-type="float" office:value="8.09" calcext:value-type="float">
            <text:p>8.09</text:p>
          </table:table-cell>
          <table:table-cell office:value-type="float" office:value="7.999" calcext:value-type="float">
            <text:p>7.999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100]; &quot; + (&quot;; [.B100]; &quot;)&quot;)" office:value-type="string" office:string-value="8.043 + (0.03)" calcext:value-type="string">
            <text:p>8.043 + (0.03)</text:p>
          </table:table-cell>
          <table:table-cell table:formula="of:=[.C100]" office:value-type="float" office:value="8.09" calcext:value-type="float">
            <text:p>8.09</text:p>
          </table:table-cell>
          <table:table-cell table:formula="of:=[.D100]" office:value-type="float" office:value="7.999" calcext:value-type="float">
            <text:p>8.00</text:p>
          </table:table-cell>
          <table:table-cell table:formula="of:=[.E100]" office:value-type="float" office:value="0.091" calcext:value-type="float">
            <text:p>0.09</text:p>
          </table:table-cell>
          <table:table-cell table:number-columns-repeated="3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025" calcext:value-type="float">
            <text:p>0.025</text:p>
          </table:table-cell>
          <table:table-cell office:value-type="float" office:value="8.092" calcext:value-type="float">
            <text:p>8.092</text:p>
          </table:table-cell>
          <table:table-cell office:value-type="float" office:value="8.002" calcext:value-type="float">
            <text:p>8.00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101]; &quot; + (&quot;; [.B101]; &quot;)&quot;)" office:value-type="string" office:string-value="8.04 + (0.025)" calcext:value-type="string">
            <text:p>8.04 + (0.025)</text:p>
          </table:table-cell>
          <table:table-cell table:formula="of:=[.C101]" office:value-type="float" office:value="8.092" calcext:value-type="float">
            <text:p>8.09</text:p>
          </table:table-cell>
          <table:table-cell table:formula="of:=[.D101]" office:value-type="float" office:value="8.002" calcext:value-type="float">
            <text:p>8.00</text:p>
          </table:table-cell>
          <table:table-cell table:formula="of:=[.E101]" office:value-type="float" office:value="0.09" calcext:value-type="float">
            <text:p>0.09</text:p>
          </table:table-cell>
          <table:table-cell table:number-columns-repeated="32"/>
        </table:table-row>
        <table:table-row table:style-name="ro1">
          <table:table-cell office:value-type="float" office:value="8.037" calcext:value-type="float">
            <text:p>8.037</text:p>
          </table:table-cell>
          <table:table-cell office:value-type="float" office:value="0.028" calcext:value-type="float">
            <text:p>0.028</text:p>
          </table:table-cell>
          <table:table-cell office:value-type="float" office:value="8.094" calcext:value-type="float">
            <text:p>8.094</text:p>
          </table:table-cell>
          <table:table-cell office:value-type="float" office:value="7.993" calcext:value-type="float">
            <text:p>7.99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102]; &quot; + (&quot;; [.B102]; &quot;)&quot;)" office:value-type="string" office:string-value="8.037 + (0.028)" calcext:value-type="string">
            <text:p>8.037 + (0.028)</text:p>
          </table:table-cell>
          <table:table-cell table:formula="of:=[.C102]" office:value-type="float" office:value="8.094" calcext:value-type="float">
            <text:p>8.09</text:p>
          </table:table-cell>
          <table:table-cell table:formula="of:=[.D102]" office:value-type="float" office:value="7.993" calcext:value-type="float">
            <text:p>7.99</text:p>
          </table:table-cell>
          <table:table-cell table:formula="of:=[.E102]" office:value-type="float" office:value="0.1" calcext:value-type="float">
            <text:p>0.1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CONCATENATE([.A103]; &quot; + (&quot;; [.B103]; &quot;)&quot;)" office:value-type="string" office:string-value=" + ()" calcext:value-type="string">
            <text:p><text:s/>+ ()</text:p>
          </table:table-cell>
          <table:table-cell table:formula="of:=[.C103]" office:value-type="float" office:value="0" calcext:value-type="float">
            <text:p>0.00</text:p>
          </table:table-cell>
          <table:table-cell table:formula="of:=[.D103]" office:value-type="float" office:value="0" calcext:value-type="float">
            <text:p>0.00</text:p>
          </table:table-cell>
          <table:table-cell table:formula="of:=[.E103]" office:value-type="float" office:value="0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g_meany</text:p>
          </table:table-cell>
          <table:table-cell office:value-type="string" calcext:value-type="string">
            <text:p>Arg_sdy</text:p>
          </table:table-cell>
          <table:table-cell office:value-type="string" calcext:value-type="string">
            <text:p>Ara_max</text:p>
          </table:table-cell>
          <table:table-cell office:value-type="string" calcext:value-type="string">
            <text:p>Ara_min</text:p>
          </table:table-cell>
          <table:table-cell office:value-type="string" calcext:value-type="string">
            <text:p>Ara_diff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Inshore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Mid channe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ffshor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Oceanic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37" calcext:value-type="float">
            <text:p>0.37</text:p>
          </table:table-cell>
          <table:table-cell office:value-type="float" office:value="4.23" calcext:value-type="float">
            <text:p>4.23</text:p>
          </table:table-cell>
          <table:table-cell office:value-type="float" office:value="3.17" calcext:value-type="float">
            <text:p>3.1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table:formula="of:=CONCATENATE([.A105]; &quot; + (&quot;; [.B105]; &quot;)&quot;)" office:value-type="string" office:string-value="3.63 + (0.37)" calcext:value-type="string">
            <text:p>3.63 + (0.37)</text:p>
          </table:table-cell>
          <table:table-cell table:formula="of:=[.C105]" office:value-type="float" office:value="4.23" calcext:value-type="float">
            <text:p>4.23</text:p>
          </table:table-cell>
          <table:table-cell table:formula="of:=[.D105]" office:value-type="float" office:value="3.17" calcext:value-type="float">
            <text:p>3.17</text:p>
          </table:table-cell>
          <table:table-cell table:formula="of:=[.E105]" office:value-type="float" office:value="1.06" calcext:value-type="float">
            <text:p>1.06</text:p>
          </table:table-cell>
          <table:table-cell table:formula="of:=CONCATENATE([.A109]; &quot; + (&quot;; [.B109]; &quot;)&quot;)" office:value-type="string" office:string-value="3.7 + (0.17)" calcext:value-type="string">
            <text:p>3.7 + (0.17)</text:p>
          </table:table-cell>
          <table:table-cell table:style-name="ce2" table:formula="of:=[.C109]" office:value-type="float" office:value="3.95" calcext:value-type="float">
            <text:p>3.95</text:p>
          </table:table-cell>
          <table:table-cell table:style-name="ce2" table:formula="of:=[.D109]" office:value-type="float" office:value="3.46" calcext:value-type="float">
            <text:p>3.46</text:p>
          </table:table-cell>
          <table:table-cell table:style-name="ce2" table:formula="of:=[.E109]" office:value-type="float" office:value="0.48" calcext:value-type="float">
            <text:p>0.48</text:p>
          </table:table-cell>
          <table:table-cell table:formula="of:=CONCATENATE([.A113]; &quot; + (&quot;; [.B113]; &quot;)&quot;)" office:value-type="string" office:string-value="3.75 + (0.08)" calcext:value-type="string">
            <text:p>3.75 + (0.08)</text:p>
          </table:table-cell>
          <table:table-cell table:style-name="ce2" table:formula="of:=[.C113]" office:value-type="float" office:value="3.86" calcext:value-type="float">
            <text:p>3.86</text:p>
          </table:table-cell>
          <table:table-cell table:style-name="ce2" table:formula="of:=[.D113]" office:value-type="float" office:value="3.65" calcext:value-type="float">
            <text:p>3.65</text:p>
          </table:table-cell>
          <table:table-cell table:style-name="ce2" table:formula="of:=[.E113]" office:value-type="float" office:value="0.21" calcext:value-type="float">
            <text:p>0.21</text:p>
          </table:table-cell>
          <table:table-cell table:number-columns-repeated="24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51" calcext:value-type="float">
            <text:p>0.51</text:p>
          </table:table-cell>
          <table:table-cell office:value-type="float" office:value="4.67" calcext:value-type="float">
            <text:p>4.67</text:p>
          </table:table-cell>
          <table:table-cell office:value-type="float" office:value="3.08" calcext:value-type="float">
            <text:p>3.08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table:formula="of:=CONCATENATE([.A106]; &quot; + (&quot;; [.B106]; &quot;)&quot;)" office:value-type="string" office:string-value="3.82 + (0.51)" calcext:value-type="string">
            <text:p>3.82 + (0.51)</text:p>
          </table:table-cell>
          <table:table-cell table:formula="of:=[.C106]" office:value-type="float" office:value="4.67" calcext:value-type="float">
            <text:p>4.67</text:p>
          </table:table-cell>
          <table:table-cell table:formula="of:=[.D106]" office:value-type="float" office:value="3.08" calcext:value-type="float">
            <text:p>3.08</text:p>
          </table:table-cell>
          <table:table-cell table:formula="of:=[.E106]" office:value-type="float" office:value="1.58" calcext:value-type="float">
            <text:p>1.58</text:p>
          </table:table-cell>
          <table:table-cell table:formula="of:=CONCATENATE([.A110]; &quot; + (&quot;; [.B110]; &quot;)&quot;)" office:value-type="string" office:string-value="3.83 + (0.26)" calcext:value-type="string">
            <text:p>3.83 + (0.26)</text:p>
          </table:table-cell>
          <table:table-cell table:style-name="ce2" table:formula="of:=[.C110]" office:value-type="float" office:value="4.25" calcext:value-type="float">
            <text:p>4.25</text:p>
          </table:table-cell>
          <table:table-cell table:style-name="ce2" table:formula="of:=[.D110]" office:value-type="float" office:value="3.39" calcext:value-type="float">
            <text:p>3.39</text:p>
          </table:table-cell>
          <table:table-cell table:style-name="ce2" table:formula="of:=[.E110]" office:value-type="float" office:value="0.86" calcext:value-type="float">
            <text:p>0.86</text:p>
          </table:table-cell>
          <table:table-cell table:formula="of:=CONCATENATE([.A114]; &quot; + (&quot;; [.B114]; &quot;)&quot;)" office:value-type="string" office:string-value="3.78 + (0.15)" calcext:value-type="string">
            <text:p>3.78 + (0.15)</text:p>
          </table:table-cell>
          <table:table-cell table:style-name="ce2" table:formula="of:=[.C114]" office:value-type="float" office:value="4.07" calcext:value-type="float">
            <text:p>4.07</text:p>
          </table:table-cell>
          <table:table-cell table:style-name="ce2" table:formula="of:=[.D114]" office:value-type="float" office:value="3.55" calcext:value-type="float">
            <text:p>3.55</text:p>
          </table:table-cell>
          <table:table-cell table:style-name="ce2" table:formula="of:=[.E114]" office:value-type="float" office:value="0.52" calcext:value-type="float">
            <text:p>0.52</text:p>
          </table:table-cell>
          <table:table-cell table:formula="of:=CONCATENATE([.A117]; &quot; + (&quot;; [.B117]; &quot;)&quot;)" office:value-type="string" office:string-value="3.82 + (0.16)" calcext:value-type="string">
            <text:p>3.82 + (0.16)</text:p>
          </table:table-cell>
          <table:table-cell table:style-name="ce2" table:formula="of:=[.C117]" office:value-type="float" office:value="4.12" calcext:value-type="float">
            <text:p>4.12</text:p>
          </table:table-cell>
          <table:table-cell table:style-name="ce2" table:formula="of:=[.D117]" office:value-type="float" office:value="3.54" calcext:value-type="float">
            <text:p>3.54</text:p>
          </table:table-cell>
          <table:table-cell table:style-name="ce2" table:formula="of:=[.E117]" office:value-type="float" office:value="0.57" calcext:value-type="float">
            <text:p>0.57</text:p>
          </table:table-cell>
          <table:table-cell table:number-columns-repeated="20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41" calcext:value-type="float">
            <text:p>0.41</text:p>
          </table:table-cell>
          <table:table-cell office:value-type="float" office:value="4.5" calcext:value-type="float">
            <text:p>4.5</text:p>
          </table:table-cell>
          <table:table-cell office:value-type="float" office:value="3.33" calcext:value-type="float">
            <text:p>3.33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table:formula="of:=CONCATENATE([.A107]; &quot; + (&quot;; [.B107]; &quot;)&quot;)" office:value-type="string" office:string-value="3.77 + (0.41)" calcext:value-type="string">
            <text:p>3.77 + (0.41)</text:p>
          </table:table-cell>
          <table:table-cell table:formula="of:=[.C107]" office:value-type="float" office:value="4.5" calcext:value-type="float">
            <text:p>4.50</text:p>
          </table:table-cell>
          <table:table-cell table:formula="of:=[.D107]" office:value-type="float" office:value="3.33" calcext:value-type="float">
            <text:p>3.33</text:p>
          </table:table-cell>
          <table:table-cell table:formula="of:=[.E107]" office:value-type="float" office:value="1.17" calcext:value-type="float">
            <text:p>1.17</text:p>
          </table:table-cell>
          <table:table-cell table:formula="of:=CONCATENATE([.A111]; &quot; + (&quot;; [.B111]; &quot;)&quot;)" office:value-type="string" office:string-value="3.8 + (0.24)" calcext:value-type="string">
            <text:p>3.8 + (0.24)</text:p>
          </table:table-cell>
          <table:table-cell table:style-name="ce2" table:formula="of:=[.C111]" office:value-type="float" office:value="4.2" calcext:value-type="float">
            <text:p>4.20</text:p>
          </table:table-cell>
          <table:table-cell table:style-name="ce2" table:formula="of:=[.D111]" office:value-type="float" office:value="3.5" calcext:value-type="float">
            <text:p>3.50</text:p>
          </table:table-cell>
          <table:table-cell table:style-name="ce2" table:formula="of:=[.E111]" office:value-type="float" office:value="0.7" calcext:value-type="float">
            <text:p>0.70</text:p>
          </table:table-cell>
          <table:table-cell table:formula="of:=CONCATENATE([.A115]; &quot; + (&quot;; [.B115]; &quot;)&quot;)" office:value-type="string" office:string-value="3.78 + (0.13)" calcext:value-type="string">
            <text:p>3.78 + (0.13)</text:p>
          </table:table-cell>
          <table:table-cell table:style-name="ce2" table:formula="of:=[.C115]" office:value-type="float" office:value="4.04" calcext:value-type="float">
            <text:p>4.04</text:p>
          </table:table-cell>
          <table:table-cell table:style-name="ce2" table:formula="of:=[.D115]" office:value-type="float" office:value="3.59" calcext:value-type="float">
            <text:p>3.59</text:p>
          </table:table-cell>
          <table:table-cell table:style-name="ce2" table:formula="of:=[.E115]" office:value-type="float" office:value="0.45" calcext:value-type="float">
            <text:p>0.45</text:p>
          </table:table-cell>
          <table:table-cell table:formula="of:=CONCATENATE([.A118]; &quot; + (&quot;; [.B118]; &quot;)&quot;)" office:value-type="string" office:string-value="3.81 + (0.12)" calcext:value-type="string">
            <text:p>3.81 + (0.12)</text:p>
          </table:table-cell>
          <table:table-cell table:style-name="ce2" table:formula="of:=[.C118]" office:value-type="float" office:value="4.02" calcext:value-type="float">
            <text:p>4.02</text:p>
          </table:table-cell>
          <table:table-cell table:style-name="ce2" table:formula="of:=[.D118]" office:value-type="float" office:value="3.67" calcext:value-type="float">
            <text:p>3.67</text:p>
          </table:table-cell>
          <table:table-cell table:style-name="ce2" table:formula="of:=[.E118]"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34" calcext:value-type="float">
            <text:p>0.34</text:p>
          </table:table-cell>
          <table:table-cell office:value-type="float" office:value="3.95" calcext:value-type="float">
            <text:p>3.95</text:p>
          </table:table-cell>
          <table:table-cell office:value-type="float" office:value="2.98" calcext:value-type="float">
            <text:p>2.98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table:formula="of:=CONCATENATE([.A108]; &quot; + (&quot;; [.B108]; &quot;)&quot;)" office:value-type="string" office:string-value="3.42 + (0.34)" calcext:value-type="string">
            <text:p>3.42 + (0.34)</text:p>
          </table:table-cell>
          <table:table-cell table:formula="of:=[.C108]" office:value-type="float" office:value="3.95" calcext:value-type="float">
            <text:p>3.95</text:p>
          </table:table-cell>
          <table:table-cell table:formula="of:=[.D108]" office:value-type="float" office:value="2.98" calcext:value-type="float">
            <text:p>2.98</text:p>
          </table:table-cell>
          <table:table-cell table:formula="of:=[.E108]" office:value-type="float" office:value="0.98" calcext:value-type="float">
            <text:p>0.98</text:p>
          </table:table-cell>
          <table:table-cell table:formula="of:=CONCATENATE([.A112]; &quot; + (&quot;; [.B112]; &quot;)&quot;)" office:value-type="string" office:string-value="3.65 + (0.18)" calcext:value-type="string">
            <text:p>3.65 + (0.18)</text:p>
          </table:table-cell>
          <table:table-cell table:style-name="ce2" table:formula="of:=[.C112]" office:value-type="float" office:value="3.83" calcext:value-type="float">
            <text:p>3.83</text:p>
          </table:table-cell>
          <table:table-cell table:style-name="ce2" table:formula="of:=[.D112]" office:value-type="float" office:value="3.2" calcext:value-type="float">
            <text:p>3.20</text:p>
          </table:table-cell>
          <table:table-cell table:style-name="ce2" table:formula="of:=[.E112]" office:value-type="float" office:value="0.63" calcext:value-type="float">
            <text:p>0.63</text:p>
          </table:table-cell>
          <table:table-cell table:formula="of:=CONCATENATE([.A116]; &quot; + (&quot;; [.B116]; &quot;)&quot;)" office:value-type="string" office:string-value="3.7 + (0.11)" calcext:value-type="string">
            <text:p>3.7 + (0.11)</text:p>
          </table:table-cell>
          <table:table-cell table:style-name="ce2" table:formula="of:=[.C116]" office:value-type="float" office:value="3.88" calcext:value-type="float">
            <text:p>3.88</text:p>
          </table:table-cell>
          <table:table-cell table:style-name="ce2" table:formula="of:=[.D116]" office:value-type="float" office:value="3.5" calcext:value-type="float">
            <text:p>3.50</text:p>
          </table:table-cell>
          <table:table-cell table:style-name="ce2" table:formula="of:=[.E116]" office:value-type="float" office:value="0.38" calcext:value-type="float">
            <text:p>0.38</text:p>
          </table:table-cell>
          <table:table-cell table:formula="of:=CONCATENATE([.A119]; &quot; + (&quot;; [.B119]; &quot;)&quot;)" office:value-type="string" office:string-value="3.78 + (0.11)" calcext:value-type="string">
            <text:p>3.78 + (0.11)</text:p>
          </table:table-cell>
          <table:table-cell table:style-name="ce2" table:formula="of:=[.C119]" office:value-type="float" office:value="3.96" calcext:value-type="float">
            <text:p>3.96</text:p>
          </table:table-cell>
          <table:table-cell table:style-name="ce2" table:formula="of:=[.D119]" office:value-type="float" office:value="3.64" calcext:value-type="float">
            <text:p>3.64</text:p>
          </table:table-cell>
          <table:table-cell table:style-name="ce2" table:formula="of:=[.E119]" office:value-type="float" office:value="0.32" calcext:value-type="float">
            <text:p>0.32</text:p>
          </table:table-cell>
          <table:table-cell table:number-columns-repeated="2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7" calcext:value-type="float">
            <text:p>0.17</text:p>
          </table:table-cell>
          <table:table-cell office:value-type="float" office:value="3.95" calcext:value-type="float">
            <text:p>3.95</text:p>
          </table:table-cell>
          <table:table-cell office:value-type="float" office:value="3.46" calcext:value-type="float">
            <text:p>3.46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table:formula="of:=CONCATENATE([.A109]; &quot; + (&quot;; [.B109]; &quot;)&quot;)" office:value-type="string" office:string-value="3.7 + (0.17)" calcext:value-type="string">
            <text:p>3.7 + (0.17)</text:p>
          </table:table-cell>
          <table:table-cell table:formula="of:=[.C109]" office:value-type="float" office:value="3.95" calcext:value-type="float">
            <text:p>3.95</text:p>
          </table:table-cell>
          <table:table-cell table:formula="of:=[.D109]" office:value-type="float" office:value="3.46" calcext:value-type="float">
            <text:p>3.46</text:p>
          </table:table-cell>
          <table:table-cell table:formula="of:=[.E109]" office:value-type="float" office:value="0.48" calcext:value-type="float">
            <text:p>0.48</text:p>
          </table:table-cell>
          <table:table-cell table:number-columns-repeated="32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26" calcext:value-type="float">
            <text:p>0.26</text:p>
          </table:table-cell>
          <table:table-cell office:value-type="float" office:value="4.25" calcext:value-type="float">
            <text:p>4.25</text:p>
          </table:table-cell>
          <table:table-cell office:value-type="float" office:value="3.39" calcext:value-type="float">
            <text:p>3.39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table:formula="of:=CONCATENATE([.A110]; &quot; + (&quot;; [.B110]; &quot;)&quot;)" office:value-type="string" office:string-value="3.83 + (0.26)" calcext:value-type="string">
            <text:p>3.83 + (0.26)</text:p>
          </table:table-cell>
          <table:table-cell table:formula="of:=[.C110]" office:value-type="float" office:value="4.25" calcext:value-type="float">
            <text:p>4.25</text:p>
          </table:table-cell>
          <table:table-cell table:formula="of:=[.D110]" office:value-type="float" office:value="3.39" calcext:value-type="float">
            <text:p>3.39</text:p>
          </table:table-cell>
          <table:table-cell table:formula="of:=[.E110]" office:value-type="float" office:value="0.86" calcext:value-type="float">
            <text:p>0.86</text:p>
          </table:table-cell>
          <table:table-cell table:number-columns-repeated="3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4" calcext:value-type="float">
            <text:p>0.24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table:formula="of:=CONCATENATE([.A111]; &quot; + (&quot;; [.B111]; &quot;)&quot;)" office:value-type="string" office:string-value="3.8 + (0.24)" calcext:value-type="string">
            <text:p>3.8 + (0.24)</text:p>
          </table:table-cell>
          <table:table-cell table:formula="of:=[.C111]" office:value-type="float" office:value="4.2" calcext:value-type="float">
            <text:p>4.20</text:p>
          </table:table-cell>
          <table:table-cell table:formula="of:=[.D111]" office:value-type="float" office:value="3.5" calcext:value-type="float">
            <text:p>3.50</text:p>
          </table:table-cell>
          <table:table-cell table:formula="of:=[.E111]" office:value-type="float" office:value="0.7" calcext:value-type="float">
            <text:p>0.70</text:p>
          </table:table-cell>
          <table:table-cell table:number-columns-repeated="3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18" calcext:value-type="float">
            <text:p>0.18</text:p>
          </table:table-cell>
          <table:table-cell office:value-type="float" office:value="3.83" calcext:value-type="float">
            <text:p>3.83</text:p>
          </table:table-cell>
          <table:table-cell office:value-type="float" office:value="3.2" calcext:value-type="float">
            <text:p>3.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table:formula="of:=CONCATENATE([.A112]; &quot; + (&quot;; [.B112]; &quot;)&quot;)" office:value-type="string" office:string-value="3.65 + (0.18)" calcext:value-type="string">
            <text:p>3.65 + (0.18)</text:p>
          </table:table-cell>
          <table:table-cell table:formula="of:=[.C112]" office:value-type="float" office:value="3.83" calcext:value-type="float">
            <text:p>3.83</text:p>
          </table:table-cell>
          <table:table-cell table:formula="of:=[.D112]" office:value-type="float" office:value="3.2" calcext:value-type="float">
            <text:p>3.20</text:p>
          </table:table-cell>
          <table:table-cell table:formula="of:=[.E112]" office:value-type="float" office:value="0.63" calcext:value-type="float">
            <text:p>0.63</text:p>
          </table:table-cell>
          <table:table-cell table:number-columns-repeated="3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8" calcext:value-type="float">
            <text:p>0.08</text:p>
          </table:table-cell>
          <table:table-cell office:value-type="float" office:value="3.86" calcext:value-type="float">
            <text:p>3.86</text:p>
          </table:table-cell>
          <table:table-cell office:value-type="float" office:value="3.65" calcext:value-type="float">
            <text:p>3.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table:formula="of:=CONCATENATE([.A113]; &quot; + (&quot;; [.B113]; &quot;)&quot;)" office:value-type="string" office:string-value="3.75 + (0.08)" calcext:value-type="string">
            <text:p>3.75 + (0.08)</text:p>
          </table:table-cell>
          <table:table-cell table:formula="of:=[.C113]" office:value-type="float" office:value="3.86" calcext:value-type="float">
            <text:p>3.86</text:p>
          </table:table-cell>
          <table:table-cell table:formula="of:=[.D113]" office:value-type="float" office:value="3.65" calcext:value-type="float">
            <text:p>3.65</text:p>
          </table:table-cell>
          <table:table-cell table:formula="of:=[.E113]" office:value-type="float" office:value="0.21" calcext:value-type="float">
            <text:p>0.21</text:p>
          </table:table-cell>
          <table:table-cell table:number-columns-repeated="32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15" calcext:value-type="float">
            <text:p>0.15</text:p>
          </table:table-cell>
          <table:table-cell office:value-type="float" office:value="4.07" calcext:value-type="float">
            <text:p>4.07</text:p>
          </table:table-cell>
          <table:table-cell office:value-type="float" office:value="3.55" calcext:value-type="float">
            <text:p>3.5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table:formula="of:=CONCATENATE([.A114]; &quot; + (&quot;; [.B114]; &quot;)&quot;)" office:value-type="string" office:string-value="3.78 + (0.15)" calcext:value-type="string">
            <text:p>3.78 + (0.15)</text:p>
          </table:table-cell>
          <table:table-cell table:formula="of:=[.C114]" office:value-type="float" office:value="4.07" calcext:value-type="float">
            <text:p>4.07</text:p>
          </table:table-cell>
          <table:table-cell table:formula="of:=[.D114]" office:value-type="float" office:value="3.55" calcext:value-type="float">
            <text:p>3.55</text:p>
          </table:table-cell>
          <table:table-cell table:formula="of:=[.E114]" office:value-type="float" office:value="0.52" calcext:value-type="float">
            <text:p>0.52</text:p>
          </table:table-cell>
          <table:table-cell table:number-columns-repeated="32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13" calcext:value-type="float">
            <text:p>0.13</text:p>
          </table:table-cell>
          <table:table-cell office:value-type="float" office:value="4.04" calcext:value-type="float">
            <text:p>4.04</text:p>
          </table:table-cell>
          <table:table-cell office:value-type="float" office:value="3.59" calcext:value-type="float">
            <text:p>3.5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table:formula="of:=CONCATENATE([.A115]; &quot; + (&quot;; [.B115]; &quot;)&quot;)" office:value-type="string" office:string-value="3.78 + (0.13)" calcext:value-type="string">
            <text:p>3.78 + (0.13)</text:p>
          </table:table-cell>
          <table:table-cell table:formula="of:=[.C115]" office:value-type="float" office:value="4.04" calcext:value-type="float">
            <text:p>4.04</text:p>
          </table:table-cell>
          <table:table-cell table:formula="of:=[.D115]" office:value-type="float" office:value="3.59" calcext:value-type="float">
            <text:p>3.59</text:p>
          </table:table-cell>
          <table:table-cell table:formula="of:=[.E115]" office:value-type="float" office:value="0.45" calcext:value-type="float">
            <text:p>0.45</text:p>
          </table:table-cell>
          <table:table-cell table:number-columns-repeated="3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3.5" calcext:value-type="float">
            <text:p>3.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table:formula="of:=CONCATENATE([.A116]; &quot; + (&quot;; [.B116]; &quot;)&quot;)" office:value-type="string" office:string-value="3.7 + (0.11)" calcext:value-type="string">
            <text:p>3.7 + (0.11)</text:p>
          </table:table-cell>
          <table:table-cell table:formula="of:=[.C116]" office:value-type="float" office:value="3.88" calcext:value-type="float">
            <text:p>3.88</text:p>
          </table:table-cell>
          <table:table-cell table:formula="of:=[.D116]" office:value-type="float" office:value="3.5" calcext:value-type="float">
            <text:p>3.50</text:p>
          </table:table-cell>
          <table:table-cell table:formula="of:=[.E116]" office:value-type="float" office:value="0.38" calcext:value-type="float">
            <text:p>0.38</text:p>
          </table:table-cell>
          <table:table-cell table:number-columns-repeated="32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16" calcext:value-type="float">
            <text:p>0.16</text:p>
          </table:table-cell>
          <table:table-cell office:value-type="float" office:value="4.12" calcext:value-type="float">
            <text:p>4.12</text:p>
          </table:table-cell>
          <table:table-cell office:value-type="float" office:value="3.54" calcext:value-type="float">
            <text:p>3.5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table:formula="of:=CONCATENATE([.A117]; &quot; + (&quot;; [.B117]; &quot;)&quot;)" office:value-type="string" office:string-value="3.82 + (0.16)" calcext:value-type="string">
            <text:p>3.82 + (0.16)</text:p>
          </table:table-cell>
          <table:table-cell table:formula="of:=[.C117]" office:value-type="float" office:value="4.12" calcext:value-type="float">
            <text:p>4.12</text:p>
          </table:table-cell>
          <table:table-cell table:formula="of:=[.D117]" office:value-type="float" office:value="3.54" calcext:value-type="float">
            <text:p>3.54</text:p>
          </table:table-cell>
          <table:table-cell table:formula="of:=[.E117]" office:value-type="float" office:value="0.57" calcext:value-type="float">
            <text:p>0.57</text:p>
          </table:table-cell>
          <table:table-cell table:number-columns-repeated="32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12" calcext:value-type="float">
            <text:p>0.12</text:p>
          </table:table-cell>
          <table:table-cell office:value-type="float" office:value="4.02" calcext:value-type="float">
            <text:p>4.02</text:p>
          </table:table-cell>
          <table:table-cell office:value-type="float" office:value="3.67" calcext:value-type="float">
            <text:p>3.6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table:formula="of:=CONCATENATE([.A118]; &quot; + (&quot;; [.B118]; &quot;)&quot;)" office:value-type="string" office:string-value="3.81 + (0.12)" calcext:value-type="string">
            <text:p>3.81 + (0.12)</text:p>
          </table:table-cell>
          <table:table-cell table:formula="of:=[.C118]" office:value-type="float" office:value="4.02" calcext:value-type="float">
            <text:p>4.02</text:p>
          </table:table-cell>
          <table:table-cell table:formula="of:=[.D118]" office:value-type="float" office:value="3.67" calcext:value-type="float">
            <text:p>3.67</text:p>
          </table:table-cell>
          <table:table-cell table:formula="of:=[.E118]" office:value-type="float" office:value="0.35" calcext:value-type="float">
            <text:p>0.35</text:p>
          </table:table-cell>
          <table:table-cell table:number-columns-repeated="32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3.64" calcext:value-type="float">
            <text:p>3.6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table:formula="of:=CONCATENATE([.A119]; &quot; + (&quot;; [.B119]; &quot;)&quot;)" office:value-type="string" office:string-value="3.78 + (0.11)" calcext:value-type="string">
            <text:p>3.78 + (0.11)</text:p>
          </table:table-cell>
          <table:table-cell table:formula="of:=[.C119]" office:value-type="float" office:value="3.96" calcext:value-type="float">
            <text:p>3.96</text:p>
          </table:table-cell>
          <table:table-cell table:formula="of:=[.D119]" office:value-type="float" office:value="3.64" calcext:value-type="float">
            <text:p>3.64</text:p>
          </table:table-cell>
          <table:table-cell table:formula="of:=[.E119]" office:value-type="float" office:value="0.32" calcext:value-type="float">
            <text:p>0.32</text:p>
          </table:table-cell>
          <table:table-cell table:number-columns-repeated="32"/>
        </table:table-row>
      </table:table>
      <table:table table:name="Sheet2" table:style-name="ta1">
        <table:table-column table:style-name="co23" table:default-cell-style-name="ce9"/>
        <table:table-column table:style-name="co24" table:default-cell-style-name="ce14"/>
        <table:table-column table:style-name="co25" table:default-cell-style-name="ce18"/>
        <table:table-column table:style-name="co26" table:number-columns-repeated="2" table:default-cell-style-name="ce14"/>
        <table:table-column table:style-name="co27" table:default-cell-style-name="ce14"/>
        <table:table-column table:style-name="co25" table:default-cell-style-name="ce18"/>
        <table:table-column table:style-name="co26" table:number-columns-repeated="2" table:default-cell-style-name="ce14"/>
        <table:table-column table:style-name="co27" table:default-cell-style-name="ce14"/>
        <table:table-column table:style-name="co25" table:default-cell-style-name="ce18"/>
        <table:table-column table:style-name="co26" table:number-columns-repeated="2" table:default-cell-style-name="ce14"/>
        <table:table-column table:style-name="co27" table:default-cell-style-name="ce14"/>
        <table:table-column table:style-name="co25" table:default-cell-style-name="ce18"/>
        <table:table-column table:style-name="co26" table:number-columns-repeated="2" table:default-cell-style-name="ce14"/>
        <table:table-column table:style-name="co27" table:default-cell-style-name="ce14"/>
        <table:table-column table:style-name="co22" table:number-columns-repeated="1006" table:default-cell-style-name="ce14"/>
        <table:table-row table:style-name="ro1">
          <table:table-cell table:style-name="ce3"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 table:number-columns-spanned="1" table:number-rows-spanned="2">
            <text:p>Variable</text:p>
          </table:table-cell>
          <table:table-cell table:style-name="ce4" office:value-type="string" calcext:value-type="string" table:number-columns-spanned="1" table:number-rows-spanned="2">
            <text:p>Region</text:p>
          </table:table-cell>
          <table:table-cell table:style-name="ce16" office:value-type="string" calcext:value-type="string" table:number-columns-spanned="4" table:number-rows-spanned="1">
            <text:p>Inshore</text:p>
          </table:table-cell>
          <table:covered-table-cell table:number-columns-repeated="3" table:style-name="ce3"/>
          <table:table-cell table:style-name="ce16" office:value-type="string" calcext:value-type="string" table:number-columns-spanned="4" table:number-rows-spanned="1">
            <text:p>Mid channel</text:p>
          </table:table-cell>
          <table:covered-table-cell table:number-columns-repeated="3" table:style-name="ce3"/>
          <table:table-cell table:style-name="ce16" office:value-type="string" calcext:value-type="string" table:number-columns-spanned="4" table:number-rows-spanned="1">
            <text:p>Offshore</text:p>
          </table:table-cell>
          <table:covered-table-cell table:number-columns-repeated="3" table:style-name="ce3"/>
          <table:table-cell table:style-name="ce16" office:value-type="string" calcext:value-type="string" table:number-columns-spanned="4" table:number-rows-spanned="1">
            <text:p>Oceanic</text:p>
          </table:table-cell>
          <table:covered-table-cell table:number-columns-repeated="3" table:style-name="ce3"/>
          <table:table-cell table:number-columns-repeated="1006"/>
        </table:table-row>
        <table:table-row table:style-name="ro1">
          <table:covered-table-cell table:style-name="ce5"/>
          <table:covered-table-cell table:style-name="ce13"/>
          <table:table-cell table:style-name="ce17" office:value-type="string" calcext:value-type="string">
            <text:p>Y_mean</text:p>
          </table:table-cell>
          <table:table-cell table:style-name="ce17" office:value-type="string" calcext:value-type="string">
            <text:p>M_max</text:p>
          </table:table-cell>
          <table:table-cell table:style-name="ce17" office:value-type="string" calcext:value-type="string">
            <text:p>M_min</text:p>
          </table:table-cell>
          <table:table-cell table:style-name="ce17" office:value-type="string" calcext:value-type="string">
            <text:p>Range</text:p>
          </table:table-cell>
          <table:table-cell table:style-name="ce17" office:value-type="string" calcext:value-type="string">
            <text:p>Y_mean</text:p>
          </table:table-cell>
          <table:table-cell table:style-name="ce17" office:value-type="string" calcext:value-type="string">
            <text:p>M_max</text:p>
          </table:table-cell>
          <table:table-cell table:style-name="ce17" office:value-type="string" calcext:value-type="string">
            <text:p>M_min</text:p>
          </table:table-cell>
          <table:table-cell table:style-name="ce17" office:value-type="string" calcext:value-type="string">
            <text:p>Range</text:p>
          </table:table-cell>
          <table:table-cell table:style-name="ce17" office:value-type="string" calcext:value-type="string">
            <text:p>Y_mean</text:p>
          </table:table-cell>
          <table:table-cell table:style-name="ce17" office:value-type="string" calcext:value-type="string">
            <text:p>M_max</text:p>
          </table:table-cell>
          <table:table-cell table:style-name="ce17" office:value-type="string" calcext:value-type="string">
            <text:p>M_min</text:p>
          </table:table-cell>
          <table:table-cell table:style-name="ce17" office:value-type="string" calcext:value-type="string">
            <text:p>Range</text:p>
          </table:table-cell>
          <table:table-cell table:style-name="ce17" office:value-type="string" calcext:value-type="string">
            <text:p>Y_mean</text:p>
          </table:table-cell>
          <table:table-cell table:style-name="ce17" office:value-type="string" calcext:value-type="string">
            <text:p>M_max</text:p>
          </table:table-cell>
          <table:table-cell table:style-name="ce17" office:value-type="string" calcext:value-type="string">
            <text:p>M_min</text:p>
          </table:table-cell>
          <table:table-cell table:style-name="ce17" office:value-type="string" calcext:value-type="string">
            <text:p>Rang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 table:number-columns-spanned="1" table:number-rows-spanned="4">
            <text:p>Temperatu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26.76 + (3.11)</text:p>
          </table:table-cell>
          <table:table-cell office:value-type="float" office:value="31.37" calcext:value-type="float">
            <text:p>31.37</text:p>
          </table:table-cell>
          <table:table-cell office:value-type="float" office:value="22.61" calcext:value-type="float">
            <text:p>22.61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27.05 + (2.53)</text:p>
          </table:table-cell>
          <table:table-cell office:value-type="float" office:value="30.88" calcext:value-type="float">
            <text:p>30.88</text:p>
          </table:table-cell>
          <table:table-cell office:value-type="float" office:value="23.61" calcext:value-type="float">
            <text:p>23.61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27.36 + (2.37)</text:p>
          </table:table-cell>
          <table:table-cell office:value-type="float" office:value="30.69" calcext:value-type="float">
            <text:p>30.69</text:p>
          </table:table-cell>
          <table:table-cell office:value-type="float" office:value="23.87" calcext:value-type="float">
            <text:p>23.87</text:p>
          </table:table-cell>
          <table:table-cell office:value-type="float" office:value="6.83" calcext:value-type="float">
            <text:p>6.83</text:p>
          </table:table-cell>
          <table:table-cell table:number-columns-repeated="1010"/>
        </table:table-row>
        <table:table-row table:style-name="ro1">
          <table:covered-table-cell table:style-name="ce7"/>
          <table:table-cell office:value-type="string" calcext:value-type="string">
            <text:p>UK</text:p>
          </table:table-cell>
          <table:table-cell office:value-type="string" calcext:value-type="string">
            <text:p>27.05 + (3.46)</text:p>
          </table:table-cell>
          <table:table-cell office:value-type="float" office:value="31.6" calcext:value-type="float">
            <text:p>31.6</text:p>
          </table:table-cell>
          <table:table-cell office:value-type="float" office:value="21.88" calcext:value-type="float">
            <text:p>21.88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27.24 + (2.71)</text:p>
          </table:table-cell>
          <table:table-cell office:value-type="float" office:value="30.75" calcext:value-type="float">
            <text:p>30.75</text:p>
          </table:table-cell>
          <table:table-cell office:value-type="float" office:value="23.45" calcext:value-type="float">
            <text:p>23.4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7.36 + (2.51)</text:p>
          </table:table-cell>
          <table:table-cell office:value-type="float" office:value="30.59" calcext:value-type="float">
            <text:p>30.59</text:p>
          </table:table-cell>
          <table:table-cell office:value-type="float" office:value="23.35" calcext:value-type="float">
            <text:p>23.35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27.39 + (2.39)</text:p>
          </table:table-cell>
          <table:table-cell office:value-type="float" office:value="30.55" calcext:value-type="float">
            <text:p>30.55</text:p>
          </table:table-cell>
          <table:table-cell office:value-type="float" office:value="23.26" calcext:value-type="float">
            <text:p>23.26</text:p>
          </table:table-cell>
          <table:table-cell office:value-type="float" office:value="7.29" calcext:value-type="float">
            <text:p>7.29</text:p>
          </table:table-cell>
          <table:table-cell table:number-columns-repeated="1006"/>
        </table:table-row>
        <table:table-row table:style-name="ro1">
          <table:covered-table-cell table:style-name="ce7"/>
          <table:table-cell office:value-type="string" calcext:value-type="string">
            <text:p>MK</text:p>
          </table:table-cell>
          <table:table-cell office:value-type="string" calcext:value-type="string">
            <text:p>27.06 + (3.25)</text:p>
          </table:table-cell>
          <table:table-cell office:value-type="float" office:value="31.46" calcext:value-type="float">
            <text:p>31.46</text:p>
          </table:table-cell>
          <table:table-cell office:value-type="float" office:value="22.45" calcext:value-type="float">
            <text:p>22.45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27.31 + (2.92)</text:p>
          </table:table-cell>
          <table:table-cell office:value-type="float" office:value="31.23" calcext:value-type="float">
            <text:p>31.23</text:p>
          </table:table-cell>
          <table:table-cell office:value-type="float" office:value="23.5" calcext:value-type="float">
            <text:p>23.5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27.3 + (2.54)</text:p>
          </table:table-cell>
          <table:table-cell office:value-type="float" office:value="30.5" calcext:value-type="float">
            <text:p>30.5</text:p>
          </table:table-cell>
          <table:table-cell office:value-type="float" office:value="22.95" calcext:value-type="float">
            <text:p>22.95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27.46 + (2.23)</text:p>
          </table:table-cell>
          <table:table-cell office:value-type="float" office:value="30.3" calcext:value-type="float">
            <text:p>30.3</text:p>
          </table:table-cell>
          <table:table-cell office:value-type="float" office:value="23.79" calcext:value-type="float">
            <text:p>23.79</text:p>
          </table:table-cell>
          <table:table-cell office:value-type="float" office:value="6.51" calcext:value-type="float">
            <text:p>6.51</text:p>
          </table:table-cell>
          <table:table-cell table:number-columns-repeated="1006"/>
        </table:table-row>
        <table:table-row table:style-name="ro1">
          <table:covered-table-cell table:style-name="ce7"/>
          <table:table-cell office:value-type="string" calcext:value-type="string">
            <text:p>LK</text:p>
          </table:table-cell>
          <table:table-cell office:value-type="string" calcext:value-type="string">
            <text:p>26.85 + (3.29)</text:p>
          </table:table-cell>
          <table:table-cell office:value-type="float" office:value="31.38" calcext:value-type="float">
            <text:p>31.38</text:p>
          </table:table-cell>
          <table:table-cell office:value-type="float" office:value="21.85" calcext:value-type="float">
            <text:p>21.85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27.23 + (2.85)</text:p>
          </table:table-cell>
          <table:table-cell office:value-type="float" office:value="31.01" calcext:value-type="float">
            <text:p>31.01</text:p>
          </table:table-cell>
          <table:table-cell office:value-type="float" office:value="23.17" calcext:value-type="float">
            <text:p>23.17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27.16 + (2.48)</text:p>
          </table:table-cell>
          <table:table-cell office:value-type="float" office:value="30.32" calcext:value-type="float">
            <text:p>30.32</text:p>
          </table:table-cell>
          <table:table-cell office:value-type="float" office:value="22.68" calcext:value-type="float">
            <text:p>22.68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27.38 + (2.3)</text:p>
          </table:table-cell>
          <table:table-cell office:value-type="float" office:value="30.39" calcext:value-type="float">
            <text:p>30.39</text:p>
          </table:table-cell>
          <table:table-cell office:value-type="float" office:value="23.23" calcext:value-type="float">
            <text:p>23.23</text:p>
          </table:table-cell>
          <table:table-cell office:value-type="float" office:value="7.16" calcext:value-type="float">
            <text:p>7.16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4">
            <text:p>Salinity</text:p>
          </table:table-cell>
          <table:table-cell table:style-name="ce15" office:value-type="string" calcext:value-type="string">
            <text:p>BB</text:p>
          </table:table-cell>
          <table:table-cell table:style-name="ce19" office:value-type="string" calcext:value-type="string">
            <text:p>35.79 + (0.66)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office:value-type="float" office:value="2.02" calcext:value-type="float">
            <text:p>2.02</text:p>
          </table:table-cell>
          <table:table-cell table:style-name="ce19" office:value-type="string" calcext:value-type="string">
            <text:p>36.02 + (0.43)</text:p>
          </table:table-cell>
          <table:table-cell table:style-name="ce15" office:value-type="float" office:value="36.45" calcext:value-type="float">
            <text:p>36.45</text:p>
          </table:table-cell>
          <table:table-cell table:style-name="ce15" office:value-type="float" office:value="35.06" calcext:value-type="float">
            <text:p>35.06</text:p>
          </table:table-cell>
          <table:table-cell table:style-name="ce15" office:value-type="float" office:value="1.39" calcext:value-type="float">
            <text:p>1.39</text:p>
          </table:table-cell>
          <table:table-cell table:style-name="ce19" office:value-type="string" calcext:value-type="string">
            <text:p>35.97 + (0.41)</text:p>
          </table:table-cell>
          <table:table-cell table:style-name="ce15" office:value-type="float" office:value="36.46" calcext:value-type="float">
            <text:p>36.46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office:value-type="float" office:value="1.32" calcext:value-type="float">
            <text:p>1.32</text:p>
          </table:table-cell>
          <table:table-cell table:style-name="ce19"/>
          <table:table-cell table:style-name="ce15" table:number-columns-repeated="1009"/>
        </table:table-row>
        <table:table-row table:style-name="ro1">
          <table:covered-table-cell/>
          <table:table-cell office:value-type="string" calcext:value-type="string">
            <text:p>UK</text:p>
          </table:table-cell>
          <table:table-cell office:value-type="string" calcext:value-type="string">
            <text:p>36.05 + (0.65)</text:p>
          </table:table-cell>
          <table:table-cell office:value-type="float" office:value="36.95" calcext:value-type="float">
            <text:p>36.95</text:p>
          </table:table-cell>
          <table:table-cell office:value-type="float" office:value="34.78" calcext:value-type="float">
            <text:p>34.78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35.99 + (0.48)</text:p>
          </table:table-cell>
          <table:table-cell office:value-type="float" office:value="36.59" calcext:value-type="float">
            <text:p>36.59</text:p>
          </table:table-cell>
          <table:table-cell office:value-type="float" office:value="35.09" calcext:value-type="float">
            <text:p>35.0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6.03 + (0.39)</text:p>
          </table:table-cell>
          <table:table-cell office:value-type="float" office:value="36.45" calcext:value-type="float">
            <text:p>36.45</text:p>
          </table:table-cell>
          <table:table-cell office:value-type="float" office:value="35.27" calcext:value-type="float">
            <text:p>35.2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35.93 + (0.5)</text:p>
          </table:table-cell>
          <table:table-cell office:value-type="float" office:value="36.5" calcext:value-type="float">
            <text:p>36.5</text:p>
          </table:table-cell>
          <table:table-cell office:value-type="float" office:value="35.05" calcext:value-type="float">
            <text:p>35.05</text:p>
          </table:table-cell>
          <table:table-cell office:value-type="float" office:value="1.45" calcext:value-type="float">
            <text:p>1.45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MK</text:p>
          </table:table-cell>
          <table:table-cell office:value-type="string" calcext:value-type="string">
            <text:p>36.16 + (0.8)</text:p>
          </table:table-cell>
          <table:table-cell office:value-type="float" office:value="37.08" calcext:value-type="float">
            <text:p>37.08</text:p>
          </table:table-cell>
          <table:table-cell office:value-type="float" office:value="34.71" calcext:value-type="float">
            <text:p>34.71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36.1 + (0.44)</text:p>
          </table:table-cell>
          <table:table-cell office:value-type="float" office:value="36.73" calcext:value-type="float">
            <text:p>36.73</text:p>
          </table:table-cell>
          <table:table-cell office:value-type="float" office:value="35.19" calcext:value-type="float">
            <text:p>35.19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36 + (0.39)</text:p>
          </table:table-cell>
          <table:table-cell office:value-type="float" office:value="36.48" calcext:value-type="float">
            <text:p>36.48</text:p>
          </table:table-cell>
          <table:table-cell office:value-type="float" office:value="35.22" calcext:value-type="float">
            <text:p>35.2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36.04 + (0.36)</text:p>
          </table:table-cell>
          <table:table-cell office:value-type="float" office:value="36.4" calcext:value-type="float">
            <text:p>36.4</text:p>
          </table:table-cell>
          <table:table-cell office:value-type="float" office:value="35.42" calcext:value-type="float">
            <text:p>35.42</text:p>
          </table:table-cell>
          <table:table-cell office:value-type="float" office:value="0.98" calcext:value-type="float">
            <text:p>0.98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13" office:value-type="string" calcext:value-type="string">
            <text:p>LK</text:p>
          </table:table-cell>
          <table:table-cell table:style-name="ce20" office:value-type="string" calcext:value-type="string">
            <text:p>36.2 + (0.48)</text:p>
          </table:table-cell>
          <table:table-cell table:style-name="ce13" office:value-type="float" office:value="36.95" calcext:value-type="float">
            <text:p>36.95</text:p>
          </table:table-cell>
          <table:table-cell table:style-name="ce13" office:value-type="float" office:value="35.4" calcext:value-type="float">
            <text:p>35.4</text:p>
          </table:table-cell>
          <table:table-cell table:style-name="ce13" office:value-type="float" office:value="1.56" calcext:value-type="float">
            <text:p>1.56</text:p>
          </table:table-cell>
          <table:table-cell table:style-name="ce20" office:value-type="string" calcext:value-type="string">
            <text:p>36.04 + (0.39)</text:p>
          </table:table-cell>
          <table:table-cell table:style-name="ce13" office:value-type="float" office:value="36.8" calcext:value-type="float">
            <text:p>36.8</text:p>
          </table:table-cell>
          <table:table-cell table:style-name="ce13" office:value-type="float" office:value="35.38" calcext:value-type="float">
            <text:p>35.38</text:p>
          </table:table-cell>
          <table:table-cell table:style-name="ce13" office:value-type="float" office:value="1.42" calcext:value-type="float">
            <text:p>1.42</text:p>
          </table:table-cell>
          <table:table-cell table:style-name="ce20" office:value-type="string" calcext:value-type="string">
            <text:p>36.03 + (0.38)</text:p>
          </table:table-cell>
          <table:table-cell table:style-name="ce13" office:value-type="float" office:value="36.5" calcext:value-type="float">
            <text:p>36.5</text:p>
          </table:table-cell>
          <table:table-cell table:style-name="ce13" office:value-type="float" office:value="35.28" calcext:value-type="float">
            <text:p>35.28</text:p>
          </table:table-cell>
          <table:table-cell table:style-name="ce13" office:value-type="float" office:value="1.22" calcext:value-type="float">
            <text:p>1.22</text:p>
          </table:table-cell>
          <table:table-cell table:style-name="ce20" office:value-type="string" calcext:value-type="string">
            <text:p>35.98 + (0.41)</text:p>
          </table:table-cell>
          <table:table-cell table:style-name="ce13" office:value-type="float" office:value="36.41" calcext:value-type="float">
            <text:p>36.41</text:p>
          </table:table-cell>
          <table:table-cell table:style-name="ce13" office:value-type="float" office:value="35.2" calcext:value-type="float">
            <text:p>35.2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table:number-columns-repeated="1006"/>
        </table:table-row>
        <table:table-row table:style-name="ro1">
          <table:table-cell table:style-name="ce10" office:value-type="string" calcext:value-type="string" table:number-columns-spanned="1" table:number-rows-spanned="4">
            <text:p>TA (μmol kg-1)</text:p>
          </table:table-cell>
          <table:table-cell table:style-name="ce15" office:value-type="string" calcext:value-type="string">
            <text:p>BB</text:p>
          </table:table-cell>
          <table:table-cell table:style-name="ce19" office:value-type="string" calcext:value-type="string">
            <text:p>2373.79 + (48.3)</text:p>
          </table:table-cell>
          <table:table-cell table:style-name="ce15" office:value-type="float" office:value="2424.28" calcext:value-type="float">
            <text:p>2424.28</text:p>
          </table:table-cell>
          <table:table-cell table:style-name="ce15" office:value-type="float" office:value="2268.15" calcext:value-type="float">
            <text:p>2268.15</text:p>
          </table:table-cell>
          <table:table-cell table:style-name="ce15" office:value-type="float" office:value="156.13" calcext:value-type="float">
            <text:p>156.13</text:p>
          </table:table-cell>
          <table:table-cell table:style-name="ce19" office:value-type="string" calcext:value-type="string">
            <text:p>2377.97 + (13.54)</text:p>
          </table:table-cell>
          <table:table-cell table:style-name="ce15" office:value-type="float" office:value="2394.11" calcext:value-type="float">
            <text:p>2394.11</text:p>
          </table:table-cell>
          <table:table-cell table:style-name="ce15" office:value-type="float" office:value="2354.68" calcext:value-type="float">
            <text:p>2354.68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9" office:value-type="string" calcext:value-type="string">
            <text:p>2378.95 + (7.71)</text:p>
          </table:table-cell>
          <table:table-cell table:style-name="ce15" office:value-type="float" office:value="2387.74" calcext:value-type="float">
            <text:p>2387.74</text:p>
          </table:table-cell>
          <table:table-cell table:style-name="ce15" office:value-type="float" office:value="2362.06" calcext:value-type="float">
            <text:p>2362.06</text:p>
          </table:table-cell>
          <table:table-cell table:style-name="ce15" office:value-type="float" office:value="25.68" calcext:value-type="float">
            <text:p>25.68</text:p>
          </table:table-cell>
          <table:table-cell table:style-name="ce19"/>
          <table:table-cell table:style-name="ce15" table:number-columns-repeated="1009"/>
        </table:table-row>
        <table:table-row table:style-name="ro1">
          <table:covered-table-cell/>
          <table:table-cell office:value-type="string" calcext:value-type="string">
            <text:p>UK</text:p>
          </table:table-cell>
          <table:table-cell office:value-type="string" calcext:value-type="string">
            <text:p>2378.51 + (49.13)</text:p>
          </table:table-cell>
          <table:table-cell office:value-type="float" office:value="2450.94" calcext:value-type="float">
            <text:p>2450.94</text:p>
          </table:table-cell>
          <table:table-cell office:value-type="float" office:value="2321.98" calcext:value-type="float">
            <text:p>2321.98</text:p>
          </table:table-cell>
          <table:table-cell office:value-type="float" office:value="128.96" calcext:value-type="float">
            <text:p>128.96</text:p>
          </table:table-cell>
          <table:table-cell office:value-type="string" calcext:value-type="string">
            <text:p>2381.8 + (12.8)</text:p>
          </table:table-cell>
          <table:table-cell office:value-type="float" office:value="2400.69" calcext:value-type="float">
            <text:p>2400.69</text:p>
          </table:table-cell>
          <table:table-cell office:value-type="float" office:value="2362.1" calcext:value-type="float">
            <text:p>2362.1</text:p>
          </table:table-cell>
          <table:table-cell office:value-type="float" office:value="38.59" calcext:value-type="float">
            <text:p>38.59</text:p>
          </table:table-cell>
          <table:table-cell office:value-type="string" calcext:value-type="string">
            <text:p>2380.91 + (9.13)</text:p>
          </table:table-cell>
          <table:table-cell office:value-type="float" office:value="2393.35" calcext:value-type="float">
            <text:p>2393.35</text:p>
          </table:table-cell>
          <table:table-cell office:value-type="float" office:value="2364" calcext:value-type="float">
            <text:p>2364</text:p>
          </table:table-cell>
          <table:table-cell office:value-type="float" office:value="29.35" calcext:value-type="float">
            <text:p>29.35</text:p>
          </table:table-cell>
          <table:table-cell office:value-type="string" calcext:value-type="string">
            <text:p>2382.46 + (11.91)</text:p>
          </table:table-cell>
          <table:table-cell office:value-type="float" office:value="2411.39" calcext:value-type="float">
            <text:p>2411.39</text:p>
          </table:table-cell>
          <table:table-cell office:value-type="float" office:value="2366.09" calcext:value-type="float">
            <text:p>2366.09</text:p>
          </table:table-cell>
          <table:table-cell office:value-type="float" office:value="45.29" calcext:value-type="float">
            <text:p>45.29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MK</text:p>
          </table:table-cell>
          <table:table-cell office:value-type="string" calcext:value-type="string">
            <text:p>2347.77 + (78.31)</text:p>
          </table:table-cell>
          <table:table-cell office:value-type="float" office:value="2449.72" calcext:value-type="float">
            <text:p>2449.72</text:p>
          </table:table-cell>
          <table:table-cell office:value-type="float" office:value="2238.31" calcext:value-type="float">
            <text:p>2238.31</text:p>
          </table:table-cell>
          <table:table-cell office:value-type="float" office:value="211.4" calcext:value-type="float">
            <text:p>211.4</text:p>
          </table:table-cell>
          <table:table-cell office:value-type="string" calcext:value-type="string">
            <text:p>2364.47 + (39.51)</text:p>
          </table:table-cell>
          <table:table-cell office:value-type="float" office:value="2422.8" calcext:value-type="float">
            <text:p>2422.8</text:p>
          </table:table-cell>
          <table:table-cell office:value-type="float" office:value="2303.7" calcext:value-type="float">
            <text:p>2303.7</text:p>
          </table:table-cell>
          <table:table-cell office:value-type="float" office:value="119.09" calcext:value-type="float">
            <text:p>119.09</text:p>
          </table:table-cell>
          <table:table-cell office:value-type="string" calcext:value-type="string">
            <text:p>2375.39 + (13.45)</text:p>
          </table:table-cell>
          <table:table-cell office:value-type="float" office:value="2389.07" calcext:value-type="float">
            <text:p>2389.07</text:p>
          </table:table-cell>
          <table:table-cell office:value-type="float" office:value="2344.36" calcext:value-type="float">
            <text:p>2344.36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2382.38 + (6.04)</text:p>
          </table:table-cell>
          <table:table-cell office:value-type="float" office:value="2392.03" calcext:value-type="float">
            <text:p>2392.03</text:p>
          </table:table-cell>
          <table:table-cell office:value-type="float" office:value="2370.33" calcext:value-type="float">
            <text:p>2370.33</text:p>
          </table:table-cell>
          <table:table-cell office:value-type="float" office:value="21.71" calcext:value-type="float">
            <text:p>21.71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13" office:value-type="string" calcext:value-type="string">
            <text:p>LK</text:p>
          </table:table-cell>
          <table:table-cell table:style-name="ce20" office:value-type="string" calcext:value-type="string">
            <text:p>2298.29 + (74.45)</text:p>
          </table:table-cell>
          <table:table-cell table:style-name="ce13" office:value-type="float" office:value="2420.97" calcext:value-type="float">
            <text:p>2420.97</text:p>
          </table:table-cell>
          <table:table-cell table:style-name="ce13" office:value-type="float" office:value="2182.32" calcext:value-type="float">
            <text:p>2182.32</text:p>
          </table:table-cell>
          <table:table-cell table:style-name="ce13" office:value-type="float" office:value="238.65" calcext:value-type="float">
            <text:p>238.65</text:p>
          </table:table-cell>
          <table:table-cell table:style-name="ce20" office:value-type="string" calcext:value-type="string">
            <text:p>2351.86 + (38.75)</text:p>
          </table:table-cell>
          <table:table-cell table:style-name="ce13" office:value-type="float" office:value="2419.35" calcext:value-type="float">
            <text:p>2419.35</text:p>
          </table:table-cell>
          <table:table-cell table:style-name="ce13" office:value-type="float" office:value="2294.45" calcext:value-type="float">
            <text:p>2294.45</text:p>
          </table:table-cell>
          <table:table-cell table:style-name="ce13" office:value-type="float" office:value="124.9" calcext:value-type="float">
            <text:p>124.9</text:p>
          </table:table-cell>
          <table:table-cell table:style-name="ce20" office:value-type="string" calcext:value-type="string">
            <text:p>2375.7 + (7.08)</text:p>
          </table:table-cell>
          <table:table-cell table:style-name="ce13" office:value-type="float" office:value="2386.77" calcext:value-type="float">
            <text:p>2386.77</text:p>
          </table:table-cell>
          <table:table-cell table:style-name="ce13" office:value-type="float" office:value="2364.08" calcext:value-type="float">
            <text:p>2364.08</text:p>
          </table:table-cell>
          <table:table-cell table:style-name="ce13" office:value-type="float" office:value="22.69" calcext:value-type="float">
            <text:p>22.69</text:p>
          </table:table-cell>
          <table:table-cell table:style-name="ce20" office:value-type="string" calcext:value-type="string">
            <text:p>2380.94 + (5.06)</text:p>
          </table:table-cell>
          <table:table-cell table:style-name="ce13" office:value-type="float" office:value="2386.78" calcext:value-type="float">
            <text:p>2386.78</text:p>
          </table:table-cell>
          <table:table-cell table:style-name="ce13" office:value-type="float" office:value="2372.45" calcext:value-type="float">
            <text:p>2372.45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table:number-columns-repeated="1006"/>
        </table:table-row>
        <table:table-row table:style-name="ro1">
          <table:table-cell table:style-name="ce11" office:value-type="string" calcext:value-type="string" table:number-columns-spanned="1" table:number-rows-spanned="4">
            <text:p>DIC (μmol kg-1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2054.97 + (71.53)</text:p>
          </table:table-cell>
          <table:table-cell office:value-type="float" office:value="2128.55" calcext:value-type="float">
            <text:p>2128.55</text:p>
          </table:table-cell>
          <table:table-cell office:value-type="float" office:value="1925.9" calcext:value-type="float">
            <text:p>1925.9</text:p>
          </table:table-cell>
          <table:table-cell office:value-type="float" office:value="202.64" calcext:value-type="float">
            <text:p>202.64</text:p>
          </table:table-cell>
          <table:table-cell office:value-type="string" calcext:value-type="string">
            <text:p>2051.98 + (22.63)</text:p>
          </table:table-cell>
          <table:table-cell office:value-type="float" office:value="2079.06" calcext:value-type="float">
            <text:p>2079.06</text:p>
          </table:table-cell>
          <table:table-cell office:value-type="float" office:value="2014.28" calcext:value-type="float">
            <text:p>2014.28</text:p>
          </table:table-cell>
          <table:table-cell office:value-type="float" office:value="64.78" calcext:value-type="float">
            <text:p>64.78</text:p>
          </table:table-cell>
          <table:table-cell office:value-type="string" calcext:value-type="string">
            <text:p>2049.46 + (8)</text:p>
          </table:table-cell>
          <table:table-cell office:value-type="float" office:value="2062.85" calcext:value-type="float">
            <text:p>2062.85</text:p>
          </table:table-cell>
          <table:table-cell office:value-type="float" office:value="2035.99" calcext:value-type="float">
            <text:p>2035.99</text:p>
          </table:table-cell>
          <table:table-cell office:value-type="float" office:value="26.86" calcext:value-type="float">
            <text:p>26.86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Inshore</text:p>
          </table:covered-table-cell>
          <table:table-cell office:value-type="string" calcext:value-type="string">
            <text:p>UK</text:p>
          </table:table-cell>
          <table:table-cell office:value-type="string" calcext:value-type="string">
            <text:p>2040.72 + (90.56)</text:p>
          </table:table-cell>
          <table:table-cell office:value-type="float" office:value="2169.95" calcext:value-type="float">
            <text:p>2169.95</text:p>
          </table:table-cell>
          <table:table-cell office:value-type="float" office:value="1893.78" calcext:value-type="float">
            <text:p>1893.78</text:p>
          </table:table-cell>
          <table:table-cell office:value-type="float" office:value="276.17" calcext:value-type="float">
            <text:p>276.17</text:p>
          </table:table-cell>
          <table:table-cell office:value-type="string" calcext:value-type="string">
            <text:p>2044.73 + (23.94)</text:p>
          </table:table-cell>
          <table:table-cell office:value-type="float" office:value="2076.52" calcext:value-type="float">
            <text:p>2076.52</text:p>
          </table:table-cell>
          <table:table-cell office:value-type="float" office:value="2009.63" calcext:value-type="float">
            <text:p>2009.63</text:p>
          </table:table-cell>
          <table:table-cell office:value-type="float" office:value="66.89" calcext:value-type="float">
            <text:p>66.89</text:p>
          </table:table-cell>
          <table:table-cell office:value-type="string" calcext:value-type="string">
            <text:p>2049.03 + (10.51)</text:p>
          </table:table-cell>
          <table:table-cell office:value-type="float" office:value="2066.95" calcext:value-type="float">
            <text:p>2066.95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33.44" calcext:value-type="float">
            <text:p>33.44</text:p>
          </table:table-cell>
          <table:table-cell office:value-type="string" calcext:value-type="string">
            <text:p>2046.69 + (10.21)</text:p>
          </table:table-cell>
          <table:table-cell office:value-type="float" office:value="2068.12" calcext:value-type="float">
            <text:p>2068.12</text:p>
          </table:table-cell>
          <table:table-cell office:value-type="float" office:value="2033.33" calcext:value-type="float">
            <text:p>2033.33</text:p>
          </table:table-cell>
          <table:table-cell office:value-type="float" office:value="34.79" calcext:value-type="float">
            <text:p>34.79</text:p>
          </table:table-cell>
          <table:table-cell table:number-columns-repeated="1006"/>
        </table:table-row>
        <table:table-row table:style-name="ro1">
          <table:covered-table-cell office:value-type="string" calcext:value-type="string">
            <text:p>Inshore</text:p>
          </table:covered-table-cell>
          <table:table-cell office:value-type="string" calcext:value-type="string">
            <text:p>MK</text:p>
          </table:table-cell>
          <table:table-cell office:value-type="string" calcext:value-type="string">
            <text:p>2012.85 + (94.5)</text:p>
          </table:table-cell>
          <table:table-cell office:value-type="float" office:value="2152.1" calcext:value-type="float">
            <text:p>2152.1</text:p>
          </table:table-cell>
          <table:table-cell office:value-type="float" office:value="1899.02" calcext:value-type="float">
            <text:p>1899.02</text:p>
          </table:table-cell>
          <table:table-cell office:value-type="float" office:value="253.08" calcext:value-type="float">
            <text:p>253.08</text:p>
          </table:table-cell>
          <table:table-cell office:value-type="string" calcext:value-type="string">
            <text:p>2029.17 + (48.98)</text:p>
          </table:table-cell>
          <table:table-cell office:value-type="float" office:value="2110.17" calcext:value-type="float">
            <text:p>2110.17</text:p>
          </table:table-cell>
          <table:table-cell office:value-type="float" office:value="1962.77" calcext:value-type="float">
            <text:p>1962.77</text:p>
          </table:table-cell>
          <table:table-cell office:value-type="float" office:value="147.4" calcext:value-type="float">
            <text:p>147.4</text:p>
          </table:table-cell>
          <table:table-cell office:value-type="string" calcext:value-type="string">
            <text:p>2042.41 + (16.4)</text:p>
          </table:table-cell>
          <table:table-cell office:value-type="float" office:value="2063.66" calcext:value-type="float">
            <text:p>2063.66</text:p>
          </table:table-cell>
          <table:table-cell office:value-type="float" office:value="2015.81" calcext:value-type="float">
            <text:p>2015.81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2047.69 + (6.56)</text:p>
          </table:table-cell>
          <table:table-cell office:value-type="float" office:value="2059.93" calcext:value-type="float">
            <text:p>2059.93</text:p>
          </table:table-cell>
          <table:table-cell office:value-type="float" office:value="2037.32" calcext:value-type="float">
            <text:p>2037.32</text:p>
          </table:table-cell>
          <table:table-cell office:value-type="float" office:value="22.61" calcext:value-type="float">
            <text:p>22.61</text:p>
          </table:table-cell>
          <table:table-cell table:number-columns-repeated="1006"/>
        </table:table-row>
        <table:table-row table:style-name="ro1">
          <table:covered-table-cell office:value-type="string" calcext:value-type="string">
            <text:p>Inshore</text:p>
          </table:covered-table-cell>
          <table:table-cell office:value-type="string" calcext:value-type="string">
            <text:p>LK</text:p>
          </table:table-cell>
          <table:table-cell office:value-type="string" calcext:value-type="string">
            <text:p>1995.02 + (81.04)</text:p>
          </table:table-cell>
          <table:table-cell office:value-type="float" office:value="2106.14" calcext:value-type="float">
            <text:p>2106.14</text:p>
          </table:table-cell>
          <table:table-cell office:value-type="float" office:value="1872.19" calcext:value-type="float">
            <text:p>1872.19</text:p>
          </table:table-cell>
          <table:table-cell office:value-type="float" office:value="233.95" calcext:value-type="float">
            <text:p>233.95</text:p>
          </table:table-cell>
          <table:table-cell office:value-type="string" calcext:value-type="string">
            <text:p>2028.76 + (48.39)</text:p>
          </table:table-cell>
          <table:table-cell office:value-type="float" office:value="2095.14" calcext:value-type="float">
            <text:p>2095.14</text:p>
          </table:table-cell>
          <table:table-cell office:value-type="float" office:value="1946.12" calcext:value-type="float">
            <text:p>1946.12</text:p>
          </table:table-cell>
          <table:table-cell office:value-type="float" office:value="149.03" calcext:value-type="float">
            <text:p>149.03</text:p>
          </table:table-cell>
          <table:table-cell office:value-type="string" calcext:value-type="string">
            <text:p>2049.95 + (10.71)</text:p>
          </table:table-cell>
          <table:table-cell office:value-type="float" office:value="2068.63" calcext:value-type="float">
            <text:p>2068.63</text:p>
          </table:table-cell>
          <table:table-cell office:value-type="float" office:value="2035.69" calcext:value-type="float">
            <text:p>2035.69</text:p>
          </table:table-cell>
          <table:table-cell office:value-type="float" office:value="32.94" calcext:value-type="float">
            <text:p>32.94</text:p>
          </table:table-cell>
          <table:table-cell office:value-type="string" calcext:value-type="string">
            <text:p>2049.35 + (7.36)</text:p>
          </table:table-cell>
          <table:table-cell office:value-type="float" office:value="2060.54" calcext:value-type="float">
            <text:p>2060.54</text:p>
          </table:table-cell>
          <table:table-cell office:value-type="float" office:value="2039.45" calcext:value-type="float">
            <text:p>2039.45</text:p>
          </table:table-cell>
          <table:table-cell office:value-type="float" office:value="21.09" calcext:value-type="float">
            <text:p>21.0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4">
            <text:p>pCO2 </text:p>
            <text:p>(μ atm)</text:p>
            <text:p/>
          </table:table-cell>
          <table:table-cell table:style-name="ce15" office:value-type="string" calcext:value-type="string">
            <text:p>BB</text:p>
          </table:table-cell>
          <table:table-cell table:style-name="ce19" office:value-type="string" calcext:value-type="string">
            <text:p>439.5 + (95.64)</text:p>
          </table:table-cell>
          <table:table-cell table:style-name="ce15" office:value-type="float" office:value="597.11" calcext:value-type="float">
            <text:p>597.11</text:p>
          </table:table-cell>
          <table:table-cell table:style-name="ce15" office:value-type="float" office:value="317.72" calcext:value-type="float">
            <text:p>317.72</text:p>
          </table:table-cell>
          <table:table-cell table:style-name="ce15" office:value-type="float" office:value="279.39" calcext:value-type="float">
            <text:p>279.39</text:p>
          </table:table-cell>
          <table:table-cell table:style-name="ce19" office:value-type="string" calcext:value-type="string">
            <text:p>424.33 + (51.52)</text:p>
          </table:table-cell>
          <table:table-cell table:style-name="ce15" office:value-type="float" office:value="518.25" calcext:value-type="float">
            <text:p>518.25</text:p>
          </table:table-cell>
          <table:table-cell table:style-name="ce15" office:value-type="float" office:value="365.61" calcext:value-type="float">
            <text:p>365.61</text:p>
          </table:table-cell>
          <table:table-cell table:style-name="ce15" office:value-type="float" office:value="152.64" calcext:value-type="float">
            <text:p>152.64</text:p>
          </table:table-cell>
          <table:table-cell table:style-name="ce19" office:value-type="string" calcext:value-type="string">
            <text:p>421.3 + (39.76)</text:p>
          </table:table-cell>
          <table:table-cell table:style-name="ce15" office:value-type="float" office:value="482.87" calcext:value-type="float">
            <text:p>482.87</text:p>
          </table:table-cell>
          <table:table-cell table:style-name="ce15" office:value-type="float" office:value="363.2" calcext:value-type="float">
            <text:p>363.2</text:p>
          </table:table-cell>
          <table:table-cell table:style-name="ce15" office:value-type="float" office:value="119.66" calcext:value-type="float">
            <text:p>119.66</text:p>
          </table:table-cell>
          <table:table-cell table:style-name="ce19"/>
          <table:table-cell table:style-name="ce15" table:number-columns-repeated="1009"/>
        </table:table-row>
        <table:table-row table:style-name="ro1">
          <table:covered-table-cell/>
          <table:table-cell office:value-type="string" calcext:value-type="string">
            <text:p>UK</text:p>
          </table:table-cell>
          <table:table-cell office:value-type="string" calcext:value-type="string">
            <text:p>417.21 + (108.15)</text:p>
          </table:table-cell>
          <table:table-cell office:value-type="float" office:value="579.29" calcext:value-type="float">
            <text:p>579.29</text:p>
          </table:table-cell>
          <table:table-cell office:value-type="float" office:value="262.92" calcext:value-type="float">
            <text:p>262.92</text:p>
          </table:table-cell>
          <table:table-cell office:value-type="float" office:value="316.37" calcext:value-type="float">
            <text:p>316.37</text:p>
          </table:table-cell>
          <table:table-cell office:value-type="string" calcext:value-type="string">
            <text:p>410.52 + (58.77)</text:p>
          </table:table-cell>
          <table:table-cell office:value-type="float" office:value="508.79" calcext:value-type="float">
            <text:p>508.79</text:p>
          </table:table-cell>
          <table:table-cell office:value-type="float" office:value="340.88" calcext:value-type="float">
            <text:p>340.88</text:p>
          </table:table-cell>
          <table:table-cell office:value-type="float" office:value="167.91" calcext:value-type="float">
            <text:p>167.91</text:p>
          </table:table-cell>
          <table:table-cell office:value-type="string" calcext:value-type="string">
            <text:p>417.52 + (34.31)</text:p>
          </table:table-cell>
          <table:table-cell office:value-type="float" office:value="465.26" calcext:value-type="float">
            <text:p>465.26</text:p>
          </table:table-cell>
          <table:table-cell office:value-type="float" office:value="364.24" calcext:value-type="float">
            <text:p>364.24</text:p>
          </table:table-cell>
          <table:table-cell office:value-type="float" office:value="101.02" calcext:value-type="float">
            <text:p>101.02</text:p>
          </table:table-cell>
          <table:table-cell office:value-type="string" calcext:value-type="string">
            <text:p>410.57 + (34.62)</text:p>
          </table:table-cell>
          <table:table-cell office:value-type="float" office:value="467.22" calcext:value-type="float">
            <text:p>467.22</text:p>
          </table:table-cell>
          <table:table-cell office:value-type="float" office:value="362.03" calcext:value-type="float">
            <text:p>362.03</text:p>
          </table:table-cell>
          <table:table-cell office:value-type="float" office:value="105.19" calcext:value-type="float">
            <text:p>105.19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MK</text:p>
          </table:table-cell>
          <table:table-cell office:value-type="string" calcext:value-type="string">
            <text:p>406.58 + (78.66)</text:p>
          </table:table-cell>
          <table:table-cell office:value-type="float" office:value="520.97" calcext:value-type="float">
            <text:p>520.97</text:p>
          </table:table-cell>
          <table:table-cell office:value-type="float" office:value="288.79" calcext:value-type="float">
            <text:p>288.79</text:p>
          </table:table-cell>
          <table:table-cell office:value-type="float" office:value="232.18" calcext:value-type="float">
            <text:p>232.18</text:p>
          </table:table-cell>
          <table:table-cell office:value-type="string" calcext:value-type="string">
            <text:p>408.36 + (51.05)</text:p>
          </table:table-cell>
          <table:table-cell office:value-type="float" office:value="489.87" calcext:value-type="float">
            <text:p>489.87</text:p>
          </table:table-cell>
          <table:table-cell office:value-type="float" office:value="339.92" calcext:value-type="float">
            <text:p>339.92</text:p>
          </table:table-cell>
          <table:table-cell office:value-type="float" office:value="149.95" calcext:value-type="float">
            <text:p>149.95</text:p>
          </table:table-cell>
          <table:table-cell office:value-type="string" calcext:value-type="string">
            <text:p>412.06 + (31.6)</text:p>
          </table:table-cell>
          <table:table-cell office:value-type="float" office:value="462.43" calcext:value-type="float">
            <text:p>462.43</text:p>
          </table:table-cell>
          <table:table-cell office:value-type="float" office:value="361.07" calcext:value-type="float">
            <text:p>361.07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414.24 + (27.46)</text:p>
          </table:table-cell>
          <table:table-cell office:value-type="float" office:value="456.1" calcext:value-type="float">
            <text:p>456.1</text:p>
          </table:table-cell>
          <table:table-cell office:value-type="float" office:value="358.48" calcext:value-type="float">
            <text:p>358.48</text:p>
          </table:table-cell>
          <table:table-cell office:value-type="float" office:value="97.62" calcext:value-type="float">
            <text:p>97.62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13" office:value-type="string" calcext:value-type="string">
            <text:p>LK</text:p>
          </table:table-cell>
          <table:table-cell table:style-name="ce20" office:value-type="string" calcext:value-type="string">
            <text:p>444.1 + (81.31)</text:p>
          </table:table-cell>
          <table:table-cell table:style-name="ce13" office:value-type="float" office:value="539.25" calcext:value-type="float">
            <text:p>539.25</text:p>
          </table:table-cell>
          <table:table-cell table:style-name="ce13" office:value-type="float" office:value="332.41" calcext:value-type="float">
            <text:p>332.41</text:p>
          </table:table-cell>
          <table:table-cell table:style-name="ce13" office:value-type="float" office:value="206.83" calcext:value-type="float">
            <text:p>206.83</text:p>
          </table:table-cell>
          <table:table-cell table:style-name="ce20" office:value-type="string" calcext:value-type="string">
            <text:p>426.24 + (45.01)</text:p>
          </table:table-cell>
          <table:table-cell table:style-name="ce13" office:value-type="float" office:value="486.62" calcext:value-type="float">
            <text:p>486.62</text:p>
          </table:table-cell>
          <table:table-cell table:style-name="ce13" office:value-type="float" office:value="356.26" calcext:value-type="float">
            <text:p>356.26</text:p>
          </table:table-cell>
          <table:table-cell table:style-name="ce13" office:value-type="float" office:value="130.36" calcext:value-type="float">
            <text:p>130.36</text:p>
          </table:table-cell>
          <table:table-cell table:style-name="ce20" office:value-type="string" calcext:value-type="string">
            <text:p>424.57 + (35.61)</text:p>
          </table:table-cell>
          <table:table-cell table:style-name="ce13" office:value-type="float" office:value="488.15" calcext:value-type="float">
            <text:p>488.15</text:p>
          </table:table-cell>
          <table:table-cell table:style-name="ce13" office:value-type="float" office:value="371.81" calcext:value-type="float">
            <text:p>371.81</text:p>
          </table:table-cell>
          <table:table-cell table:style-name="ce13" office:value-type="float" office:value="116.34" calcext:value-type="float">
            <text:p>116.34</text:p>
          </table:table-cell>
          <table:table-cell table:style-name="ce20" office:value-type="string" calcext:value-type="string">
            <text:p>417.35 + (30.76)</text:p>
          </table:table-cell>
          <table:table-cell table:style-name="ce13" office:value-type="float" office:value="468.8" calcext:value-type="float">
            <text:p>468.8</text:p>
          </table:table-cell>
          <table:table-cell table:style-name="ce13" office:value-type="float" office:value="358.85" calcext:value-type="float">
            <text:p>358.85</text:p>
          </table:table-cell>
          <table:table-cell table:style-name="ce13" office:value-type="float" office:value="109.95" calcext:value-type="float">
            <text:p>109.95</text:p>
          </table:table-cell>
          <table:table-cell table:style-name="ce13" table:number-columns-repeated="1006"/>
        </table:table-row>
        <table:table-row table:style-name="ro1">
          <table:table-cell table:style-name="ce12" office:value-type="string" calcext:value-type="string" table:number-columns-spanned="1" table:number-rows-spanned="4">
            <text:p>pH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8.027 + (0.076)</text:p>
          </table:table-cell>
          <table:table-cell office:value-type="float" office:value="8.126" calcext:value-type="float">
            <text:p>8.126</text:p>
          </table:table-cell>
          <table:table-cell office:value-type="float" office:value="7.914" calcext:value-type="float">
            <text:p>7.914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8.033 + (0.044)</text:p>
          </table:table-cell>
          <table:table-cell office:value-type="float" office:value="8.083" calcext:value-type="float">
            <text:p>8.083</text:p>
          </table:table-cell>
          <table:table-cell office:value-type="float" office:value="7.959" calcext:value-type="float">
            <text:p>7.959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8.034 + (0.035)</text:p>
          </table:table-cell>
          <table:table-cell office:value-type="float" office:value="8.087" calcext:value-type="float">
            <text:p>8.087</text:p>
          </table:table-cell>
          <table:table-cell office:value-type="float" office:value="7.978" calcext:value-type="float">
            <text:p>7.978</text:p>
          </table:table-cell>
          <table:table-cell office:value-type="float" office:value="0.109" calcext:value-type="float">
            <text:p>0.109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UK</text:p>
          </table:table-cell>
          <table:table-cell office:value-type="string" calcext:value-type="string">
            <text:p>8.048 + (0.09)</text:p>
          </table:table-cell>
          <table:table-cell office:value-type="float" office:value="8.186" calcext:value-type="float">
            <text:p>8.186</text:p>
          </table:table-cell>
          <table:table-cell office:value-type="float" office:value="7.917" calcext:value-type="float">
            <text:p>7.91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8.046 + (0.052)</text:p>
          </table:table-cell>
          <table:table-cell office:value-type="float" office:value="8.11" calcext:value-type="float">
            <text:p>8.11</text:p>
          </table:table-cell>
          <table:table-cell office:value-type="float" office:value="7.968" calcext:value-type="float">
            <text:p>7.968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8.037 + (0.031)</text:p>
          </table:table-cell>
          <table:table-cell office:value-type="float" office:value="8.088" calcext:value-type="float">
            <text:p>8.088</text:p>
          </table:table-cell>
          <table:table-cell office:value-type="float" office:value="7.993" calcext:value-type="float">
            <text:p>7.993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8.043 + (0.03)</text:p>
          </table:table-cell>
          <table:table-cell office:value-type="float" office:value="8.09" calcext:value-type="float">
            <text:p>8.09</text:p>
          </table:table-cell>
          <table:table-cell office:value-type="float" office:value="7.999" calcext:value-type="float">
            <text:p>7.999</text:p>
          </table:table-cell>
          <table:table-cell office:value-type="float" office:value="0.091" calcext:value-type="float">
            <text:p>0.091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MK</text:p>
          </table:table-cell>
          <table:table-cell office:value-type="string" calcext:value-type="string">
            <text:p>8.048 + (0.075)</text:p>
          </table:table-cell>
          <table:table-cell office:value-type="float" office:value="8.152" calcext:value-type="float">
            <text:p>8.152</text:p>
          </table:table-cell>
          <table:table-cell office:value-type="float" office:value="7.94" calcext:value-type="float">
            <text:p>7.94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8.044 + (0.049)</text:p>
          </table:table-cell>
          <table:table-cell office:value-type="float" office:value="8.104" calcext:value-type="float">
            <text:p>8.104</text:p>
          </table:table-cell>
          <table:table-cell office:value-type="float" office:value="7.968" calcext:value-type="float">
            <text:p>7.968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8.041 + (0.03)</text:p>
          </table:table-cell>
          <table:table-cell office:value-type="float" office:value="8.092" calcext:value-type="float">
            <text:p>8.092</text:p>
          </table:table-cell>
          <table:table-cell office:value-type="float" office:value="7.993" calcext:value-type="float">
            <text:p>7.993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8.04 + (0.025)</text:p>
          </table:table-cell>
          <table:table-cell office:value-type="float" office:value="8.092" calcext:value-type="float">
            <text:p>8.092</text:p>
          </table:table-cell>
          <table:table-cell office:value-type="float" office:value="8.002" calcext:value-type="float">
            <text:p>8.002</text:p>
          </table:table-cell>
          <table:table-cell office:value-type="float" office:value="0.09" calcext:value-type="float">
            <text:p>0.09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LK</text:p>
          </table:table-cell>
          <table:table-cell office:value-type="string" calcext:value-type="string">
            <text:p>8.009 + (0.072)</text:p>
          </table:table-cell>
          <table:table-cell office:value-type="float" office:value="8.101" calcext:value-type="float">
            <text:p>8.101</text:p>
          </table:table-cell>
          <table:table-cell office:value-type="float" office:value="7.924" calcext:value-type="float">
            <text:p>7.924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8.027 + (0.042)</text:p>
          </table:table-cell>
          <table:table-cell office:value-type="float" office:value="8.086" calcext:value-type="float">
            <text:p>8.086</text:p>
          </table:table-cell>
          <table:table-cell office:value-type="float" office:value="7.97" calcext:value-type="float">
            <text:p>7.97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8.031 + (0.032)</text:p>
          </table:table-cell>
          <table:table-cell office:value-type="float" office:value="8.082" calcext:value-type="float">
            <text:p>8.082</text:p>
          </table:table-cell>
          <table:table-cell office:value-type="float" office:value="7.977" calcext:value-type="float">
            <text:p>7.977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8.037 + (0.028)</text:p>
          </table:table-cell>
          <table:table-cell office:value-type="float" office:value="8.094" calcext:value-type="float">
            <text:p>8.094</text:p>
          </table:table-cell>
          <table:table-cell office:value-type="float" office:value="7.993" calcext:value-type="float">
            <text:p>7.993</text:p>
          </table:table-cell>
          <table:table-cell office:value-type="float" office:value="0.1" calcext:value-type="float">
            <text:p>0.1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4">
            <text:p>Ωar</text:p>
          </table:table-cell>
          <table:table-cell table:style-name="ce15" office:value-type="string" calcext:value-type="string">
            <text:p>BB</text:p>
          </table:table-cell>
          <table:table-cell table:style-name="ce19" office:value-type="string" calcext:value-type="string">
            <text:p>3.63 + (0.37)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3.17" calcext:value-type="float">
            <text:p>3.17</text:p>
          </table:table-cell>
          <table:table-cell table:style-name="ce15" office:value-type="float" office:value="1.06" calcext:value-type="float">
            <text:p>1.06</text:p>
          </table:table-cell>
          <table:table-cell table:style-name="ce19" office:value-type="string" calcext:value-type="string">
            <text:p>3.7 + (0.17)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0.48" calcext:value-type="float">
            <text:p>0.48</text:p>
          </table:table-cell>
          <table:table-cell table:style-name="ce19" office:value-type="string" calcext:value-type="string">
            <text:p>3.75 + (0.08)</text:p>
          </table:table-cell>
          <table:table-cell table:style-name="ce15" office:value-type="float" office:value="3.86" calcext:value-type="float">
            <text:p>3.86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0.21" calcext:value-type="float">
            <text:p>0.21</text:p>
          </table:table-cell>
          <table:table-cell table:style-name="ce19"/>
          <table:table-cell table:style-name="ce15" table:number-columns-repeated="1009"/>
        </table:table-row>
        <table:table-row table:style-name="ro1">
          <table:covered-table-cell/>
          <table:table-cell office:value-type="string" calcext:value-type="string">
            <text:p>UK</text:p>
          </table:table-cell>
          <table:table-cell office:value-type="string" calcext:value-type="string">
            <text:p>3.82 + (0.51)</text:p>
          </table:table-cell>
          <table:table-cell office:value-type="float" office:value="4.67" calcext:value-type="float">
            <text:p>4.67</text:p>
          </table:table-cell>
          <table:table-cell office:value-type="float" office:value="3.08" calcext:value-type="float">
            <text:p>3.08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3.83 + (0.26)</text:p>
          </table:table-cell>
          <table:table-cell office:value-type="float" office:value="4.25" calcext:value-type="float">
            <text:p>4.25</text:p>
          </table:table-cell>
          <table:table-cell office:value-type="float" office:value="3.39" calcext:value-type="float">
            <text:p>3.3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3.78 + (0.15)</text:p>
          </table:table-cell>
          <table:table-cell office:value-type="float" office:value="4.07" calcext:value-type="float">
            <text:p>4.07</text:p>
          </table:table-cell>
          <table:table-cell office:value-type="float" office:value="3.55" calcext:value-type="float">
            <text:p>3.5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3.82 + (0.16)</text:p>
          </table:table-cell>
          <table:table-cell office:value-type="float" office:value="4.12" calcext:value-type="float">
            <text:p>4.12</text:p>
          </table:table-cell>
          <table:table-cell office:value-type="float" office:value="3.54" calcext:value-type="float">
            <text:p>3.54</text:p>
          </table:table-cell>
          <table:table-cell office:value-type="float" office:value="0.57" calcext:value-type="float">
            <text:p>0.57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MK</text:p>
          </table:table-cell>
          <table:table-cell office:value-type="string" calcext:value-type="string">
            <text:p>3.77 + (0.41)</text:p>
          </table:table-cell>
          <table:table-cell office:value-type="float" office:value="4.5" calcext:value-type="float">
            <text:p>4.5</text:p>
          </table:table-cell>
          <table:table-cell office:value-type="float" office:value="3.33" calcext:value-type="float">
            <text:p>3.3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3.8 + (0.24)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3.78 + (0.13)</text:p>
          </table:table-cell>
          <table:table-cell office:value-type="float" office:value="4.04" calcext:value-type="float">
            <text:p>4.04</text:p>
          </table:table-cell>
          <table:table-cell office:value-type="float" office:value="3.59" calcext:value-type="float">
            <text:p>3.59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3.81 + (0.12)</text:p>
          </table:table-cell>
          <table:table-cell office:value-type="float" office:value="4.02" calcext:value-type="float">
            <text:p>4.02</text:p>
          </table:table-cell>
          <table:table-cell office:value-type="float" office:value="3.67" calcext:value-type="float">
            <text:p>3.67</text:p>
          </table:table-cell>
          <table:table-cell office:value-type="float" office:value="0.35" calcext:value-type="float">
            <text:p>0.35</text:p>
          </table:table-cell>
          <table:table-cell table:number-columns-repeated="1006"/>
        </table:table-row>
        <table:table-row table:style-name="ro1">
          <table:covered-table-cell table:style-name="ce5" office:value-type="string" calcext:value-type="string">
            <text:p>Inshore</text:p>
          </table:covered-table-cell>
          <table:table-cell table:style-name="ce13" office:value-type="string" calcext:value-type="string">
            <text:p>LK</text:p>
          </table:table-cell>
          <table:table-cell table:style-name="ce20" office:value-type="string" calcext:value-type="string">
            <text:p>3.42 + (0.34)</text:p>
          </table:table-cell>
          <table:table-cell table:style-name="ce13" office:value-type="float" office:value="3.95" calcext:value-type="float">
            <text:p>3.95</text:p>
          </table:table-cell>
          <table:table-cell table:style-name="ce13" office:value-type="float" office:value="2.98" calcext:value-type="float">
            <text:p>2.98</text:p>
          </table:table-cell>
          <table:table-cell table:style-name="ce13" office:value-type="float" office:value="0.98" calcext:value-type="float">
            <text:p>0.98</text:p>
          </table:table-cell>
          <table:table-cell table:style-name="ce20" office:value-type="string" calcext:value-type="string">
            <text:p>3.65 + (0.18)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0.63" calcext:value-type="float">
            <text:p>0.63</text:p>
          </table:table-cell>
          <table:table-cell table:style-name="ce20" office:value-type="string" calcext:value-type="string">
            <text:p>3.7 + (0.11)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0.38" calcext:value-type="float">
            <text:p>0.38</text:p>
          </table:table-cell>
          <table:table-cell table:style-name="ce20" office:value-type="string" calcext:value-type="string">
            <text:p>3.78 + (0.11)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3.64" calcext:value-type="float">
            <text:p>3.64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2T12:20:41.470326358</dc:date>
    <meta:editing-duration>PT2H21M47S</meta:editing-duration>
    <meta:editing-cycles>6</meta:editing-cycles>
    <meta:generator>LibreOffice/6.4.7.2$Linux_X86_64 LibreOffice_project/40$Build-2</meta:generator>
    <meta:document-statistic meta:table-count="2" meta:cell-count="1993" meta:object-count="0"/>
    <meta:user-defined meta:name=""/>
  </office:meta>
</office:document-meta>
</file>